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P7" style:parent-style-name="主席多位主席" style:family="paragraph">
      <style:paragraph-properties fo:margin-left="0.7326in" fo:text-indent="-0.7326in">
        <style:tab-stops/>
      </style:paragraph-properties>
    </style:style>
    <style:style style:name="T8" style:parent-style-name="預設段落字型" style:family="text">
      <style:text-properties style:font-name-asian="華康中黑體"/>
    </style:style>
    <style:style style:name="P9" style:parent-style-name="主席多位主席" style:family="paragraph">
      <style:paragraph-properties fo:margin-left="0.7326in" fo:text-indent="-0.7326in">
        <style:tab-stops/>
      </style:paragraph-properties>
    </style:style>
    <style:style style:name="T10" style:parent-style-name="預設段落字型" style:family="text">
      <style:text-properties style:font-name-asian="華康中黑體"/>
    </style:style>
    <style:style style:name="P11" style:parent-style-name="內文" style:family="paragraph">
      <style:paragraph-properties fo:margin-left="0.1465in" fo:text-indent="-0.1465in">
        <style:tab-stops/>
      </style:paragraph-properties>
    </style:style>
    <style:style style:name="T12" style:parent-style-name="預設段落字型" style:family="text">
      <style:text-properties style:font-name-asian="華康中黑體"/>
    </style:style>
    <style:style style:name="P13" style:parent-style-name="內文" style:family="paragraph">
      <style:paragraph-properties fo:margin-left="0.1465in" fo:text-indent="0.1465in">
        <style:tab-stops/>
      </style:paragraph-properties>
    </style:style>
    <style:style style:name="P14" style:parent-style-name="內文" style:family="paragraph">
      <style:paragraph-properties fo:margin-left="0.1465in" fo:text-indent="-0.1465in">
        <style:tab-stops/>
      </style:paragraph-properties>
    </style:style>
    <style:style style:name="T15" style:parent-style-name="預設段落字型" style:family="text">
      <style:text-properties style:font-name-asian="華康中黑體"/>
    </style:style>
    <style:style style:name="P16" style:parent-style-name="內文" style:family="paragraph">
      <style:paragraph-properties fo:margin-left="0.1465in" fo:text-indent="-0.1465in">
        <style:tab-stops/>
      </style:paragraph-properties>
    </style:style>
    <style:style style:name="T17" style:parent-style-name="預設段落字型" style:family="text">
      <style:text-properties style:font-name-asian="華康中黑體"/>
    </style:style>
    <style:style style:name="P18" style:parent-style-name="內文" style:family="paragraph">
      <style:paragraph-properties fo:margin-left="0.1465in" fo:text-indent="-0.1465in">
        <style:tab-stops/>
      </style:paragraph-properties>
    </style:style>
    <style:style style:name="T19" style:parent-style-name="預設段落字型" style:family="text">
      <style:text-properties style:font-name-asian="華康中黑體"/>
    </style:style>
    <style:style style:name="P20" style:parent-style-name="內文" style:family="paragraph">
      <style:paragraph-properties fo:margin-left="0.1465in" fo:text-indent="-0.1465in">
        <style:tab-stops/>
      </style:paragraph-properties>
    </style:style>
    <style:style style:name="T21" style:parent-style-name="預設段落字型" style:family="text">
      <style:text-properties style:font-name-asian="華康中黑體"/>
    </style:style>
    <style:style style:name="P22" style:parent-style-name="內文" style:family="paragraph">
      <style:paragraph-properties fo:margin-left="0.1465in" fo:text-indent="0.1465in">
        <style:tab-stops/>
      </style:paragraph-properties>
    </style:style>
    <style:style style:name="P23" style:parent-style-name="內文" style:family="paragraph">
      <style:paragraph-properties fo:margin-left="0.1465in" fo:text-indent="0.1465in">
        <style:tab-stops/>
      </style:paragraph-properties>
    </style:style>
    <style:style style:name="P24" style:parent-style-name="內文" style:family="paragraph">
      <style:paragraph-properties fo:margin-left="0.1465in" fo:text-indent="0.1465in">
        <style:tab-stops/>
      </style:paragraph-properties>
    </style:style>
    <style:style style:name="P25" style:parent-style-name="內文" style:family="paragraph">
      <style:paragraph-properties fo:margin-left="0.1465in" fo:text-indent="0.1465in">
        <style:tab-stops/>
      </style:paragraph-properties>
    </style:style>
    <style:style style:name="P26" style:parent-style-name="內文" style:family="paragraph">
      <style:paragraph-properties fo:margin-left="0.1465in" fo:text-indent="-0.1465in">
        <style:tab-stops/>
      </style:paragraph-properties>
    </style:style>
    <style:style style:name="T27" style:parent-style-name="預設段落字型" style:family="text">
      <style:text-properties style:font-name-asian="華康中黑體"/>
    </style:style>
    <style:style style:name="P28" style:parent-style-name="內文" style:family="paragraph">
      <style:paragraph-properties fo:margin-left="0.1465in" fo:text-indent="-0.1465in">
        <style:tab-stops/>
      </style:paragraph-properties>
    </style:style>
    <style:style style:name="T29" style:parent-style-name="預設段落字型" style:family="text">
      <style:text-properties style:font-name-asian="華康中黑體"/>
    </style:style>
    <style:style style:name="P30" style:parent-style-name="內文" style:family="paragraph">
      <style:paragraph-properties fo:margin-left="0.1465in" fo:text-indent="-0.1465in">
        <style:tab-stops/>
      </style:paragraph-properties>
    </style:style>
    <style:style style:name="T31" style:parent-style-name="預設段落字型" style:family="text">
      <style:text-properties style:font-name-asian="華康中黑體"/>
    </style:style>
    <style:style style:name="P32" style:parent-style-name="內文" style:family="paragraph">
      <style:paragraph-properties fo:margin-left="0.1465in" fo:text-indent="0.1465in">
        <style:tab-stops/>
      </style:paragraph-properties>
    </style:style>
    <style:style style:name="P33" style:parent-style-name="內文" style:family="paragraph">
      <style:paragraph-properties fo:margin-left="0.1465in" fo:text-indent="-0.1465in">
        <style:tab-stops/>
      </style:paragraph-properties>
    </style:style>
    <style:style style:name="T34" style:parent-style-name="預設段落字型" style:family="text">
      <style:text-properties style:font-name-asian="華康中黑體"/>
    </style:style>
    <style:style style:name="P35" style:parent-style-name="內文" style:family="paragraph">
      <style:paragraph-properties fo:margin-left="0.1465in" fo:text-indent="-0.1465in">
        <style:tab-stops/>
      </style:paragraph-properties>
    </style:style>
    <style:style style:name="T36" style:parent-style-name="預設段落字型" style:family="text">
      <style:text-properties style:font-name-asian="華康中黑體"/>
    </style:style>
    <style:style style:name="P37" style:parent-style-name="內文" style:family="paragraph">
      <style:paragraph-properties fo:margin-left="0.1465in" fo:text-indent="-0.1465in">
        <style:tab-stops/>
      </style:paragraph-properties>
    </style:style>
    <style:style style:name="T38" style:parent-style-name="預設段落字型" style:family="text">
      <style:text-properties style:font-name-asian="華康中黑體"/>
    </style:style>
    <style:style style:name="P39" style:parent-style-name="內文" style:family="paragraph">
      <style:paragraph-properties fo:margin-left="0.1465in" fo:text-indent="-0.1465in">
        <style:tab-stops/>
      </style:paragraph-properties>
    </style:style>
    <style:style style:name="T40" style:parent-style-name="預設段落字型" style:family="text">
      <style:text-properties style:font-name-asian="華康中黑體"/>
    </style:style>
    <style:style style:name="P41" style:parent-style-name="內文" style:family="paragraph">
      <style:paragraph-properties fo:margin-left="0.1465in" fo:text-indent="-0.1465in">
        <style:tab-stops/>
      </style:paragraph-properties>
    </style:style>
    <style:style style:name="T42" style:parent-style-name="預設段落字型" style:family="text">
      <style:text-properties style:font-name-asian="華康中黑體"/>
    </style:style>
    <style:style style:name="P43" style:parent-style-name="內文" style:family="paragraph">
      <style:paragraph-properties fo:margin-left="0.1465in" fo:text-indent="-0.1465in">
        <style:tab-stops/>
      </style:paragraph-properties>
    </style:style>
    <style:style style:name="T44" style:parent-style-name="預設段落字型" style:family="text">
      <style:text-properties style:font-name-asian="華康中黑體"/>
    </style:style>
    <style:style style:name="P45" style:parent-style-name="內文" style:family="paragraph">
      <style:paragraph-properties fo:margin-left="0.1465in" fo:text-indent="-0.1465in">
        <style:tab-stops/>
      </style:paragraph-properties>
    </style:style>
    <style:style style:name="T46" style:parent-style-name="預設段落字型" style:family="text">
      <style:text-properties style:font-name-asian="華康中黑體"/>
    </style:style>
    <style:style style:name="P47" style:parent-style-name="內文" style:family="paragraph">
      <style:paragraph-properties fo:margin-left="0.1465in" fo:text-indent="-0.1465in">
        <style:tab-stops/>
      </style:paragraph-properties>
    </style:style>
    <style:style style:name="T48" style:parent-style-name="預設段落字型" style:family="text">
      <style:text-properties style:font-name-asian="華康中黑體"/>
    </style:style>
    <style:style style:name="P49" style:parent-style-name="內文" style:family="paragraph">
      <style:paragraph-properties fo:margin-left="0.1465in" fo:text-indent="-0.1465in">
        <style:tab-stops/>
      </style:paragraph-properties>
    </style:style>
    <style:style style:name="T50" style:parent-style-name="預設段落字型" style:family="text">
      <style:text-properties style:font-name-asian="華康中黑體"/>
    </style:style>
    <style:style style:name="P51" style:parent-style-name="內文" style:family="paragraph">
      <style:paragraph-properties fo:margin-left="0.1465in" fo:text-indent="-0.1465in">
        <style:tab-stops/>
      </style:paragraph-properties>
    </style:style>
    <style:style style:name="T52" style:parent-style-name="預設段落字型" style:family="text">
      <style:text-properties style:font-name-asian="華康中黑體"/>
    </style:style>
    <style:style style:name="P53" style:parent-style-name="內文" style:family="paragraph">
      <style:paragraph-properties fo:margin-left="0.1465in" fo:text-indent="-0.1465in">
        <style:tab-stops/>
      </style:paragraph-properties>
    </style:style>
    <style:style style:name="T54" style:parent-style-name="預設段落字型" style:family="text">
      <style:text-properties style:font-name-asian="華康中黑體"/>
    </style:style>
    <style:style style:name="P55" style:parent-style-name="內文" style:family="paragraph">
      <style:paragraph-properties fo:margin-left="0.1465in" fo:text-indent="-0.1465in">
        <style:tab-stops/>
      </style:paragraph-properties>
    </style:style>
    <style:style style:name="T56" style:parent-style-name="預設段落字型" style:family="text">
      <style:text-properties style:font-name-asian="華康中黑體"/>
    </style:style>
    <style:style style:name="P57" style:parent-style-name="內文" style:family="paragraph">
      <style:paragraph-properties fo:margin-left="0.1465in" fo:text-indent="-0.1465in">
        <style:tab-stops/>
      </style:paragraph-properties>
    </style:style>
    <style:style style:name="T58" style:parent-style-name="預設段落字型" style:family="text">
      <style:text-properties style:font-name-asian="華康中黑體"/>
    </style:style>
    <style:style style:name="P59" style:parent-style-name="內文" style:family="paragraph">
      <style:paragraph-properties fo:margin-left="0.1465in" fo:text-indent="-0.1465in">
        <style:tab-stops/>
      </style:paragraph-properties>
    </style:style>
    <style:style style:name="T60" style:parent-style-name="預設段落字型" style:family="text">
      <style:text-properties style:font-name-asian="華康中黑體"/>
    </style:style>
    <style:style style:name="P61" style:parent-style-name="內文" style:family="paragraph">
      <style:paragraph-properties fo:margin-left="0.1465in" fo:text-indent="-0.1465in">
        <style:tab-stops/>
      </style:paragraph-properties>
    </style:style>
    <style:style style:name="T62" style:parent-style-name="預設段落字型" style:family="text">
      <style:text-properties style:font-name-asian="華康中黑體"/>
    </style:style>
    <style:style style:name="P63" style:parent-style-name="內文" style:family="paragraph">
      <style:paragraph-properties fo:margin-left="0.1465in" fo:text-indent="-0.1465in">
        <style:tab-stops/>
      </style:paragraph-properties>
    </style:style>
    <style:style style:name="T64" style:parent-style-name="預設段落字型" style:family="text">
      <style:text-properties style:font-name-asian="華康中黑體"/>
    </style:style>
    <style:style style:name="P65" style:parent-style-name="內文" style:family="paragraph">
      <style:paragraph-properties fo:margin-left="0.1465in" fo:text-indent="0.1465in">
        <style:tab-stops/>
      </style:paragraph-properties>
    </style:style>
    <style:style style:name="P66" style:parent-style-name="內文" style:family="paragraph">
      <style:paragraph-properties fo:margin-left="0.1465in" fo:text-indent="-0.1465in">
        <style:tab-stops/>
      </style:paragraph-properties>
    </style:style>
    <style:style style:name="T67" style:parent-style-name="預設段落字型" style:family="text">
      <style:text-properties style:font-name-asian="華康中黑體"/>
    </style:style>
    <style:style style:name="P68" style:parent-style-name="內文" style:family="paragraph">
      <style:paragraph-properties fo:margin-left="0.1465in" fo:text-indent="-0.1465in">
        <style:tab-stops/>
      </style:paragraph-properties>
    </style:style>
    <style:style style:name="T69" style:parent-style-name="預設段落字型" style:family="text">
      <style:text-properties style:font-name-asian="華康中黑體"/>
    </style:style>
    <style:style style:name="P70" style:parent-style-name="內文" style:family="paragraph">
      <style:paragraph-properties fo:margin-left="0.1465in" fo:text-indent="-0.1465in">
        <style:tab-stops/>
      </style:paragraph-properties>
    </style:style>
    <style:style style:name="T71" style:parent-style-name="預設段落字型" style:family="text">
      <style:text-properties style:font-name-asian="華康中黑體"/>
    </style:style>
    <style:style style:name="P72" style:parent-style-name="內文" style:family="paragraph">
      <style:paragraph-properties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margin-left="0.1465in" fo:text-indent="-0.1465in">
        <style:tab-stops/>
      </style:paragraph-properties>
    </style:style>
    <style:style style:name="T75" style:parent-style-name="預設段落字型" style:family="text">
      <style:text-properties style:font-name-asian="華康中黑體"/>
    </style:style>
    <style:style style:name="P76" style:parent-style-name="內文" style:family="paragraph">
      <style:paragraph-properties fo:margin-left="0.1465in" fo:text-indent="-0.1465in">
        <style:tab-stops/>
      </style:paragraph-properties>
    </style:style>
    <style:style style:name="T77" style:parent-style-name="預設段落字型" style:family="text">
      <style:text-properties style:font-name-asian="華康中黑體"/>
    </style:style>
    <style:style style:name="P78" style:parent-style-name="內文" style:family="paragraph">
      <style:paragraph-properties fo:margin-left="0.1465in" fo:text-indent="-0.1465in">
        <style:tab-stops/>
      </style:paragraph-properties>
    </style:style>
    <style:style style:name="T79" style:parent-style-name="預設段落字型" style:family="text">
      <style:text-properties style:font-name-asian="華康中黑體"/>
    </style:style>
    <style:style style:name="P80" style:parent-style-name="內文" style:family="paragraph">
      <style:paragraph-properties fo:margin-left="0.1465in" fo:text-indent="-0.1465in">
        <style:tab-stops/>
      </style:paragraph-properties>
    </style:style>
    <style:style style:name="T81" style:parent-style-name="預設段落字型" style:family="text">
      <style:text-properties style:font-name-asian="華康中黑體"/>
    </style:style>
    <style:style style:name="P82" style:parent-style-name="內文" style:family="paragraph">
      <style:paragraph-properties fo:margin-left="0.1465in" fo:text-indent="-0.1465in">
        <style:tab-stops/>
      </style:paragraph-properties>
    </style:style>
    <style:style style:name="T83" style:parent-style-name="預設段落字型" style:family="text">
      <style:text-properties style:font-name-asian="華康中黑體"/>
    </style:style>
    <style:style style:name="P84" style:parent-style-name="內文" style:family="paragraph">
      <style:paragraph-properties fo:margin-left="0.1465in" fo:text-indent="-0.1465in">
        <style:tab-stops/>
      </style:paragraph-properties>
    </style:style>
    <style:style style:name="T85" style:parent-style-name="預設段落字型" style:family="text">
      <style:text-properties style:font-name-asian="華康中黑體"/>
    </style:style>
    <style:style style:name="P86" style:parent-style-name="內文" style:family="paragraph">
      <style:paragraph-properties fo:margin-left="0.1465in" fo:text-indent="-0.1465in">
        <style:tab-stops/>
      </style:paragraph-properties>
    </style:style>
    <style:style style:name="T87" style:parent-style-name="預設段落字型" style:family="text">
      <style:text-properties style:font-name-asian="華康中黑體"/>
    </style:style>
    <style:style style:name="P88" style:parent-style-name="內文" style:family="paragraph">
      <style:paragraph-properties fo:margin-left="0.1465in" fo:text-indent="-0.1465in">
        <style:tab-stops/>
      </style:paragraph-properties>
    </style:style>
    <style:style style:name="T89" style:parent-style-name="預設段落字型" style:family="text">
      <style:text-properties style:font-name-asian="華康中黑體"/>
    </style:style>
    <style:style style:name="P90" style:parent-style-name="內文" style:family="paragraph">
      <style:paragraph-properties fo:margin-left="0.1465in" fo:text-indent="-0.1465in">
        <style:tab-stops/>
      </style:paragraph-properties>
    </style:style>
    <style:style style:name="T91" style:parent-style-name="預設段落字型" style:family="text">
      <style:text-properties style:font-name-asian="華康中黑體"/>
    </style:style>
    <style:style style:name="P92" style:parent-style-name="內文" style:family="paragraph">
      <style:paragraph-properties fo:margin-left="0.1465in" fo:text-indent="-0.1465in">
        <style:tab-stops/>
      </style:paragraph-properties>
    </style:style>
    <style:style style:name="T93" style:parent-style-name="預設段落字型" style:family="text">
      <style:text-properties style:font-name-asian="華康中黑體"/>
    </style:style>
    <style:style style:name="P94" style:parent-style-name="內文" style:family="paragraph">
      <style:paragraph-properties fo:margin-left="0.1465in" fo:text-indent="-0.1465in">
        <style:tab-stops/>
      </style:paragraph-properties>
    </style:style>
    <style:style style:name="T95" style:parent-style-name="預設段落字型" style:family="text">
      <style:text-properties style:font-name-asian="華康中黑體"/>
    </style:style>
    <style:style style:name="P96" style:parent-style-name="內文" style:family="paragraph">
      <style:paragraph-properties fo:margin-left="0.1465in" fo:text-indent="-0.1465in">
        <style:tab-stops/>
      </style:paragraph-properties>
    </style:style>
    <style:style style:name="T97" style:parent-style-name="預設段落字型" style:family="text">
      <style:text-properties style:font-name-asian="華康中黑體"/>
    </style:style>
    <style:style style:name="P98" style:parent-style-name="內文" style:family="paragraph">
      <style:paragraph-properties fo:margin-left="0.1465in" fo:text-indent="-0.1465in">
        <style:tab-stops/>
      </style:paragraph-properties>
    </style:style>
    <style:style style:name="T99" style:parent-style-name="預設段落字型" style:family="text">
      <style:text-properties style:font-name-asian="華康中黑體"/>
    </style:style>
    <style:style style:name="P100" style:parent-style-name="內文" style:family="paragraph">
      <style:paragraph-properties fo:margin-left="0.1465in" fo:text-indent="-0.1465in">
        <style:tab-stops/>
      </style:paragraph-properties>
    </style:style>
    <style:style style:name="T101" style:parent-style-name="預設段落字型" style:family="text">
      <style:text-properties style:font-name-asian="華康中黑體"/>
    </style:style>
    <style:style style:name="P102" style:parent-style-name="內文" style:family="paragraph">
      <style:paragraph-properties fo:margin-left="0.1465in" fo:text-indent="-0.1465in">
        <style:tab-stops/>
      </style:paragraph-properties>
    </style:style>
    <style:style style:name="T103" style:parent-style-name="預設段落字型" style:family="text">
      <style:text-properties style:font-name-asian="華康中黑體"/>
    </style:style>
    <style:style style:name="P104" style:parent-style-name="內文" style:family="paragraph">
      <style:paragraph-properties fo:margin-left="0.1465in" fo:text-indent="-0.1465in">
        <style:tab-stops/>
      </style:paragraph-properties>
    </style:style>
    <style:style style:name="T105" style:parent-style-name="預設段落字型" style:family="text">
      <style:text-properties style:font-name-asian="華康中黑體"/>
    </style:style>
    <style:style style:name="P106" style:parent-style-name="內文" style:family="paragraph">
      <style:paragraph-properties fo:margin-left="0.1465in" fo:text-indent="-0.1465in">
        <style:tab-stops/>
      </style:paragraph-properties>
    </style:style>
    <style:style style:name="T107" style:parent-style-name="預設段落字型" style:family="text">
      <style:text-properties style:font-name-asian="華康中黑體"/>
    </style:style>
    <style:style style:name="P108" style:parent-style-name="內文" style:family="paragraph">
      <style:paragraph-properties fo:margin-left="0.1465in" fo:text-indent="-0.1465in">
        <style:tab-stops/>
      </style:paragraph-properties>
    </style:style>
    <style:style style:name="T109" style:parent-style-name="預設段落字型" style:family="text">
      <style:text-properties style:font-name-asian="華康中黑體"/>
    </style:style>
    <style:style style:name="P110" style:parent-style-name="內文" style:family="paragraph">
      <style:paragraph-properties fo:margin-left="0.1465in" fo:text-indent="-0.1465in">
        <style:tab-stops/>
      </style:paragraph-properties>
    </style:style>
    <style:style style:name="T111" style:parent-style-name="預設段落字型" style:family="text">
      <style:text-properties style:font-name-asian="華康中黑體"/>
    </style:style>
    <style:style style:name="P112" style:parent-style-name="內文" style:family="paragraph">
      <style:paragraph-properties fo:margin-left="0.1465in" fo:text-indent="-0.1465in">
        <style:tab-stops/>
      </style:paragraph-properties>
    </style:style>
    <style:style style:name="T113" style:parent-style-name="預設段落字型" style:family="text">
      <style:text-properties style:font-name-asian="華康中黑體"/>
    </style:style>
    <style:style style:name="P114" style:parent-style-name="內文" style:family="paragraph">
      <style:paragraph-properties fo:margin-left="0.1465in" fo:text-indent="-0.1465in">
        <style:tab-stops/>
      </style:paragraph-properties>
    </style:style>
    <style:style style:name="T115" style:parent-style-name="預設段落字型" style:family="text">
      <style:text-properties style:font-name-asian="華康中黑體"/>
    </style:style>
    <style:style style:name="P116" style:parent-style-name="內文" style:family="paragraph">
      <style:paragraph-properties fo:margin-left="0.1465in" fo:text-indent="-0.1465in">
        <style:tab-stops/>
      </style:paragraph-properties>
    </style:style>
    <style:style style:name="T117" style:parent-style-name="預設段落字型" style:family="text">
      <style:text-properties style:font-name-asian="華康中黑體"/>
    </style:style>
    <style:style style:name="P118" style:parent-style-name="內文" style:family="paragraph">
      <style:paragraph-properties fo:margin-left="0.1465in" fo:text-indent="-0.1465in">
        <style:tab-stops/>
      </style:paragraph-properties>
    </style:style>
    <style:style style:name="T119" style:parent-style-name="預設段落字型" style:family="text">
      <style:text-properties style:font-name-asian="華康中黑體"/>
    </style:style>
    <style:style style:name="P120" style:parent-style-name="內文" style:family="paragraph">
      <style:paragraph-properties fo:margin-left="0.1465in" fo:text-indent="-0.1465in">
        <style:tab-stops/>
      </style:paragraph-properties>
    </style:style>
    <style:style style:name="T121" style:parent-style-name="預設段落字型" style:family="text">
      <style:text-properties style:font-name-asian="華康中黑體"/>
    </style:style>
    <style:style style:name="P122" style:parent-style-name="內文" style:family="paragraph">
      <style:paragraph-properties fo:margin-left="0.1465in" fo:text-indent="-0.1465in">
        <style:tab-stops/>
      </style:paragraph-properties>
    </style:style>
    <style:style style:name="T123" style:parent-style-name="預設段落字型" style:family="text">
      <style:text-properties style:font-name-asian="華康中黑體"/>
    </style:style>
    <style:style style:name="P124" style:parent-style-name="內文" style:family="paragraph">
      <style:paragraph-properties fo:margin-left="0.1465in" fo:text-indent="-0.1465in">
        <style:tab-stops/>
      </style:paragraph-properties>
    </style:style>
    <style:style style:name="T125" style:parent-style-name="預設段落字型" style:family="text">
      <style:text-properties style:font-name-asian="華康中黑體"/>
    </style:style>
    <style:style style:name="P126" style:parent-style-name="內文" style:family="paragraph">
      <style:paragraph-properties fo:margin-left="0.1465in" fo:text-indent="-0.1465in">
        <style:tab-stops/>
      </style:paragraph-properties>
    </style:style>
    <style:style style:name="T127" style:parent-style-name="預設段落字型" style:family="text">
      <style:text-properties style:font-name-asian="華康中黑體"/>
    </style:style>
    <style:style style:name="P128" style:parent-style-name="內文" style:family="paragraph">
      <style:paragraph-properties fo:margin-left="0.1465in" fo:text-indent="-0.1465in">
        <style:tab-stops/>
      </style:paragraph-properties>
    </style:style>
    <style:style style:name="T129" style:parent-style-name="預設段落字型" style:family="text">
      <style:text-properties style:font-name-asian="華康中黑體"/>
    </style:style>
    <style:style style:name="P130" style:parent-style-name="內文" style:family="paragraph">
      <style:paragraph-properties fo:margin-left="0.1465in" fo:text-indent="0.1465in">
        <style:tab-stops/>
      </style:paragraph-properties>
    </style:style>
    <style:style style:name="P131" style:parent-style-name="內文" style:family="paragraph">
      <style:paragraph-properties fo:margin-left="0.1465in" fo:text-indent="0.1465in">
        <style:tab-stops/>
      </style:paragraph-properties>
    </style:style>
    <style:style style:name="P132" style:parent-style-name="內文" style:family="paragraph">
      <style:paragraph-properties fo:margin-left="0.1465in" fo:text-indent="0.1465in">
        <style:tab-stops/>
      </style:paragraph-properties>
    </style:style>
    <style:style style:name="P133" style:parent-style-name="內文" style:family="paragraph">
      <style:paragraph-properties fo:margin-left="0.1465in" fo:text-indent="0.1465in">
        <style:tab-stops/>
      </style:paragraph-properties>
    </style:style>
    <style:style style:name="P134" style:parent-style-name="內文" style:family="paragraph">
      <style:paragraph-properties fo:margin-left="0.1465in" fo:text-indent="-0.1465in">
        <style:tab-stops/>
      </style:paragraph-properties>
    </style:style>
    <style:style style:name="T135" style:parent-style-name="預設段落字型" style:family="text">
      <style:text-properties style:font-name-asian="華康中黑體"/>
    </style:style>
    <style:style style:name="P136" style:parent-style-name="內文" style:family="paragraph">
      <style:paragraph-properties fo:margin-left="0.1465in" fo:text-indent="-0.1465in">
        <style:tab-stops/>
      </style:paragraph-properties>
    </style:style>
    <style:style style:name="T137" style:parent-style-name="預設段落字型" style:family="text">
      <style:text-properties style:font-name-asian="華康中黑體"/>
    </style:style>
    <style:style style:name="P138" style:parent-style-name="內文" style:family="paragraph">
      <style:paragraph-properties fo:margin-left="0.1465in" fo:text-indent="-0.1465in">
        <style:tab-stops/>
      </style:paragraph-properties>
    </style:style>
    <style:style style:name="T139" style:parent-style-name="預設段落字型" style:family="text">
      <style:text-properties style:font-name-asian="華康中黑體"/>
    </style:style>
    <style:style style:name="P140" style:parent-style-name="內文" style:family="paragraph">
      <style:paragraph-properties fo:margin-left="0.1465in" fo:text-indent="-0.1465in">
        <style:tab-stops/>
      </style:paragraph-properties>
    </style:style>
    <style:style style:name="T141" style:parent-style-name="預設段落字型" style:family="text">
      <style:text-properties style:font-name-asian="華康中黑體"/>
    </style:style>
    <style:style style:name="P142" style:parent-style-name="內文" style:family="paragraph">
      <style:paragraph-properties fo:margin-left="0.1465in" fo:text-indent="-0.1465in">
        <style:tab-stops/>
      </style:paragraph-properties>
    </style:style>
    <style:style style:name="T143" style:parent-style-name="預設段落字型" style:family="text">
      <style:text-properties style:font-name-asian="華康中黑體"/>
    </style:style>
    <style:style style:name="P144" style:parent-style-name="內文" style:family="paragraph">
      <style:paragraph-properties fo:margin-left="0.1465in" fo:text-indent="-0.1465in">
        <style:tab-stops/>
      </style:paragraph-properties>
    </style:style>
    <style:style style:name="T145" style:parent-style-name="預設段落字型" style:family="text">
      <style:text-properties style:font-name-asian="華康中黑體"/>
    </style:style>
    <style:style style:name="P146" style:parent-style-name="內文" style:family="paragraph">
      <style:paragraph-properties fo:margin-left="0.1465in" fo:text-indent="-0.1465in">
        <style:tab-stops/>
      </style:paragraph-properties>
    </style:style>
    <style:style style:name="T147" style:parent-style-name="預設段落字型" style:family="text">
      <style:text-properties style:font-name-asian="華康中黑體"/>
    </style:style>
    <style:style style:name="P148" style:parent-style-name="內文" style:family="paragraph">
      <style:paragraph-properties fo:margin-left="0.1465in" fo:text-indent="-0.1465in">
        <style:tab-stops/>
      </style:paragraph-properties>
    </style:style>
    <style:style style:name="T149" style:parent-style-name="預設段落字型" style:family="text">
      <style:text-properties style:font-name-asian="華康中黑體"/>
    </style:style>
    <style:style style:name="P150" style:parent-style-name="內文" style:family="paragraph">
      <style:paragraph-properties fo:margin-left="0.1465in" fo:text-indent="-0.1465in">
        <style:tab-stops/>
      </style:paragraph-properties>
    </style:style>
    <style:style style:name="T151" style:parent-style-name="預設段落字型" style:family="text">
      <style:text-properties style:font-name-asian="華康中黑體"/>
    </style:style>
    <style:style style:name="P152" style:parent-style-name="內文" style:family="paragraph">
      <style:paragraph-properties fo:margin-left="0.1465in" fo:text-indent="-0.1465in">
        <style:tab-stops/>
      </style:paragraph-properties>
    </style:style>
    <style:style style:name="T153" style:parent-style-name="預設段落字型" style:family="text">
      <style:text-properties style:font-name-asian="華康中黑體"/>
    </style:style>
    <style:style style:name="P154" style:parent-style-name="內文" style:family="paragraph">
      <style:paragraph-properties fo:margin-left="0.1465in" fo:text-indent="-0.1465in">
        <style:tab-stops/>
      </style:paragraph-properties>
    </style:style>
    <style:style style:name="T155" style:parent-style-name="預設段落字型" style:family="text">
      <style:text-properties style:font-name-asian="華康中黑體"/>
    </style:style>
    <style:style style:name="P156" style:parent-style-name="內文" style:family="paragraph">
      <style:paragraph-properties fo:margin-left="0.1465in" fo:text-indent="-0.1465in">
        <style:tab-stops/>
      </style:paragraph-properties>
    </style:style>
    <style:style style:name="T157" style:parent-style-name="預設段落字型" style:family="text">
      <style:text-properties style:font-name-asian="華康中黑體"/>
    </style:style>
    <style:style style:name="P158" style:parent-style-name="內文" style:family="paragraph">
      <style:paragraph-properties fo:margin-left="0.1465in" fo:text-indent="0.1465in">
        <style:tab-stops/>
      </style:paragraph-properties>
    </style:style>
    <style:style style:name="P159" style:parent-style-name="內文" style:family="paragraph">
      <style:paragraph-properties fo:margin-left="0.1465in" fo:text-indent="0.1465in">
        <style:tab-stops/>
      </style:paragraph-properties>
    </style:style>
    <style:style style:name="P160" style:parent-style-name="內文" style:family="paragraph">
      <style:paragraph-properties fo:margin-left="0.1465in" fo:text-indent="-0.1465in">
        <style:tab-stops/>
      </style:paragraph-properties>
    </style:style>
    <style:style style:name="T161" style:parent-style-name="預設段落字型" style:family="text">
      <style:text-properties style:font-name-asian="華康中黑體"/>
    </style:style>
    <style:style style:name="P162" style:parent-style-name="內文" style:family="paragraph">
      <style:paragraph-properties fo:margin-left="0.1465in" fo:text-indent="-0.1465in">
        <style:tab-stops/>
      </style:paragraph-properties>
    </style:style>
    <style:style style:name="T163" style:parent-style-name="預設段落字型" style:family="text">
      <style:text-properties style:font-name-asian="華康中黑體"/>
    </style:style>
    <style:style style:name="P164" style:parent-style-name="內文" style:family="paragraph">
      <style:paragraph-properties fo:margin-left="0.1465in" fo:text-indent="0.1465in">
        <style:tab-stops/>
      </style:paragraph-properties>
    </style:style>
    <style:style style:name="P165" style:parent-style-name="內文" style:family="paragraph">
      <style:paragraph-properties fo:margin-left="0.1465in" fo:text-indent="-0.1465in">
        <style:tab-stops/>
      </style:paragraph-properties>
    </style:style>
    <style:style style:name="T166" style:parent-style-name="預設段落字型" style:family="text">
      <style:text-properties style:font-name-asian="華康中黑體"/>
    </style:style>
    <style:style style:name="P167" style:parent-style-name="內文" style:family="paragraph">
      <style:paragraph-properties fo:margin-left="0.1465in" fo:text-indent="-0.1465in">
        <style:tab-stops/>
      </style:paragraph-properties>
    </style:style>
    <style:style style:name="T168" style:parent-style-name="預設段落字型" style:family="text">
      <style:text-properties style:font-name-asian="華康中黑體"/>
    </style:style>
    <style:style style:name="P169" style:parent-style-name="內文" style:family="paragraph">
      <style:paragraph-properties fo:margin-left="0.1465in" fo:text-indent="-0.1465in">
        <style:tab-stops/>
      </style:paragraph-properties>
    </style:style>
    <style:style style:name="T170" style:parent-style-name="預設段落字型" style:family="text">
      <style:text-properties style:font-name-asian="華康中黑體"/>
    </style:style>
    <style:style style:name="P171" style:parent-style-name="內文" style:family="paragraph">
      <style:paragraph-properties fo:margin-left="0.1465in" fo:text-indent="-0.1465in">
        <style:tab-stops/>
      </style:paragraph-properties>
    </style:style>
    <style:style style:name="T172" style:parent-style-name="預設段落字型" style:family="text">
      <style:text-properties style:font-name-asian="華康中黑體"/>
    </style:style>
    <style:style style:name="P173" style:parent-style-name="內文" style:family="paragraph">
      <style:paragraph-properties fo:margin-left="0.1465in" fo:text-indent="0.1465in">
        <style:tab-stops/>
      </style:paragraph-properties>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T201" style:parent-style-name="預設段落字型" style:family="text">
      <style:text-properties style:font-name-asian="華康中黑體"/>
    </style:style>
    <style:style style:name="P202" style:parent-style-name="內文" style:family="paragraph">
      <style:paragraph-properties fo:margin-left="0.1465in" fo:text-indent="-0.1465in">
        <style:tab-stops/>
      </style:paragraph-properties>
    </style:style>
    <style:style style:name="T203" style:parent-style-name="預設段落字型" style:family="text">
      <style:text-properties style:font-name-asian="華康中黑體"/>
    </style:style>
    <style:style style:name="P204" style:parent-style-name="內文" style:family="paragraph">
      <style:paragraph-properties fo:margin-left="0.1465in" fo:text-indent="-0.1465in">
        <style:tab-stops/>
      </style:paragraph-properties>
    </style:style>
    <style:style style:name="T205" style:parent-style-name="預設段落字型" style:family="text">
      <style:text-properties style:font-name-asian="華康中黑體"/>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P217" style:parent-style-name="內文" style:family="paragraph">
      <style:paragraph-properties fo:margin-left="0.1465in" fo:text-indent="0.1465in">
        <style:tab-stops/>
      </style:paragraph-properties>
    </style:style>
    <style:style style:name="P218" style:parent-style-name="內文" style:family="paragraph">
      <style:paragraph-properties fo:margin-left="0.1465in" fo:text-indent="0.1465in">
        <style:tab-stops/>
      </style:paragraph-properties>
    </style:style>
    <style:style style:name="P219" style:parent-style-name="內文" style:family="paragraph">
      <style:paragraph-properties fo:margin-left="0.1465in" fo:text-indent="0.1465in">
        <style:tab-stops/>
      </style:paragraph-properties>
    </style:style>
    <style:style style:name="P220" style:parent-style-name="內文" style:family="paragraph">
      <style:paragraph-properties fo:margin-left="0.1465in" fo:text-indent="0.1465in">
        <style:tab-stops/>
      </style:paragraph-properties>
    </style:style>
    <style:style style:name="P221" style:parent-style-name="內文" style:family="paragraph">
      <style:paragraph-properties fo:margin-left="0.1465in" fo:text-indent="0.1465in">
        <style:tab-stops/>
      </style:paragraph-properties>
    </style:style>
    <style:style style:name="P222" style:parent-style-name="內文" style:family="paragraph">
      <style:paragraph-properties fo:margin-left="0.1465in" fo:text-indent="0.1465in">
        <style:tab-stops/>
      </style:paragraph-properties>
    </style:style>
    <style:style style:name="P223" style:parent-style-name="內文" style:family="paragraph">
      <style:paragraph-properties fo:margin-left="0.1465in" fo:text-indent="0.1465in">
        <style:tab-stops/>
      </style:paragraph-properties>
    </style:style>
    <style:style style:name="P224" style:parent-style-name="內文" style:family="paragraph">
      <style:paragraph-properties fo:margin-left="0.1465in" fo:text-indent="0.1465in">
        <style:tab-stops/>
      </style:paragraph-properties>
    </style:style>
    <style:style style:name="P225" style:parent-style-name="內文" style:family="paragraph">
      <style:paragraph-properties fo:margin-left="0.1465in" fo:text-indent="0.1465in">
        <style:tab-stops/>
      </style:paragraph-properties>
    </style:style>
    <style:style style:name="P226" style:parent-style-name="內文" style:family="paragraph">
      <style:paragraph-properties fo:margin-left="0.1465in" fo:text-indent="0.1465in">
        <style:tab-stops/>
      </style:paragraph-properties>
    </style:style>
    <style:style style:name="P227" style:parent-style-name="內文" style:family="paragraph">
      <style:paragraph-properties fo:margin-left="0.1465in" fo:text-indent="0.1465in">
        <style:tab-stops/>
      </style:paragraph-properties>
    </style:style>
    <style:style style:name="P228" style:parent-style-name="內文" style:family="paragraph">
      <style:paragraph-properties fo:margin-left="0.1465in" fo:text-indent="0.1465in">
        <style:tab-stops/>
      </style:paragraph-properties>
    </style:style>
    <style:style style:name="P229" style:parent-style-name="內文" style:family="paragraph">
      <style:paragraph-properties fo:margin-left="0.1465in" fo:text-indent="0.1465in">
        <style:tab-stops/>
      </style:paragraph-properties>
    </style:style>
    <style:style style:name="P230" style:parent-style-name="內文" style:family="paragraph">
      <style:paragraph-properties fo:margin-left="0.1465in" fo:text-indent="0.1465in">
        <style:tab-stops/>
      </style:paragraph-properties>
    </style:style>
    <style:style style:name="P231" style:parent-style-name="內文" style:family="paragraph">
      <style:paragraph-properties fo:margin-left="0.1465in" fo:text-indent="0.1465in">
        <style:tab-stops/>
      </style:paragraph-properties>
    </style:style>
    <style:style style:name="P232" style:parent-style-name="內文" style:family="paragraph">
      <style:paragraph-properties fo:margin-left="0.1465in" fo:text-indent="0.1465in">
        <style:tab-stops/>
      </style:paragraph-properties>
    </style:style>
    <style:style style:name="P233" style:parent-style-name="內文" style:family="paragraph">
      <style:paragraph-properties fo:margin-left="0.1465in" fo:text-indent="-0.1465in">
        <style:tab-stops/>
      </style:paragraph-properties>
    </style:style>
    <style:style style:name="T234" style:parent-style-name="預設段落字型" style:family="text">
      <style:text-properties style:font-name-asian="華康中黑體"/>
    </style:style>
    <style:style style:name="P235" style:parent-style-name="內文" style:family="paragraph">
      <style:paragraph-properties fo:margin-left="0.1465in" fo:text-indent="-0.1465in">
        <style:tab-stops/>
      </style:paragraph-properties>
    </style:style>
    <style:style style:name="T236" style:parent-style-name="預設段落字型" style:family="text">
      <style:text-properties style:font-name-asian="華康中黑體"/>
    </style:style>
    <style:style style:name="P237" style:parent-style-name="內文" style:family="paragraph">
      <style:paragraph-properties fo:margin-left="0.1465in" fo:text-indent="-0.1465in">
        <style:tab-stops/>
      </style:paragraph-properties>
    </style:style>
    <style:style style:name="T238" style:parent-style-name="預設段落字型" style:family="text">
      <style:text-properties style:font-name-asian="華康中黑體"/>
    </style:style>
    <style:style style:name="P239" style:parent-style-name="內文" style:family="paragraph">
      <style:paragraph-properties fo:margin-left="0.1465in" fo:text-indent="-0.1465in">
        <style:tab-stops/>
      </style:paragraph-properties>
    </style:style>
    <style:style style:name="T240" style:parent-style-name="預設段落字型" style:family="text">
      <style:text-properties style:font-name-asian="華康中黑體"/>
    </style:style>
    <style:style style:name="P241" style:parent-style-name="內文" style:family="paragraph">
      <style:paragraph-properties fo:margin-left="0.1465in" fo:text-indent="-0.1465in">
        <style:tab-stops/>
      </style:paragraph-properties>
    </style:style>
    <style:style style:name="T242" style:parent-style-name="預設段落字型" style:family="text">
      <style:text-properties style:font-name-asian="華康中黑體"/>
    </style:style>
    <style:style style:name="P243" style:parent-style-name="內文" style:family="paragraph">
      <style:paragraph-properties fo:margin-left="0.1465in" fo:text-indent="-0.1465in">
        <style:tab-stops/>
      </style:paragraph-properties>
    </style:style>
    <style:style style:name="T244" style:parent-style-name="預設段落字型" style:family="text">
      <style:text-properties style:font-name-asian="華康中黑體"/>
    </style:style>
    <style:style style:name="P245" style:parent-style-name="內文" style:family="paragraph">
      <style:paragraph-properties fo:margin-left="0.1465in" fo:text-indent="-0.1465in">
        <style:tab-stops/>
      </style:paragraph-properties>
    </style:style>
    <style:style style:name="T246" style:parent-style-name="預設段落字型" style:family="text">
      <style:text-properties style:font-name-asian="華康中黑體"/>
    </style:style>
    <style:style style:name="P247" style:parent-style-name="內文" style:family="paragraph">
      <style:paragraph-properties fo:margin-left="0.1465in" fo:text-indent="-0.1465in">
        <style:tab-stops/>
      </style:paragraph-properties>
    </style:style>
    <style:style style:name="T248" style:parent-style-name="預設段落字型" style:family="text">
      <style:text-properties style:font-name-asian="華康中黑體"/>
    </style:style>
    <style:style style:name="P249" style:parent-style-name="內文" style:family="paragraph">
      <style:paragraph-properties fo:margin-left="0.1465in" fo:text-indent="-0.1465in">
        <style:tab-stops/>
      </style:paragraph-properties>
    </style:style>
    <style:style style:name="T250" style:parent-style-name="預設段落字型" style:family="text">
      <style:text-properties style:font-name-asian="華康中黑體"/>
    </style:style>
    <style:style style:name="P251" style:parent-style-name="內文" style:family="paragraph">
      <style:paragraph-properties fo:margin-left="0.1465in" fo:text-indent="-0.1465in">
        <style:tab-stops/>
      </style:paragraph-properties>
    </style:style>
    <style:style style:name="T252" style:parent-style-name="預設段落字型" style:family="text">
      <style:text-properties style:font-name-asian="華康中黑體"/>
    </style:style>
    <style:style style:name="P253" style:parent-style-name="內文" style:family="paragraph">
      <style:paragraph-properties fo:margin-left="0.1465in" fo:text-indent="-0.1465in">
        <style:tab-stops/>
      </style:paragraph-properties>
    </style:style>
    <style:style style:name="T254" style:parent-style-name="預設段落字型" style:family="text">
      <style:text-properties style:font-name-asian="華康中黑體"/>
    </style:style>
    <style:style style:name="P255" style:parent-style-name="內文" style:family="paragraph">
      <style:paragraph-properties fo:margin-left="0.1465in" fo:text-indent="-0.1465in">
        <style:tab-stops/>
      </style:paragraph-properties>
    </style:style>
    <style:style style:name="T256" style:parent-style-name="預設段落字型" style:family="text">
      <style:text-properties style:font-name-asian="華康中黑體"/>
    </style:style>
    <style:style style:name="P257" style:parent-style-name="內文" style:family="paragraph">
      <style:paragraph-properties fo:margin-left="0.1465in" fo:text-indent="-0.1465in">
        <style:tab-stops/>
      </style:paragraph-properties>
    </style:style>
    <style:style style:name="T258" style:parent-style-name="預設段落字型" style:family="text">
      <style:text-properties style:font-name-asian="華康中黑體"/>
    </style:style>
    <style:style style:name="P259" style:parent-style-name="內文" style:family="paragraph">
      <style:paragraph-properties fo:margin-left="0.1465in" fo:text-indent="-0.1465in">
        <style:tab-stops/>
      </style:paragraph-properties>
    </style:style>
    <style:style style:name="T260" style:parent-style-name="預設段落字型" style:family="text">
      <style:text-properties style:font-name-asian="華康中黑體"/>
    </style:style>
    <style:style style:name="P261" style:parent-style-name="內文" style:family="paragraph">
      <style:paragraph-properties fo:margin-left="0.1465in" fo:text-indent="-0.1465in">
        <style:tab-stops/>
      </style:paragraph-properties>
    </style:style>
    <style:style style:name="T262" style:parent-style-name="預設段落字型" style:family="text">
      <style:text-properties style:font-name-asian="華康中黑體"/>
    </style:style>
    <style:style style:name="P263" style:parent-style-name="內文" style:family="paragraph">
      <style:paragraph-properties fo:margin-left="0.1465in" fo:text-indent="-0.1465in">
        <style:tab-stops/>
      </style:paragraph-properties>
    </style:style>
    <style:style style:name="T264" style:parent-style-name="預設段落字型" style:family="text">
      <style:text-properties style:font-name-asian="華康中黑體"/>
    </style:style>
    <style:style style:name="P265" style:parent-style-name="內文" style:family="paragraph">
      <style:paragraph-properties fo:margin-left="0.1465in" fo:text-indent="-0.1465in">
        <style:tab-stops/>
      </style:paragraph-properties>
    </style:style>
    <style:style style:name="T266" style:parent-style-name="預設段落字型" style:family="text">
      <style:text-properties style:font-name-asian="華康中黑體"/>
    </style:style>
    <style:style style:name="P267" style:parent-style-name="內文" style:family="paragraph">
      <style:paragraph-properties fo:margin-left="0.1465in" fo:text-indent="-0.1465in">
        <style:tab-stops/>
      </style:paragraph-properties>
    </style:style>
    <style:style style:name="T268" style:parent-style-name="預設段落字型" style:family="text">
      <style:text-properties style:font-name-asian="華康中黑體"/>
    </style:style>
    <style:style style:name="P269" style:parent-style-name="內文" style:family="paragraph">
      <style:paragraph-properties fo:margin-left="0.1465in" fo:text-indent="-0.1465in">
        <style:tab-stops/>
      </style:paragraph-properties>
    </style:style>
    <style:style style:name="T270" style:parent-style-name="預設段落字型" style:family="text">
      <style:text-properties style:font-name-asian="華康中黑體"/>
    </style:style>
    <style:style style:name="P271" style:parent-style-name="內文" style:family="paragraph">
      <style:paragraph-properties fo:margin-left="0.1465in" fo:text-indent="-0.1465in">
        <style:tab-stops/>
      </style:paragraph-properties>
    </style:style>
    <style:style style:name="T272" style:parent-style-name="預設段落字型" style:family="text">
      <style:text-properties style:font-name-asian="華康中黑體"/>
    </style:style>
    <style:style style:name="P273" style:parent-style-name="內文" style:family="paragraph">
      <style:paragraph-properties fo:margin-left="0.1465in" fo:text-indent="-0.1465in">
        <style:tab-stops/>
      </style:paragraph-properties>
    </style:style>
    <style:style style:name="T274" style:parent-style-name="預設段落字型" style:family="text">
      <style:text-properties style:font-name-asian="華康中黑體"/>
    </style:style>
    <style:style style:name="P275" style:parent-style-name="內文" style:family="paragraph">
      <style:paragraph-properties fo:margin-left="0.1465in" fo:text-indent="0.1465in">
        <style:tab-stops/>
      </style:paragraph-properties>
    </style:style>
    <style:style style:name="P276" style:parent-style-name="內文" style:family="paragraph">
      <style:paragraph-properties fo:margin-left="0.1465in" fo:text-indent="-0.1465in">
        <style:tab-stops/>
      </style:paragraph-properties>
    </style:style>
    <style:style style:name="T277" style:parent-style-name="預設段落字型" style:family="text">
      <style:text-properties style:font-name-asian="華康中黑體"/>
    </style:style>
    <style:style style:name="P278" style:parent-style-name="內文" style:family="paragraph">
      <style:paragraph-properties fo:margin-left="0.1465in" fo:text-indent="-0.1465in">
        <style:tab-stops/>
      </style:paragraph-properties>
    </style:style>
    <style:style style:name="T279" style:parent-style-name="預設段落字型" style:family="text">
      <style:text-properties style:font-name-asian="華康中黑體"/>
    </style:style>
    <style:style style:name="P280" style:parent-style-name="內文" style:family="paragraph">
      <style:paragraph-properties fo:margin-left="0.1465in" fo:text-indent="-0.1465in">
        <style:tab-stops/>
      </style:paragraph-properties>
    </style:style>
    <style:style style:name="T281" style:parent-style-name="預設段落字型" style:family="text">
      <style:text-properties style:font-name-asian="華康中黑體"/>
    </style:style>
    <style:style style:name="P282" style:parent-style-name="內文" style:family="paragraph">
      <style:paragraph-properties fo:margin-left="0.1465in" fo:text-indent="0.1465in">
        <style:tab-stops/>
      </style:paragraph-properties>
    </style:style>
    <style:style style:name="P283" style:parent-style-name="內文" style:family="paragraph">
      <style:paragraph-properties fo:margin-left="0.1465in" fo:text-indent="0.1465in">
        <style:tab-stops/>
      </style:paragraph-properties>
    </style:style>
    <style:style style:name="P284" style:parent-style-name="內文" style:family="paragraph">
      <style:paragraph-properties fo:margin-left="0.1465in" fo:text-indent="0.1465in">
        <style:tab-stops/>
      </style:paragraph-properties>
    </style:style>
    <style:style style:name="P285" style:parent-style-name="內文" style:family="paragraph">
      <style:paragraph-properties fo:margin-left="0.1465in" fo:text-indent="-0.1465in">
        <style:tab-stops/>
      </style:paragraph-properties>
    </style:style>
    <style:style style:name="T286" style:parent-style-name="預設段落字型" style:family="text">
      <style:text-properties style:font-name-asian="華康中黑體"/>
    </style:style>
    <style:style style:name="P287" style:parent-style-name="內文" style:family="paragraph">
      <style:paragraph-properties fo:margin-left="0.1465in" fo:text-indent="0.1465in">
        <style:tab-stops/>
      </style:paragraph-properties>
    </style:style>
    <style:style style:name="P288" style:parent-style-name="內文" style:family="paragraph">
      <style:paragraph-properties fo:margin-left="0.1465in" fo:text-indent="0.1465in">
        <style:tab-stops/>
      </style:paragraph-properties>
    </style:style>
    <style:style style:name="P289" style:parent-style-name="內文" style:family="paragraph">
      <style:paragraph-properties fo:margin-left="0.1465in" fo:text-indent="0.1465in">
        <style:tab-stops/>
      </style:paragraph-properties>
    </style:style>
    <style:style style:name="P290" style:parent-style-name="內文" style:family="paragraph">
      <style:paragraph-properties fo:margin-left="0.1465in" fo:text-indent="-0.1465in">
        <style:tab-stops/>
      </style:paragraph-properties>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asian="華康中黑體"/>
    </style:style>
    <style:style style:name="P294" style:parent-style-name="內文" style:family="paragraph">
      <style:paragraph-properties fo:margin-left="0.1465in" fo:text-indent="-0.1465in">
        <style:tab-stops/>
      </style:paragraph-properties>
    </style:style>
    <style:style style:name="T295" style:parent-style-name="預設段落字型" style:family="text">
      <style:text-properties style:font-name-asian="華康中黑體"/>
    </style:style>
    <style:style style:name="P296" style:parent-style-name="內文" style:family="paragraph">
      <style:paragraph-properties fo:margin-left="0.1465in" fo:text-indent="0.1465in">
        <style:tab-stops/>
      </style:paragraph-properties>
    </style:style>
    <style:style style:name="P297" style:parent-style-name="內文" style:family="paragraph">
      <style:paragraph-properties fo:margin-left="0.1465in" fo:text-indent="-0.1465in">
        <style:tab-stops/>
      </style:paragraph-properties>
    </style:style>
    <style:style style:name="T298" style:parent-style-name="預設段落字型" style:family="text">
      <style:text-properties style:font-name-asian="華康中黑體"/>
    </style:style>
    <style:style style:name="P299" style:parent-style-name="內文" style:family="paragraph">
      <style:paragraph-properties fo:margin-left="0.1465in" fo:text-indent="0.1465in">
        <style:tab-stops/>
      </style:paragraph-properties>
    </style:style>
    <style:style style:name="P300" style:parent-style-name="內文" style:family="paragraph">
      <style:paragraph-properties fo:margin-left="0.1465in" fo:text-indent="0.1465in">
        <style:tab-stops/>
      </style:paragraph-properties>
    </style:style>
    <style:style style:name="P301" style:parent-style-name="內文" style:family="paragraph">
      <style:paragraph-properties fo:margin-left="0.1465in" fo:text-indent="0.1465in">
        <style:tab-stops/>
      </style:paragraph-properties>
    </style:style>
    <style:style style:name="P302" style:parent-style-name="內文" style:family="paragraph">
      <style:paragraph-properties fo:margin-left="0.1465in" fo:text-indent="0.1465in">
        <style:tab-stops/>
      </style:paragraph-properties>
    </style:style>
    <style:style style:name="P303" style:parent-style-name="內文" style:family="paragraph">
      <style:paragraph-properties fo:margin-left="0.1465in" fo:text-indent="0.1465in">
        <style:tab-stops/>
      </style:paragraph-properties>
    </style:style>
    <style:style style:name="P304" style:parent-style-name="內文" style:family="paragraph">
      <style:paragraph-properties fo:margin-left="0.1465in" fo:text-indent="0.1465in">
        <style:tab-stops/>
      </style:paragraph-properties>
    </style:style>
    <style:style style:name="P305" style:parent-style-name="內文" style:family="paragraph">
      <style:paragraph-properties fo:margin-left="0.1465in" fo:text-indent="-0.1465in">
        <style:tab-stops/>
      </style:paragraph-properties>
    </style:style>
    <style:style style:name="T306" style:parent-style-name="預設段落字型" style:family="text">
      <style:text-properties style:font-name-asian="華康中黑體"/>
    </style:style>
    <style:style style:name="P307" style:parent-style-name="內文" style:family="paragraph">
      <style:paragraph-properties fo:margin-left="0.1465in" fo:text-indent="-0.1465in">
        <style:tab-stops/>
      </style:paragraph-properties>
    </style:style>
    <style:style style:name="T308" style:parent-style-name="預設段落字型" style:family="text">
      <style:text-properties style:font-name-asian="華康中黑體"/>
    </style:style>
    <style:style style:name="P309" style:parent-style-name="內文" style:family="paragraph">
      <style:paragraph-properties fo:margin-left="0.1465in" fo:text-indent="-0.1465in">
        <style:tab-stops/>
      </style:paragraph-properties>
    </style:style>
    <style:style style:name="T310" style:parent-style-name="預設段落字型" style:family="text">
      <style:text-properties style:font-name-asian="華康中黑體"/>
    </style:style>
    <style:style style:name="P311" style:parent-style-name="內文" style:family="paragraph">
      <style:paragraph-properties fo:margin-left="0.1465in" fo:text-indent="-0.1465in">
        <style:tab-stops/>
      </style:paragraph-properties>
    </style:style>
    <style:style style:name="T312" style:parent-style-name="預設段落字型" style:family="text">
      <style:text-properties style:font-name-asian="華康中黑體"/>
    </style:style>
    <style:style style:name="P313" style:parent-style-name="內文" style:family="paragraph">
      <style:paragraph-properties fo:margin-left="0.1465in" fo:text-indent="-0.1465in">
        <style:tab-stops/>
      </style:paragraph-properties>
    </style:style>
    <style:style style:name="T314" style:parent-style-name="預設段落字型" style:family="text">
      <style:text-properties style:font-name-asian="華康中黑體"/>
    </style:style>
    <style:style style:name="P315" style:parent-style-name="內文" style:family="paragraph">
      <style:paragraph-properties fo:margin-left="0.1465in" fo:text-indent="-0.1465in">
        <style:tab-stops/>
      </style:paragraph-properties>
    </style:style>
    <style:style style:name="T316" style:parent-style-name="預設段落字型" style:family="text">
      <style:text-properties style:font-name-asian="華康中黑體"/>
    </style:style>
    <style:style style:name="P317" style:parent-style-name="內文" style:family="paragraph">
      <style:paragraph-properties fo:margin-left="0.1465in" fo:text-indent="-0.1465in">
        <style:tab-stops/>
      </style:paragraph-properties>
    </style:style>
    <style:style style:name="T318" style:parent-style-name="預設段落字型" style:family="text">
      <style:text-properties style:font-name-asian="華康中黑體"/>
    </style:style>
    <style:style style:name="P319" style:parent-style-name="內文" style:family="paragraph">
      <style:paragraph-properties fo:margin-left="0.1465in" fo:text-indent="-0.1465in">
        <style:tab-stops/>
      </style:paragraph-properties>
    </style:style>
    <style:style style:name="T320" style:parent-style-name="預設段落字型" style:family="text">
      <style:text-properties style:font-name-asian="華康中黑體"/>
    </style:style>
    <style:style style:name="P321" style:parent-style-name="內文" style:family="paragraph">
      <style:paragraph-properties fo:margin-left="0.1465in" fo:text-indent="-0.1465in">
        <style:tab-stops/>
      </style:paragraph-properties>
    </style:style>
    <style:style style:name="T322" style:parent-style-name="預設段落字型" style:family="text">
      <style:text-properties style:font-name-asian="華康中黑體"/>
    </style:style>
    <style:style style:name="P323" style:parent-style-name="內文" style:family="paragraph">
      <style:paragraph-properties fo:margin-left="0.1465in" fo:text-indent="-0.1465in">
        <style:tab-stops/>
      </style:paragraph-properties>
    </style:style>
    <style:style style:name="T324" style:parent-style-name="預設段落字型" style:family="text">
      <style:text-properties style:font-name-asian="華康中黑體"/>
    </style:style>
    <style:style style:name="P325" style:parent-style-name="內文" style:family="paragraph">
      <style:paragraph-properties fo:margin-left="0.1465in" fo:text-indent="-0.1465in">
        <style:tab-stops/>
      </style:paragraph-properties>
    </style:style>
    <style:style style:name="T326" style:parent-style-name="預設段落字型" style:family="text">
      <style:text-properties style:font-name-asian="華康中黑體"/>
    </style:style>
    <style:style style:name="P327" style:parent-style-name="內文" style:family="paragraph">
      <style:paragraph-properties fo:margin-left="0.1465in" fo:text-indent="-0.1465in">
        <style:tab-stops/>
      </style:paragraph-properties>
    </style:style>
    <style:style style:name="T328" style:parent-style-name="預設段落字型" style:family="text">
      <style:text-properties style:font-name-asian="華康中黑體"/>
    </style:style>
    <style:style style:name="P329" style:parent-style-name="內文" style:family="paragraph">
      <style:paragraph-properties fo:margin-left="0.1465in" fo:text-indent="0.1465in">
        <style:tab-stops/>
      </style:paragraph-properties>
    </style:style>
    <style:style style:name="P330" style:parent-style-name="內文" style:family="paragraph">
      <style:paragraph-properties fo:margin-left="0.1465in" fo:text-indent="-0.1465in">
        <style:tab-stops/>
      </style:paragraph-properties>
    </style:style>
    <style:style style:name="T331" style:parent-style-name="預設段落字型" style:family="text">
      <style:text-properties style:font-name-asian="華康中黑體"/>
    </style:style>
    <style:style style:name="P332" style:parent-style-name="內文" style:family="paragraph">
      <style:paragraph-properties fo:margin-left="0.1465in" fo:text-indent="0.1465in">
        <style:tab-stops/>
      </style:paragraph-properties>
    </style:style>
    <style:style style:name="P333" style:parent-style-name="內文" style:family="paragraph">
      <style:paragraph-properties fo:margin-left="0.1465in" fo:text-indent="0.1465in">
        <style:tab-stops/>
      </style:paragraph-properties>
    </style:style>
    <style:style style:name="P334" style:parent-style-name="內文" style:family="paragraph">
      <style:paragraph-properties fo:margin-left="0.1465in" fo:text-indent="0.1465in">
        <style:tab-stops/>
      </style:paragraph-properties>
    </style:style>
    <style:style style:name="P335" style:parent-style-name="內文" style:family="paragraph">
      <style:paragraph-properties fo:margin-left="0.1465in" fo:text-indent="0.1465in">
        <style:tab-stops/>
      </style:paragraph-properties>
    </style:style>
    <style:style style:name="P336" style:parent-style-name="內文" style:family="paragraph">
      <style:paragraph-properties fo:margin-left="0.1465in" fo:text-indent="0.1465in">
        <style:tab-stops/>
      </style:paragraph-properties>
    </style:style>
    <style:style style:name="P337" style:parent-style-name="內文" style:family="paragraph">
      <style:paragraph-properties fo:margin-left="0.1465in" fo:text-indent="-0.1465in">
        <style:tab-stops/>
      </style:paragraph-properties>
    </style:style>
    <style:style style:name="T338" style:parent-style-name="預設段落字型" style:family="text">
      <style:text-properties style:font-name-asian="華康中黑體"/>
    </style:style>
    <style:style style:name="P339" style:parent-style-name="內文" style:family="paragraph">
      <style:paragraph-properties fo:margin-left="0.1465in" fo:text-indent="-0.1465in">
        <style:tab-stops/>
      </style:paragraph-properties>
    </style:style>
    <style:style style:name="T340" style:parent-style-name="預設段落字型" style:family="text">
      <style:text-properties style:font-name-asian="華康中黑體"/>
    </style:style>
    <style:style style:name="P341" style:parent-style-name="內文" style:family="paragraph">
      <style:paragraph-properties fo:margin-left="0.1465in" fo:text-indent="-0.1465in">
        <style:tab-stops/>
      </style:paragraph-properties>
    </style:style>
    <style:style style:name="T342" style:parent-style-name="預設段落字型" style:family="text">
      <style:text-properties style:font-name-asian="華康中黑體"/>
    </style:style>
    <style:style style:name="P343" style:parent-style-name="內文" style:family="paragraph">
      <style:paragraph-properties fo:margin-left="0.1465in" fo:text-indent="-0.1465in">
        <style:tab-stops/>
      </style:paragraph-properties>
    </style:style>
    <style:style style:name="T344" style:parent-style-name="預設段落字型" style:family="text">
      <style:text-properties style:font-name-asian="華康中黑體"/>
    </style:style>
    <style:style style:name="P345" style:parent-style-name="內文" style:family="paragraph">
      <style:paragraph-properties fo:margin-left="0.1465in" fo:text-indent="-0.1465in">
        <style:tab-stops/>
      </style:paragraph-properties>
    </style:style>
    <style:style style:name="T346" style:parent-style-name="預設段落字型" style:family="text">
      <style:text-properties style:font-name-asian="華康中黑體"/>
    </style:style>
    <style:style style:name="P347" style:parent-style-name="內文" style:family="paragraph">
      <style:paragraph-properties fo:margin-left="0.1465in" fo:text-indent="-0.1465in">
        <style:tab-stops/>
      </style:paragraph-properties>
    </style:style>
    <style:style style:name="T348" style:parent-style-name="預設段落字型" style:family="text">
      <style:text-properties style:font-name-asian="華康中黑體"/>
    </style:style>
    <style:style style:name="P349" style:parent-style-name="內文" style:family="paragraph">
      <style:paragraph-properties fo:margin-left="0.1465in" fo:text-indent="-0.1465in">
        <style:tab-stops/>
      </style:paragraph-properties>
    </style:style>
    <style:style style:name="T350" style:parent-style-name="預設段落字型" style:family="text">
      <style:text-properties style:font-name-asian="華康中黑體"/>
    </style:style>
    <style:style style:name="P351" style:parent-style-name="內文" style:family="paragraph">
      <style:paragraph-properties fo:margin-left="0.1465in" fo:text-indent="-0.1465in">
        <style:tab-stops/>
      </style:paragraph-properties>
    </style:style>
    <style:style style:name="T352" style:parent-style-name="預設段落字型" style:family="text">
      <style:text-properties style:font-name-asian="華康中黑體"/>
    </style:style>
    <style:style style:name="P353" style:parent-style-name="內文" style:family="paragraph">
      <style:paragraph-properties fo:margin-left="0.1465in" fo:text-indent="-0.1465in">
        <style:tab-stops/>
      </style:paragraph-properties>
    </style:style>
    <style:style style:name="T354" style:parent-style-name="預設段落字型" style:family="text">
      <style:text-properties style:font-name-asian="華康中黑體"/>
    </style:style>
    <style:style style:name="P355" style:parent-style-name="內文" style:family="paragraph">
      <style:paragraph-properties fo:margin-left="0.1465in" fo:text-indent="-0.1465in">
        <style:tab-stops/>
      </style:paragraph-properties>
    </style:style>
    <style:style style:name="T356" style:parent-style-name="預設段落字型" style:family="text">
      <style:text-properties style:font-name-asian="華康中黑體"/>
    </style:style>
    <style:style style:name="P357" style:parent-style-name="內文" style:family="paragraph">
      <style:paragraph-properties fo:margin-left="0.1465in" fo:text-indent="-0.1465in">
        <style:tab-stops/>
      </style:paragraph-properties>
    </style:style>
    <style:style style:name="T358" style:parent-style-name="預設段落字型" style:family="text">
      <style:text-properties style:font-name-asian="華康中黑體"/>
    </style:style>
    <style:style style:name="P359" style:parent-style-name="內文" style:family="paragraph">
      <style:paragraph-properties fo:margin-left="0.1465in" fo:text-indent="-0.1465in">
        <style:tab-stops/>
      </style:paragraph-properties>
    </style:style>
    <style:style style:name="T360" style:parent-style-name="預設段落字型" style:family="text">
      <style:text-properties style:font-name-asian="華康中黑體"/>
    </style:style>
    <style:style style:name="P361" style:parent-style-name="內文" style:family="paragraph">
      <style:paragraph-properties fo:margin-left="0.1465in" fo:text-indent="-0.1465in">
        <style:tab-stops/>
      </style:paragraph-properties>
    </style:style>
    <style:style style:name="T362" style:parent-style-name="預設段落字型" style:family="text">
      <style:text-properties style:font-name-asian="華康中黑體"/>
    </style:style>
    <style:style style:name="P363" style:parent-style-name="內文" style:family="paragraph">
      <style:paragraph-properties fo:margin-left="0.1465in" fo:text-indent="-0.1465in">
        <style:tab-stops/>
      </style:paragraph-properties>
    </style:style>
    <style:style style:name="T364" style:parent-style-name="預設段落字型" style:family="text">
      <style:text-properties style:font-name-asian="華康中黑體"/>
    </style:style>
    <style:style style:name="P365" style:parent-style-name="內文" style:family="paragraph">
      <style:paragraph-properties fo:margin-left="0.1465in" fo:text-indent="0.1465in">
        <style:tab-stops/>
      </style:paragraph-properties>
    </style:style>
    <style:style style:name="P366" style:parent-style-name="內文" style:family="paragraph">
      <style:paragraph-properties fo:margin-left="0.1465in" fo:text-indent="-0.1465in">
        <style:tab-stops/>
      </style:paragraph-properties>
    </style:style>
    <style:style style:name="T367" style:parent-style-name="預設段落字型" style:family="text">
      <style:text-properties style:font-name-asian="華康中黑體"/>
    </style:style>
    <style:style style:name="P368" style:parent-style-name="內文" style:family="paragraph">
      <style:paragraph-properties fo:margin-left="0.1465in" fo:text-indent="-0.1465in">
        <style:tab-stops/>
      </style:paragraph-properties>
    </style:style>
    <style:style style:name="T369" style:parent-style-name="預設段落字型" style:family="text">
      <style:text-properties style:font-name-asian="華康中黑體"/>
    </style:style>
    <style:style style:name="P370" style:parent-style-name="內文" style:family="paragraph">
      <style:paragraph-properties fo:margin-left="0.1465in" fo:text-indent="-0.1465in">
        <style:tab-stops/>
      </style:paragraph-properties>
    </style:style>
    <style:style style:name="T371" style:parent-style-name="預設段落字型" style:family="text">
      <style:text-properties style:font-name-asian="華康中黑體"/>
    </style:style>
    <style:style style:name="P372" style:parent-style-name="內文" style:family="paragraph">
      <style:paragraph-properties fo:margin-left="0.1465in" fo:text-indent="-0.1465in">
        <style:tab-stops/>
      </style:paragraph-properties>
    </style:style>
    <style:style style:name="T373" style:parent-style-name="預設段落字型" style:family="text">
      <style:text-properties style:font-name-asian="華康中黑體"/>
    </style:style>
    <style:style style:name="P374" style:parent-style-name="內文" style:family="paragraph">
      <style:paragraph-properties fo:margin-left="0.1465in" fo:text-indent="-0.1465in">
        <style:tab-stops/>
      </style:paragraph-properties>
    </style:style>
    <style:style style:name="T375" style:parent-style-name="預設段落字型" style:family="text">
      <style:text-properties style:font-name-asian="華康中黑體"/>
    </style:style>
    <style:style style:name="P376" style:parent-style-name="內文" style:family="paragraph">
      <style:paragraph-properties fo:margin-left="0.1465in" fo:text-indent="-0.1465in">
        <style:tab-stops/>
      </style:paragraph-properties>
    </style:style>
    <style:style style:name="T377" style:parent-style-name="預設段落字型" style:family="text">
      <style:text-properties style:font-name-asian="華康中黑體"/>
    </style:style>
    <style:style style:name="P378" style:parent-style-name="內文" style:family="paragraph">
      <style:paragraph-properties fo:margin-left="0.1465in" fo:text-indent="-0.1465in">
        <style:tab-stops/>
      </style:paragraph-properties>
    </style:style>
    <style:style style:name="T379" style:parent-style-name="預設段落字型" style:family="text">
      <style:text-properties style:font-name-asian="華康中黑體"/>
    </style:style>
    <style:style style:name="P380" style:parent-style-name="內文" style:family="paragraph">
      <style:paragraph-properties fo:margin-left="0.1465in" fo:text-indent="-0.1465in">
        <style:tab-stops/>
      </style:paragraph-properties>
    </style:style>
    <style:style style:name="T381" style:parent-style-name="預設段落字型" style:family="text">
      <style:text-properties style:font-name-asian="華康中黑體"/>
    </style:style>
    <style:style style:name="P382" style:parent-style-name="內文" style:family="paragraph">
      <style:paragraph-properties fo:margin-left="0.1465in" fo:text-indent="-0.1465in">
        <style:tab-stops/>
      </style:paragraph-properties>
    </style:style>
    <style:style style:name="T383" style:parent-style-name="預設段落字型" style:family="text">
      <style:text-properties style:font-name-asian="華康中黑體"/>
    </style:style>
    <style:style style:name="P384" style:parent-style-name="內文" style:family="paragraph">
      <style:paragraph-properties fo:margin-left="0.1465in" fo:text-indent="0.1465in">
        <style:tab-stops/>
      </style:paragraph-properties>
    </style:style>
    <style:style style:name="P385" style:parent-style-name="內文" style:family="paragraph">
      <style:paragraph-properties fo:margin-left="0.1465in" fo:text-indent="0.1465in">
        <style:tab-stops/>
      </style:paragraph-properties>
    </style:style>
    <style:style style:name="P386" style:parent-style-name="內文" style:family="paragraph">
      <style:paragraph-properties fo:margin-left="0.1465in" fo:text-indent="-0.1465in">
        <style:tab-stops/>
      </style:paragraph-properties>
    </style:style>
    <style:style style:name="T387" style:parent-style-name="預設段落字型" style:family="text">
      <style:text-properties style:font-name-asian="華康中黑體"/>
    </style:style>
    <style:style style:name="P388" style:parent-style-name="內文" style:family="paragraph">
      <style:paragraph-properties fo:margin-left="0.1465in" fo:text-indent="-0.1465in">
        <style:tab-stops/>
      </style:paragraph-properties>
    </style:style>
    <style:style style:name="T389" style:parent-style-name="預設段落字型" style:family="text">
      <style:text-properties style:font-name-asian="華康中黑體"/>
    </style:style>
    <style:style style:name="P390" style:parent-style-name="內文" style:family="paragraph">
      <style:paragraph-properties fo:margin-left="0.1465in" fo:text-indent="-0.1465in">
        <style:tab-stops/>
      </style:paragraph-properties>
    </style:style>
    <style:style style:name="T391" style:parent-style-name="預設段落字型" style:family="text">
      <style:text-properties style:font-name-asian="華康中黑體"/>
    </style:style>
    <style:style style:name="P392" style:parent-style-name="內文" style:family="paragraph">
      <style:paragraph-properties fo:margin-left="0.1465in" fo:text-indent="-0.1465in">
        <style:tab-stops/>
      </style:paragraph-properties>
    </style:style>
    <style:style style:name="T393" style:parent-style-name="預設段落字型" style:family="text">
      <style:text-properties style:font-name-asian="華康中黑體"/>
    </style:style>
    <style:style style:name="P394" style:parent-style-name="內文" style:family="paragraph">
      <style:paragraph-properties fo:margin-left="0.1465in" fo:text-indent="-0.1465in">
        <style:tab-stops/>
      </style:paragraph-properties>
    </style:style>
    <style:style style:name="T395" style:parent-style-name="預設段落字型" style:family="text">
      <style:text-properties style:font-name-asian="華康中黑體"/>
    </style:style>
    <style:style style:name="P396" style:parent-style-name="內文" style:family="paragraph">
      <style:paragraph-properties fo:margin-left="0.1465in" fo:text-indent="-0.1465in">
        <style:tab-stops/>
      </style:paragraph-properties>
    </style:style>
    <style:style style:name="T397" style:parent-style-name="預設段落字型" style:family="text">
      <style:text-properties style:font-name-asian="華康中黑體"/>
    </style:style>
    <style:style style:name="P398" style:parent-style-name="內文" style:family="paragraph">
      <style:paragraph-properties fo:margin-left="0.1465in" fo:text-indent="-0.1465in">
        <style:tab-stops/>
      </style:paragraph-properties>
    </style:style>
    <style:style style:name="T399" style:parent-style-name="預設段落字型" style:family="text">
      <style:text-properties style:font-name-asian="華康中黑體"/>
    </style:style>
    <style:style style:name="P400" style:parent-style-name="內文" style:family="paragraph">
      <style:paragraph-properties fo:margin-left="0.1465in" fo:text-indent="-0.1465in">
        <style:tab-stops/>
      </style:paragraph-properties>
    </style:style>
    <style:style style:name="T401" style:parent-style-name="預設段落字型" style:family="text">
      <style:text-properties style:font-name-asian="華康中黑體"/>
    </style:style>
    <style:style style:name="P402" style:parent-style-name="內文" style:family="paragraph">
      <style:paragraph-properties fo:margin-left="0.1465in" fo:text-indent="-0.1465in">
        <style:tab-stops/>
      </style:paragraph-properties>
    </style:style>
    <style:style style:name="T403" style:parent-style-name="預設段落字型" style:family="text">
      <style:text-properties style:font-name-asian="華康中黑體"/>
    </style:style>
    <style:style style:name="P404" style:parent-style-name="內文" style:family="paragraph">
      <style:paragraph-properties fo:margin-left="0.1465in" fo:text-indent="-0.1465in">
        <style:tab-stops/>
      </style:paragraph-properties>
    </style:style>
    <style:style style:name="T405" style:parent-style-name="預設段落字型" style:family="text">
      <style:text-properties style:font-name-asian="華康中黑體"/>
    </style:style>
    <style:style style:name="P406" style:parent-style-name="內文" style:family="paragraph">
      <style:paragraph-properties fo:margin-left="0.1465in" fo:text-indent="-0.1465in">
        <style:tab-stops/>
      </style:paragraph-properties>
    </style:style>
    <style:style style:name="T407" style:parent-style-name="預設段落字型" style:family="text">
      <style:text-properties style:font-name-asian="華康中黑體"/>
    </style:style>
    <style:style style:name="P408" style:parent-style-name="內文" style:family="paragraph">
      <style:paragraph-properties fo:margin-left="0.1465in" fo:text-indent="0.1465in">
        <style:tab-stops/>
      </style:paragraph-properties>
    </style:style>
    <style:style style:name="P409" style:parent-style-name="內文" style:family="paragraph">
      <style:paragraph-properties fo:margin-left="0.1465in" fo:text-indent="-0.1465in">
        <style:tab-stops/>
      </style:paragraph-properties>
    </style:style>
    <style:style style:name="T410" style:parent-style-name="預設段落字型" style:family="text">
      <style:text-properties style:font-name-asian="華康中黑體"/>
    </style:style>
    <style:style style:name="P411" style:parent-style-name="內文" style:family="paragraph">
      <style:paragraph-properties fo:margin-left="0.1465in" fo:text-indent="-0.1465in">
        <style:tab-stops/>
      </style:paragraph-properties>
    </style:style>
    <style:style style:name="T412" style:parent-style-name="預設段落字型" style:family="text">
      <style:text-properties style:font-name-asian="華康中黑體"/>
    </style:style>
    <style:style style:name="P413" style:parent-style-name="內文" style:family="paragraph">
      <style:paragraph-properties fo:margin-left="0.1465in" fo:text-indent="-0.1465in">
        <style:tab-stops/>
      </style:paragraph-properties>
    </style:style>
    <style:style style:name="T414" style:parent-style-name="預設段落字型" style:family="text">
      <style:text-properties style:font-name-asian="華康中黑體"/>
    </style:style>
    <style:style style:name="P415" style:parent-style-name="內文" style:family="paragraph">
      <style:paragraph-properties fo:margin-left="0.1465in" fo:text-indent="-0.1465in">
        <style:tab-stops/>
      </style:paragraph-properties>
    </style:style>
    <style:style style:name="T416" style:parent-style-name="預設段落字型" style:family="text">
      <style:text-properties style:font-name-asian="華康中黑體"/>
    </style:style>
    <style:style style:name="P417" style:parent-style-name="內文" style:family="paragraph">
      <style:paragraph-properties fo:margin-left="0.1465in" fo:text-indent="-0.1465in">
        <style:tab-stops/>
      </style:paragraph-properties>
    </style:style>
    <style:style style:name="T418" style:parent-style-name="預設段落字型" style:family="text">
      <style:text-properties style:font-name-asian="華康中黑體"/>
    </style:style>
    <style:style style:name="P419" style:parent-style-name="內文" style:family="paragraph">
      <style:paragraph-properties fo:margin-left="0.1465in" fo:text-indent="-0.1465in">
        <style:tab-stops/>
      </style:paragraph-properties>
    </style:style>
    <style:style style:name="T420" style:parent-style-name="預設段落字型" style:family="text">
      <style:text-properties style:font-name-asian="華康中黑體"/>
    </style:style>
    <style:style style:name="P421" style:parent-style-name="內文" style:family="paragraph">
      <style:paragraph-properties fo:margin-left="0.1465in" fo:text-indent="-0.1465in">
        <style:tab-stops/>
      </style:paragraph-properties>
    </style:style>
    <style:style style:name="T422" style:parent-style-name="預設段落字型" style:family="text">
      <style:text-properties style:font-name-asian="華康中黑體"/>
    </style:style>
    <style:style style:name="P423" style:parent-style-name="內文" style:family="paragraph">
      <style:paragraph-properties fo:margin-left="0.1465in" fo:text-indent="-0.1465in">
        <style:tab-stops/>
      </style:paragraph-properties>
    </style:style>
    <style:style style:name="T424" style:parent-style-name="預設段落字型" style:family="text">
      <style:text-properties style:font-name-asian="華康中黑體"/>
    </style:style>
    <style:style style:name="P425" style:parent-style-name="內文" style:family="paragraph">
      <style:paragraph-properties fo:margin-left="0.1465in" fo:text-indent="-0.1465in">
        <style:tab-stops/>
      </style:paragraph-properties>
    </style:style>
    <style:style style:name="T426" style:parent-style-name="預設段落字型" style:family="text">
      <style:text-properties style:font-name-asian="華康中黑體"/>
    </style:style>
    <style:style style:name="P427" style:parent-style-name="內文" style:family="paragraph">
      <style:paragraph-properties fo:margin-left="0.1465in" fo:text-indent="-0.1465in">
        <style:tab-stops/>
      </style:paragraph-properties>
    </style:style>
    <style:style style:name="T428" style:parent-style-name="預設段落字型" style:family="text">
      <style:text-properties style:font-name-asian="華康中黑體"/>
    </style:style>
    <style:style style:name="P429" style:parent-style-name="內文" style:family="paragraph">
      <style:paragraph-properties fo:margin-left="0.1465in" fo:text-indent="-0.1465in">
        <style:tab-stops/>
      </style:paragraph-properties>
    </style:style>
    <style:style style:name="T430" style:parent-style-name="預設段落字型" style:family="text">
      <style:text-properties style:font-name-asian="華康中黑體"/>
    </style:style>
    <style:style style:name="P431" style:parent-style-name="內文" style:family="paragraph">
      <style:paragraph-properties fo:margin-left="0.1465in" fo:text-indent="-0.1465in">
        <style:tab-stops/>
      </style:paragraph-properties>
    </style:style>
    <style:style style:name="T432" style:parent-style-name="預設段落字型" style:family="text">
      <style:text-properties style:font-name-asian="華康中黑體"/>
    </style:style>
    <style:style style:name="P433" style:parent-style-name="內文" style:family="paragraph">
      <style:paragraph-properties fo:margin-left="0.1465in" fo:text-indent="-0.1465in">
        <style:tab-stops/>
      </style:paragraph-properties>
    </style:style>
    <style:style style:name="T434" style:parent-style-name="預設段落字型" style:family="text">
      <style:text-properties style:font-name-asian="華康中黑體"/>
    </style:style>
    <style:style style:name="P435" style:parent-style-name="內文" style:family="paragraph">
      <style:paragraph-properties fo:margin-left="0.1465in" fo:text-indent="-0.1465in">
        <style:tab-stops/>
      </style:paragraph-properties>
    </style:style>
    <style:style style:name="T436" style:parent-style-name="預設段落字型" style:family="text">
      <style:text-properties style:font-name-asian="華康中黑體"/>
    </style:style>
    <style:style style:name="P437" style:parent-style-name="內文" style:family="paragraph">
      <style:paragraph-properties fo:margin-left="0.1465in" fo:text-indent="-0.1465in">
        <style:tab-stops/>
      </style:paragraph-properties>
    </style:style>
    <style:style style:name="T438" style:parent-style-name="預設段落字型" style:family="text">
      <style:text-properties style:font-name-asian="華康中黑體"/>
    </style:style>
    <style:style style:name="P439" style:parent-style-name="內文" style:family="paragraph">
      <style:paragraph-properties fo:margin-left="0.1465in" fo:text-indent="-0.1465in">
        <style:tab-stops/>
      </style:paragraph-properties>
    </style:style>
    <style:style style:name="T440" style:parent-style-name="預設段落字型" style:family="text">
      <style:text-properties style:font-name-asian="華康中黑體"/>
    </style:style>
    <style:style style:name="P441" style:parent-style-name="內文" style:family="paragraph">
      <style:paragraph-properties fo:margin-left="0.1465in" fo:text-indent="-0.1465in">
        <style:tab-stops/>
      </style:paragraph-properties>
    </style:style>
    <style:style style:name="T442" style:parent-style-name="預設段落字型" style:family="text">
      <style:text-properties style:font-name-asian="華康中黑體"/>
    </style:style>
    <style:style style:name="P443" style:parent-style-name="內文" style:family="paragraph">
      <style:paragraph-properties fo:margin-left="0.1465in" fo:text-indent="-0.1465in">
        <style:tab-stops/>
      </style:paragraph-properties>
    </style:style>
    <style:style style:name="T444" style:parent-style-name="預設段落字型" style:family="text">
      <style:text-properties style:font-name-asian="華康中黑體"/>
    </style:style>
    <style:style style:name="P445" style:parent-style-name="內文" style:family="paragraph">
      <style:paragraph-properties fo:margin-left="0.1465in" fo:text-indent="-0.1465in">
        <style:tab-stops/>
      </style:paragraph-properties>
    </style:style>
    <style:style style:name="T446" style:parent-style-name="預設段落字型" style:family="text">
      <style:text-properties style:font-name-asian="華康中黑體"/>
    </style:style>
    <style:style style:name="P447" style:parent-style-name="內文" style:family="paragraph">
      <style:paragraph-properties fo:margin-left="0.1465in" fo:text-indent="-0.1465in">
        <style:tab-stops/>
      </style:paragraph-properties>
    </style:style>
    <style:style style:name="T448" style:parent-style-name="預設段落字型" style:family="text">
      <style:text-properties style:font-name-asian="華康中黑體"/>
    </style:style>
    <style:style style:name="P449" style:parent-style-name="內文" style:family="paragraph">
      <style:paragraph-properties fo:margin-left="0.1465in" fo:text-indent="-0.1465in">
        <style:tab-stops/>
      </style:paragraph-properties>
    </style:style>
    <style:style style:name="T450" style:parent-style-name="預設段落字型" style:family="text">
      <style:text-properties style:font-name-asian="華康中黑體"/>
    </style:style>
    <style:style style:name="P451" style:parent-style-name="內文" style:family="paragraph">
      <style:paragraph-properties fo:margin-left="0.1465in" fo:text-indent="-0.1465in">
        <style:tab-stops/>
      </style:paragraph-properties>
    </style:style>
    <style:style style:name="T452" style:parent-style-name="預設段落字型" style:family="text">
      <style:text-properties style:font-name-asian="華康中黑體"/>
    </style:style>
    <style:style style:name="P453" style:parent-style-name="內文" style:family="paragraph">
      <style:paragraph-properties fo:margin-left="0.1465in" fo:text-indent="-0.1465in">
        <style:tab-stops/>
      </style:paragraph-properties>
    </style:style>
    <style:style style:name="T454" style:parent-style-name="預設段落字型" style:family="text">
      <style:text-properties style:font-name-asian="華康中黑體"/>
    </style:style>
    <style:style style:name="P455" style:parent-style-name="內文" style:family="paragraph">
      <style:paragraph-properties fo:margin-left="0.1465in" fo:text-indent="-0.1465in">
        <style:tab-stops/>
      </style:paragraph-properties>
    </style:style>
    <style:style style:name="T456" style:parent-style-name="預設段落字型" style:family="text">
      <style:text-properties style:font-name-asian="華康中黑體"/>
    </style:style>
    <style:style style:name="P457" style:parent-style-name="內文" style:family="paragraph">
      <style:paragraph-properties fo:margin-left="0.1465in" fo:text-indent="-0.1465in">
        <style:tab-stops/>
      </style:paragraph-properties>
    </style:style>
    <style:style style:name="T458" style:parent-style-name="預設段落字型" style:family="text">
      <style:text-properties style:font-name-asian="華康中黑體"/>
    </style:style>
    <style:style style:name="P459" style:parent-style-name="內文" style:family="paragraph">
      <style:paragraph-properties fo:margin-left="0.1465in" fo:text-indent="-0.1465in">
        <style:tab-stops/>
      </style:paragraph-properties>
    </style:style>
    <style:style style:name="T460" style:parent-style-name="預設段落字型" style:family="text">
      <style:text-properties style:font-name-asian="華康中黑體"/>
    </style:style>
    <style:style style:name="P461" style:parent-style-name="內文" style:family="paragraph">
      <style:paragraph-properties fo:margin-left="0.1465in" fo:text-indent="-0.1465in">
        <style:tab-stops/>
      </style:paragraph-properties>
    </style:style>
    <style:style style:name="T462" style:parent-style-name="預設段落字型" style:family="text">
      <style:text-properties style:font-name-asian="華康中黑體"/>
    </style:style>
    <style:style style:name="P463" style:parent-style-name="內文" style:family="paragraph">
      <style:paragraph-properties fo:margin-left="0.1465in" fo:text-indent="-0.1465in">
        <style:tab-stops/>
      </style:paragraph-properties>
    </style:style>
    <style:style style:name="T464" style:parent-style-name="預設段落字型" style:family="text">
      <style:text-properties style:font-name-asian="華康中黑體"/>
    </style:style>
    <style:style style:name="P465" style:parent-style-name="內文" style:family="paragraph">
      <style:paragraph-properties fo:margin-left="0.1465in" fo:text-indent="-0.1465in">
        <style:tab-stops/>
      </style:paragraph-properties>
    </style:style>
    <style:style style:name="T466" style:parent-style-name="預設段落字型" style:family="text">
      <style:text-properties style:font-name-asian="華康中黑體"/>
    </style:style>
    <style:style style:name="P467" style:parent-style-name="內文" style:family="paragraph">
      <style:paragraph-properties fo:margin-left="0.1465in" fo:text-indent="-0.1465in">
        <style:tab-stops/>
      </style:paragraph-properties>
    </style:style>
    <style:style style:name="T468" style:parent-style-name="預設段落字型" style:family="text">
      <style:text-properties style:font-name-asian="華康中黑體"/>
    </style:style>
    <style:style style:name="P469" style:parent-style-name="內文" style:family="paragraph">
      <style:paragraph-properties fo:margin-left="0.1465in" fo:text-indent="-0.1465in">
        <style:tab-stops/>
      </style:paragraph-properties>
    </style:style>
    <style:style style:name="T470" style:parent-style-name="預設段落字型" style:family="text">
      <style:text-properties style:font-name-asian="華康中黑體"/>
    </style:style>
    <style:style style:name="P471" style:parent-style-name="內文" style:family="paragraph">
      <style:paragraph-properties fo:margin-left="0.1465in" fo:text-indent="-0.1465in">
        <style:tab-stops/>
      </style:paragraph-properties>
    </style:style>
    <style:style style:name="T472" style:parent-style-name="預設段落字型" style:family="text">
      <style:text-properties style:font-name-asian="華康中黑體"/>
    </style:style>
    <style:style style:name="P473" style:parent-style-name="內文" style:family="paragraph">
      <style:paragraph-properties fo:margin-left="0.1465in" fo:text-indent="-0.1465in">
        <style:tab-stops/>
      </style:paragraph-properties>
    </style:style>
    <style:style style:name="T474" style:parent-style-name="預設段落字型" style:family="text">
      <style:text-properties style:font-name-asian="華康中黑體"/>
    </style:style>
    <style:style style:name="P475" style:parent-style-name="內文" style:family="paragraph">
      <style:paragraph-properties fo:margin-left="0.1465in" fo:text-indent="-0.1465in">
        <style:tab-stops/>
      </style:paragraph-properties>
    </style:style>
    <style:style style:name="T476" style:parent-style-name="預設段落字型" style:family="text">
      <style:text-properties style:font-name-asian="華康中黑體"/>
    </style:style>
    <style:style style:name="P477" style:parent-style-name="內文" style:family="paragraph">
      <style:paragraph-properties fo:margin-left="0.1465in" fo:text-indent="-0.1465in">
        <style:tab-stops/>
      </style:paragraph-properties>
    </style:style>
    <style:style style:name="T478" style:parent-style-name="預設段落字型" style:family="text">
      <style:text-properties style:font-name-asian="華康中黑體"/>
    </style:style>
    <style:style style:name="P479" style:parent-style-name="內文" style:family="paragraph">
      <style:paragraph-properties fo:margin-left="0.1465in" fo:text-indent="-0.1465in">
        <style:tab-stops/>
      </style:paragraph-properties>
    </style:style>
    <style:style style:name="T480" style:parent-style-name="預設段落字型" style:family="text">
      <style:text-properties style:font-name-asian="華康中黑體"/>
    </style:style>
    <style:style style:name="P481" style:parent-style-name="內文" style:family="paragraph">
      <style:paragraph-properties fo:margin-left="0.1465in" fo:text-indent="-0.1465in">
        <style:tab-stops/>
      </style:paragraph-properties>
    </style:style>
    <style:style style:name="T482" style:parent-style-name="預設段落字型" style:family="text">
      <style:text-properties style:font-name-asian="華康中黑體"/>
    </style:style>
    <style:style style:name="P483" style:parent-style-name="內文" style:family="paragraph">
      <style:paragraph-properties fo:margin-left="0.1465in" fo:text-indent="-0.1465in">
        <style:tab-stops/>
      </style:paragraph-properties>
    </style:style>
    <style:style style:name="T484" style:parent-style-name="預設段落字型" style:family="text">
      <style:text-properties style:font-name-asian="華康中黑體"/>
    </style:style>
    <style:style style:name="P485" style:parent-style-name="內文" style:family="paragraph">
      <style:paragraph-properties fo:margin-left="0.1465in" fo:text-indent="-0.1465in">
        <style:tab-stops/>
      </style:paragraph-properties>
    </style:style>
    <style:style style:name="T486" style:parent-style-name="預設段落字型" style:family="text">
      <style:text-properties style:font-name-asian="華康中黑體"/>
    </style:style>
    <style:style style:name="P487" style:parent-style-name="內文" style:family="paragraph">
      <style:paragraph-properties fo:margin-left="0.1465in" fo:text-indent="-0.1465in">
        <style:tab-stops/>
      </style:paragraph-properties>
    </style:style>
    <style:style style:name="T488" style:parent-style-name="預設段落字型" style:family="text">
      <style:text-properties style:font-name-asian="華康中黑體"/>
    </style:style>
    <style:style style:name="P489" style:parent-style-name="內文" style:family="paragraph">
      <style:paragraph-properties fo:margin-left="0.1465in" fo:text-indent="-0.1465in">
        <style:tab-stops/>
      </style:paragraph-properties>
    </style:style>
    <style:style style:name="T490" style:parent-style-name="預設段落字型" style:family="text">
      <style:text-properties style:font-name-asian="華康中黑體"/>
    </style:style>
    <style:style style:name="P491" style:parent-style-name="內文" style:family="paragraph">
      <style:paragraph-properties fo:margin-left="0.1465in" fo:text-indent="-0.1465in">
        <style:tab-stops/>
      </style:paragraph-properties>
    </style:style>
    <style:style style:name="T492" style:parent-style-name="預設段落字型" style:family="text">
      <style:text-properties style:font-name-asian="華康中黑體"/>
    </style:style>
    <style:style style:name="P493" style:parent-style-name="內文" style:family="paragraph">
      <style:paragraph-properties fo:margin-left="0.1465in" fo:text-indent="-0.1465in">
        <style:tab-stops/>
      </style:paragraph-properties>
    </style:style>
    <style:style style:name="T494" style:parent-style-name="預設段落字型" style:family="text">
      <style:text-properties style:font-name-asian="華康中黑體"/>
    </style:style>
    <style:style style:name="P495" style:parent-style-name="內文" style:family="paragraph">
      <style:paragraph-properties fo:margin-left="0.1465in" fo:text-indent="-0.1465in">
        <style:tab-stops/>
      </style:paragraph-properties>
    </style:style>
    <style:style style:name="T496" style:parent-style-name="預設段落字型" style:family="text">
      <style:text-properties style:font-name-asian="華康中黑體"/>
    </style:style>
    <style:style style:name="P497" style:parent-style-name="內文" style:family="paragraph">
      <style:paragraph-properties fo:margin-left="0.1465in" fo:text-indent="-0.1465in">
        <style:tab-stops/>
      </style:paragraph-properties>
    </style:style>
    <style:style style:name="T498" style:parent-style-name="預設段落字型" style:family="text">
      <style:text-properties style:font-name-asian="華康中黑體"/>
    </style:style>
    <style:style style:name="P499" style:parent-style-name="內文" style:family="paragraph">
      <style:paragraph-properties fo:margin-left="0.1465in" fo:text-indent="-0.1465in">
        <style:tab-stops/>
      </style:paragraph-properties>
    </style:style>
    <style:style style:name="T500" style:parent-style-name="預設段落字型" style:family="text">
      <style:text-properties style:font-name-asian="華康中黑體"/>
    </style:style>
    <style:style style:name="P501" style:parent-style-name="內文" style:family="paragraph">
      <style:paragraph-properties fo:margin-left="0.1465in" fo:text-indent="0.1465in">
        <style:tab-stops/>
      </style:paragraph-properties>
    </style:style>
    <style:style style:name="P502" style:parent-style-name="內文" style:family="paragraph">
      <style:paragraph-properties fo:margin-left="0.1465in" fo:text-indent="-0.1465in">
        <style:tab-stops/>
      </style:paragraph-properties>
    </style:style>
    <style:style style:name="T503" style:parent-style-name="預設段落字型" style:family="text">
      <style:text-properties style:font-name-asian="華康中黑體"/>
    </style:style>
    <style:style style:name="P504" style:parent-style-name="內文" style:family="paragraph">
      <style:paragraph-properties fo:margin-left="0.1465in" fo:text-indent="-0.1465in">
        <style:tab-stops/>
      </style:paragraph-properties>
    </style:style>
    <style:style style:name="T505" style:parent-style-name="預設段落字型" style:family="text">
      <style:text-properties style:font-name-asian="華康中黑體"/>
    </style:style>
    <style:style style:name="P506" style:parent-style-name="內文" style:family="paragraph">
      <style:paragraph-properties fo:margin-left="0.1465in" fo:text-indent="-0.1465in">
        <style:tab-stops/>
      </style:paragraph-properties>
    </style:style>
    <style:style style:name="T507" style:parent-style-name="預設段落字型" style:family="text">
      <style:text-properties style:font-name-asian="華康中黑體"/>
    </style:style>
    <style:style style:name="P508" style:parent-style-name="內文" style:family="paragraph">
      <style:paragraph-properties fo:margin-left="0.1465in" fo:text-indent="-0.1465in">
        <style:tab-stops/>
      </style:paragraph-properties>
    </style:style>
    <style:style style:name="T509" style:parent-style-name="預設段落字型" style:family="text">
      <style:text-properties style:font-name-asian="華康中黑體"/>
    </style:style>
    <style:style style:name="P510" style:parent-style-name="內文" style:family="paragraph">
      <style:paragraph-properties fo:margin-left="0.1465in" fo:text-indent="-0.1465in">
        <style:tab-stops/>
      </style:paragraph-properties>
    </style:style>
    <style:style style:name="T511" style:parent-style-name="預設段落字型" style:family="text">
      <style:text-properties style:font-name-asian="華康中黑體"/>
    </style:style>
    <style:style style:name="P512" style:parent-style-name="內文" style:family="paragraph">
      <style:paragraph-properties fo:margin-left="0.1465in" fo:text-indent="0.1465in">
        <style:tab-stops/>
      </style:paragraph-properties>
    </style:style>
    <style:style style:name="P513" style:parent-style-name="內文" style:family="paragraph">
      <style:paragraph-properties fo:margin-left="0.1465in" fo:text-indent="-0.1465in">
        <style:tab-stops/>
      </style:paragraph-properties>
    </style:style>
    <style:style style:name="T514" style:parent-style-name="預設段落字型" style:family="text">
      <style:text-properties style:font-name-asian="華康中黑體"/>
    </style:style>
    <style:style style:name="P515" style:parent-style-name="內文" style:family="paragraph">
      <style:paragraph-properties fo:margin-left="0.1465in" fo:text-indent="-0.1465in">
        <style:tab-stops/>
      </style:paragraph-properties>
    </style:style>
    <style:style style:name="T516" style:parent-style-name="預設段落字型" style:family="text">
      <style:text-properties style:font-name-asian="華康中黑體"/>
    </style:style>
    <style:style style:name="P517" style:parent-style-name="內文" style:family="paragraph">
      <style:paragraph-properties fo:margin-left="0.1465in" fo:text-indent="-0.1465in">
        <style:tab-stops/>
      </style:paragraph-properties>
    </style:style>
    <style:style style:name="T518" style:parent-style-name="預設段落字型" style:family="text">
      <style:text-properties style:font-name-asian="華康中黑體"/>
    </style:style>
    <style:style style:name="P519" style:parent-style-name="內文" style:family="paragraph">
      <style:paragraph-properties fo:margin-left="0.1465in" fo:text-indent="-0.1465in">
        <style:tab-stops/>
      </style:paragraph-properties>
    </style:style>
    <style:style style:name="T520" style:parent-style-name="預設段落字型" style:family="text">
      <style:text-properties style:font-name-asian="華康中黑體"/>
    </style:style>
    <style:style style:name="P521" style:parent-style-name="內文" style:family="paragraph">
      <style:paragraph-properties fo:margin-left="0.1465in" fo:text-indent="-0.1465in">
        <style:tab-stops/>
      </style:paragraph-properties>
    </style:style>
    <style:style style:name="T522" style:parent-style-name="預設段落字型" style:family="text">
      <style:text-properties style:font-name-asian="華康中黑體"/>
    </style:style>
    <style:style style:name="P523" style:parent-style-name="內文" style:family="paragraph">
      <style:paragraph-properties fo:margin-left="0.1465in" fo:text-indent="-0.1465in">
        <style:tab-stops/>
      </style:paragraph-properties>
    </style:style>
    <style:style style:name="T524" style:parent-style-name="預設段落字型" style:family="text">
      <style:text-properties style:font-name-asian="華康中黑體"/>
    </style:style>
    <style:style style:name="P525" style:parent-style-name="內文" style:family="paragraph">
      <style:paragraph-properties fo:margin-left="0.1465in" fo:text-indent="-0.1465in">
        <style:tab-stops/>
      </style:paragraph-properties>
    </style:style>
    <style:style style:name="T526" style:parent-style-name="預設段落字型" style:family="text">
      <style:text-properties style:font-name-asian="華康中黑體"/>
    </style:style>
    <style:style style:name="P527" style:parent-style-name="內文" style:family="paragraph">
      <style:paragraph-properties fo:margin-left="0.1465in" fo:text-indent="-0.1465in">
        <style:tab-stops/>
      </style:paragraph-properties>
    </style:style>
    <style:style style:name="T528" style:parent-style-name="預設段落字型" style:family="text">
      <style:text-properties style:font-name-asian="華康中黑體"/>
    </style:style>
    <style:style style:name="P529" style:parent-style-name="內文" style:family="paragraph">
      <style:paragraph-properties fo:margin-left="0.1465in" fo:text-indent="-0.1465in">
        <style:tab-stops/>
      </style:paragraph-properties>
    </style:style>
    <style:style style:name="T530" style:parent-style-name="預設段落字型" style:family="text">
      <style:text-properties style:font-name-asian="華康中黑體"/>
    </style:style>
    <style:style style:name="P531" style:parent-style-name="內文" style:family="paragraph">
      <style:paragraph-properties fo:margin-left="0.1465in" fo:text-indent="-0.1465in">
        <style:tab-stops/>
      </style:paragraph-properties>
    </style:style>
    <style:style style:name="T532" style:parent-style-name="預設段落字型" style:family="text">
      <style:text-properties style:font-name-asian="華康中黑體"/>
    </style:style>
    <style:style style:name="P533" style:parent-style-name="內文" style:family="paragraph">
      <style:paragraph-properties fo:margin-left="0.1465in" fo:text-indent="-0.1465in">
        <style:tab-stops/>
      </style:paragraph-properties>
    </style:style>
    <style:style style:name="T534" style:parent-style-name="預設段落字型" style:family="text">
      <style:text-properties style:font-name-asian="華康中黑體"/>
    </style:style>
    <style:style style:name="P535" style:parent-style-name="內文" style:family="paragraph">
      <style:paragraph-properties fo:margin-left="0.1465in" fo:text-indent="-0.1465in">
        <style:tab-stops/>
      </style:paragraph-properties>
    </style:style>
    <style:style style:name="T536" style:parent-style-name="預設段落字型" style:family="text">
      <style:text-properties style:font-name-asian="華康中黑體"/>
    </style:style>
    <style:style style:name="P537" style:parent-style-name="內文" style:family="paragraph">
      <style:paragraph-properties fo:margin-left="0.1465in" fo:text-indent="-0.1465in">
        <style:tab-stops/>
      </style:paragraph-properties>
    </style:style>
    <style:style style:name="T538" style:parent-style-name="預設段落字型" style:family="text">
      <style:text-properties style:font-name-asian="華康中黑體"/>
    </style:style>
    <style:style style:name="P539" style:parent-style-name="內文" style:family="paragraph">
      <style:paragraph-properties fo:margin-left="0.1465in" fo:text-indent="-0.1465in">
        <style:tab-stops/>
      </style:paragraph-properties>
    </style:style>
    <style:style style:name="T540" style:parent-style-name="預設段落字型" style:family="text">
      <style:text-properties style:font-name-asian="華康中黑體"/>
    </style:style>
    <style:style style:name="P541" style:parent-style-name="內文" style:family="paragraph">
      <style:paragraph-properties fo:margin-left="0.1465in" fo:text-indent="-0.1465in">
        <style:tab-stops/>
      </style:paragraph-properties>
    </style:style>
    <style:style style:name="T542" style:parent-style-name="預設段落字型" style:family="text">
      <style:text-properties style:font-name-asian="華康中黑體"/>
    </style:style>
    <style:style style:name="T543" style:parent-style-name="預設段落字型" style:family="text">
      <style:text-properties style:font-name-asian="華康中黑體"/>
    </style:style>
    <style:style style:name="P544" style:parent-style-name="內文" style:family="paragraph">
      <style:paragraph-properties fo:margin-left="0.1465in" fo:text-indent="-0.1465in">
        <style:tab-stops/>
      </style:paragraph-properties>
    </style:style>
  </office:automatic-styles>
  <office:body>
    <office:text text:use-soft-page-breaks="true">
      <text:p text:style-name="P1">開放國會委員會（OPMSF）第2次會議紀錄</text:p>
      <text:section text:name="Sect1" text:style-name="S1">
        <text:p text:style-name="P5"><text:span text:style-name="T6">時　　間　</text:span>中華民國109年9月14日（星期一）10時7分至12時35分</text:p>
        <text:p text:style-name="P7"><text:span text:style-name="T8">地　　點　</text:span>本院群賢樓802會議室</text:p>
        <text:p text:style-name="P9"><text:span text:style-name="T10">主　　席　</text:span>林委員昶佐</text:p>
        <text:p text:style-name="P11"><text:span text:style-name="T12">主席：</text:span>大家早安，謝謝大家，今天我們換到比較大的會議室，比較大的會議室也不是有大缺點，小缺點就是主席的位置更明顯了，所以之後如果在這個會議室開會的話，我應該就是坐在這個位置。</text:p>
        <text:p text:style-name="P13">我們今天的議程，第一個大概是IRM那邊相關資訊的回報，這比較單純，再來就是委員會會議相關的開支跟籌措方式，這也是上一次我們有討論到的一個後續，再來第三個是開放國會行動方案分組組長報告進度，這一塊比較是今天會議的重點，再來是確認下次的開會時間跟地點。所以我想我們就先請蕭新晟回報跟NDI溝通的後續，謝謝。</text:p>
        <text:p text:style-name="P14"><text:span text:style-name="T15">蕭新晟：</text:span>關於新型態的IRM，這是NDI他們在OGP新的legislative engagement，就是所謂OGP裡面開放國會的track小組裡面，他們在研究新的IRM的方式，上次就有提出過兩種可能性，第一個是所謂的alternative reporting，就是並不是像OGP一般開放政府的方式，而是用民間組織CSO帶領的方式，就像我們現在正在進行的shadow report即影子報告的方式，然後搭配官方的報告，這個就是他們現在正在中亞的吉爾吉斯實驗進行一種新型態的IRM，這跟我們現在在做的比較像，就像我們公督盟和國會官方這邊，這是我們可以考慮採用的方式。第二個就是之前有提過像是peer review，就是國會to國會，可能是我方國會搭配越南或某一個國家的國會，採互相review的方式，他們叫做third party即第三方IRM，這個是已經在OGP local裡面，就是開放政府，但是是地方政府，所以也是OGP的次團體，都是以地方政府組成的，他們已經在實行第三方，因為畢竟他們是很多小城市組成的OGP local，所以他們就會互相review，他們可能已經有實行過幾年，我有放一些文件在Slack上面，大家可以參考看看，這也是另外一個方式。如果是以這種第三方國會to國會的方式的話，也是另外一個可行性，因為這兩個NDI、OGP都是在實驗中，他們也會跟我們密切互相搭配，然後分享心得，所以我們也可以提供我們的反饋給NDI、給OGP，但也有可能會進入他們這個新型態的IRM裡面，所以也不是我們就要追隨他們的腳步，而是我們這邊如果有什麼想法、有什麼進度，也可以回報給他們，然後一起來打造這個新型態開放國會上面的IRM，以上報告。</text:p>
        <text:p text:style-name="P16"><text:span text:style-name="T17">主席：</text:span>我想應該概念上就是說我們現在這樣子繼續進行我們上一次討論的IRM作法，雖然我們不是OGP的會員國，但是即便是這樣，我們現在做的方式也沒有違反他們目前的標準、規範和流程，因為他們也在做新的，而且他們新的IRM內容跟我們現在在做的也沒有互斥，我們做的其實也符合他們其中一個新的嘗試，對不對？應該是這樣。大家針對這一題有沒有什麼意見？君陽和公督盟還沒有來，不過我想他應該也不會有什麼意見，因為現在我們做的方向並沒有跟他是互斥的，對不對？好，關於剛才的結論、剛才的報告，是不是到時候就我們的會議紀錄以及今天的相關資訊還是cue一下公督盟，讓他們特別看一下，好不好？OK，第二個部分是委員會<text:soft-page-break/>會議相關開支及籌措方式，這個部分應該由誰報告？</text:p>
        <text:p text:style-name="P18"><text:span text:style-name="T19">于顥：</text:span>請曉菁報告一下。</text:p>
        <text:p text:style-name="P20"><text:span text:style-name="T21">梁專員曉菁：</text:span>OK。那個excel表的部分，好像于顥已經有放進Slack，所以大家可以參考一下。這個預估表大概分三部分，第一個部分是各式文件的翻譯成本，第二個是IRM的撰寫費用，第三個是開放國會委員會的會議費用。好，先從第一個翻譯成本來看，因為好像目前預估會有四份報告，有兩份是action plan，一個是國會版的，一個是民間版的，在IRM的報告裡面也會分官方跟民間，現在就這每一個報告的翻譯費用去算，標準是照上次在翻譯toolkit時的費用，一個字算3元，然後每頁大概算1,000字，我們如果預估每一份報告大概有40頁的話，那大概就是這個費用。</text:p>
        <text:p text:style-name="P22">因為我們預估我們的行動方案應該是12月初會有一個初版，估計初版之後就會進行翻譯，我們現在就是把先把那個翻譯放在2021年的第一季，目前估計大概有12萬元的經費，每一份行動方案大概就是12萬元。IRM這個部分，因為看上次的會議紀錄好像是說第一份的IRM是預計在明年12月會出來，所以就是把IRM的中翻英費用也是放在明（2021）年11月到12月那一季。</text:p>
        <text:p text:style-name="P23">另外，顧問有提到要把速錄師跟手語的翻譯費也都要估進去。速錄師這個部分，我們現在是假設明年公報處的同仁沒有辦法支應的話，我們的開會頻度也還是維持在每個月兩次，然後每個月都要召開的狀況之下，現在是以唐鳳政委常合作的那個速錄師的價格去算，每個小時1,800元，乘以2個小時，每個月兩次，每季3個月，大概就會有2萬1,600元的費用，就是每一季大概都會有同樣的費用。關於手語翻譯費，我們現在搭配的是臺北市政府社會局委託的手譯師來幫我們做合作，一人大概1,500元，然後每次他們會派兩位，2個小時，同樣是以每個月開兩次會議這樣的頻率來算，大概每季會有3萬6,000元的費用，所以在這個費用來講的話，年度費用大概是有53萬400元這樣的經費支出。</text:p>
        <text:p text:style-name="P24">第二個大項，就是IRM的撰寫，上次會議有提到好像有民團的代表講IRM的撰寫如果委託第三方來撰寫的話，大概會需要預估50萬元的費用，我們這邊官方版的IRM報告因為以前沒有發生過類似委外去做這個性質的報告，這個經費的預估基本上我們就是按照資訊處在做資安評估的時候，他們為了要達到國際標，也就是ISO標準的時候，他們說大概這個價格就是一年60萬元，所以這個大項在年度來說大概就會有110萬元的費用。</text:p>
        <text:p text:style-name="P25">第三大項就是開放國會委員會會產生的費用，因為我們現在都還是借院內的場地，所以我們就沒有算場地費，我們現在所預估的費用，大部分就是在舉辦院內會議的時候，可能會提供一些咖啡、點心或便當的費用，也都是用委員會在開會的時候的金額，大概一個人90元這樣去算的話，我們每一季大概會估2萬元，這樣加起來的話，每年的費用大概就是有8萬元。把這三大項費用加總起來，現在預估大概會有183萬400元的費用，這個是目前我們所預估的數字，每一項都用最大值去估之後，總共的金額大概是這樣子。</text:p>
        <text:p text:style-name="P26"><text:span text:style-name="T27">主席：</text:span>謝謝，我們是不是現在就開放討論一下？針對整個明年度的費用，現在初估是183萬400元，先提醒各位在上個禮拜我們討論到的進度，如果我講的有不對的地方，大家幫我補充一下，我記得上個禮拜關於今年的部分是立法院這邊先cover，因為今年好像是剩下……</text:p>
        <text:p text:style-name="P28"><text:span text:style-name="T29">于顥：</text:span>行政費用的部分就是立法院這邊可以cover，包含手語翻譯員的部分，上上禮拜的會議顧問有請示一下秘書長，所以那個部分公報處會處理，目前多出來的費用是手語翻譯員的部分，也是由公報處來cover，這個已經是有確認過的，然後現在討論的是明年的部分，主要是IRM這個費用很大，今天要討論一下我們要怎麼來處理。</text:p>
        <text:p text:style-name="P30"><text:span text:style-name="T31">主席：</text:span>我先回溯一下，就是今年的費用立法院這邊會cover，那明年的費用，我剛剛看其實也是IRM的部分，一方面是性質，一方面是費用都會比較大，其他的部分都還比較好處理，例如便當、場地等。所以我們是不是還是針對IRM這個部分來稍微討論一下，優先討論一下，好不好？我說的IRM費用比較大的話，就是我想先確定，官方的IRM的費用是不是就是由……</text:p>
        <text:p text:style-name="P32">不對！我們上次有討論對不對？就是應該不是一份是由官方這邊來出，然後由民間出版，因為這樣子好像有點奇怪，所以我們所謂的官方應該是我們自己這個委員會出的這份官方報告，然後，外面的其實也是我們委託外面，是整個委員會委託外面，而不是民間委託外面，對不對？所以如果是在這樣的概念下做的，應該兩份都是整個委員會來cover才對，是不是這樣的意思？</text:p>
        <text:p text:style-name="P33"><text:span text:style-name="T34">曾柏瑜：</text:span>它其實沒有分官方的IRM或民間的IRM，IRM的意思是獨立報告（Independent Reporting Mechanism），所以它不會有官方版本，然後官方本來就要產生一個版本，然後這個就不是由MSF共同組成委員會做的，這個官方的報告就是由所謂的官方，比如假設是行政院的版本就是會由國發會出，所以它會有一個官方的版本，然後這個版本大概就是記錄我們從什麼時候開始召開，它就是一個比較官方告訴大家，我們什麼時候開始做、我們什麼時候揭示、我們做哪些事情這樣。所謂的IRM，委員講的沒錯，在我們的狀態下，上次討論的結論應該是MSF聘一個獨立的機構或是學術機關來做這樣的報告，為了要讓它獨立，所以就會是民間跟官方各一半，或是如果國發會願意follow up的話，就是各三分之一，這是上次討論的一些結論。</text:p>
        <text:p text:style-name="P35"><text:span text:style-name="T36">主席：</text:span>我想那這樣的話，我們之後官方不要寫成IRM好了，免得很容易會誤解，就寫官方報告、成果報告都可以，就寫官方報告好了，因為這個就不是另外第三方處理，就是不用外包，而是我們內部去做的報告而已嘛。上次是不是有誰提到，其實立法院裡面本來就有在做……</text:p>
        <text:p text:style-name="P37"><text:span text:style-name="T38">吳銘軒：</text:span>那是君陽說的。</text:p>
        <text:p text:style-name="P39"><text:span text:style-name="T40">主席：</text:span>就是也有在做專案的……</text:p>
        <text:p text:style-name="P41"><text:span text:style-name="T42">吳銘軒：</text:span>法制局。</text:p>
        <text:p text:style-name="P43"><text:span text:style-name="T44">主席：</text:span>法制局也有在做專案報告，是不是這樣？</text:p>
        <text:p text:style-name="P45"><text:span text:style-name="T46">郭專員佳勳：</text:span>君陽有提到法制局。</text:p>
        <text:p text:style-name="P47"><text:span text:style-name="T48">吳處長慧玲：</text:span>我要瞭解一下，我認為法制局應該是針對法案的部分，他們當然有在寫報告，可是要看他們的業務屬性有沒有這一項，我印象中，他們的報告是針對法案的報告或者是他們所做的一些研究，那這個部分我們要再瞭解。</text:p>
        <text:p text:style-name="P49"><text:span text:style-name="T50">于顥：</text:span>請賴香伶委員辦公室代表發言。</text:p>
        <text:p text:style-name="P51"><text:span text:style-name="T52">呂儀恬：</text:span>法制局除了法案的研究之外，他們會有一個專題報告沒有錯，但是這個開放國會的IRM報告可否委託他們撰寫，這可能要跟法制局那邊釐清，但他們確實有在做專題研究沒有錯。</text:p>
        <text:p text:style-name="P53"><text:span text:style-name="T54">主席：</text:span>我覺得官方的這個報告是不是請于顥回去跟相關單位溝通，不管是法制局或其他立法院的機構、部門適合去做這樣的成果報告或紀錄，其實這樣的話，我們應該就花不到60萬元，對不對？</text:p>
        <text:p text:style-name="P55"><text:span text:style-name="T56">于顥：</text:span>對，如果這是成果報告的話，預算應該都是內化的，只是我覺得如果去找法制局，但是法制局他們沒有參與這個東西，他們也不會知道要怎麼寫，這個東西是不是要由參與這個會的人自己來寫，我詢問一下這樣的概念跟邏輯對嗎？</text:p>
        <text:p text:style-name="P57"><text:span text:style-name="T58">趙恭岳：</text:span>主席，我想先確認一下，目前到底有幾份報告？舉例來講，例如官方的報告，就像剛剛柏瑜所提到的，它其實指的是國家單位對於Open Government的進程，那表示是政府在做的事情，所以可能會由國發會來負責。但事實上如果像剛剛講的只有兩份報告，第二份其實就是IRM，就是指Independent Reporting Mechanism，主要是委員會針對國家相關進程所做的stakeholder Enganement，它算是一個獨立的評論報告，所以我想先確認這兩個部分。我會建議官方的報告就讓官方那邊去做處理，然後IRM就是委員會這邊要來協助。</text:p>
        <text:p text:style-name="P59"><text:span text:style-name="T60">于顥：</text:span>等一下，在發言前，我先提醒一下，今天一樣會有公報處的同仁來做紀錄，所以請大家發言前稍微提一下自己的名字或單位，我剛剛沒有看到，剛剛那一位是……</text:p>
        <text:p text:style-name="P61"><text:span text:style-name="T62">趙恭岳：</text:span>口袋國會趙恭岳。</text:p>
        <text:p text:style-name="P63"><text:span text:style-name="T64">于顥：</text:span>好。</text:p>
        <text:p text:style-name="P65">剛剛是誰要發言？阿端嗎？</text:p>
        <text:p text:style-name="P66"><text:span text:style-name="T67">吳銘軒：</text:span>我覺得還是釐清一下，剛剛所說的官方，其實我們現在講的是指開放國會的官方，但國發會跟我們現在所討論的開放國會是沒有關係的，所以官方要做的報告，其實就是立法院自己要做個評估，它當時承諾哪些事情、後來執行的進度以及最後的成果是什麼，對嗎？這是最基本的嘛，然後我們現在講的這個IRM，這是大家一起找資源、委託第三方去做，基本上不需要我們裡面的人下去寫任何東西，大概是這樣的意思。</text:p>
        <text:p text:style-name="P68"><text:span text:style-name="T69">主席：</text:span>我想立法院的那個報告，不管叫它成果報告還是什麼，請于顥回去以後確定一下有沒有相關單位，因為我覺得不是由我們這個委員會裡面的人來寫，即便立法院本身沒有做任何的追蹤，如果以剛剛阿端處理的狀況，它應該還會牽涉到我們產出這個行動方案以後的執行狀態、內部稽核，就是立法院內部的稽核，所以如果立法院沒有任何人在稽核的話，我們可以想像那個IRM就會很差，就會說立法院不知道在幹嘛之類的，總之立法院自己本身還是要追蹤，像是成果報告以及追蹤報告，這件事情就麻煩于顥回去再跟相關局處確認一下，看是由哪一個局處來處理。那IRM部分現在這裡匡列50萬的預算，我想預算上面應該上次大概就討論過了啦！這個金額應該……上次是有說……</text:p>
        <text:p text:style-name="P70"><text:span text:style-name="T71">曾柏瑜：</text:span>上次說50萬，好像是說兩邊出。</text:p>
        <text:p text:style-name="P72"><text:span text:style-name="T73">主席：</text:span>對。</text:p>
        <text:p text:style-name="P74"><text:span text:style-name="T75">曾柏瑜：</text:span>這個是整體的預算嗎？</text:p>
        <text:p text:style-name="P76"><text:span text:style-name="T77">主席：</text:span>對。</text:p>
        <text:p text:style-name="P78"><text:span text:style-name="T79">曾柏瑜：</text:span>那就是50萬。</text:p>
        <text:p text:style-name="P80"><text:span text:style-name="T81">主席：</text:span>我記得上次是有討論到50萬，我們今天是不是稍微確認一下50萬一半是立法院這邊出，一半是民間這邊出，民間這邊出的話，所有相關單位要怎麼樣去支應？是要在我們今天這個會議討論，還是民間的代表們自己另外討論？現在這個金額評估起來，以這個25萬行情來講的話，所有的這些民間單位，大家認為這個cover應該……我的想像應該不是太……因為我們單位這麼多，每個人好像都有點被強迫點頭的表情這樣。好，反正你們討論一下，我們是不是可以在下次開會的時候，能夠知道民間代表們對這個金額的看法？下次大會應該是1個月後吧！</text:p>
        <text:p text:style-name="P82"><text:span text:style-name="T83">于顥：</text:span>兩個禮拜。</text:p>
        <text:p text:style-name="P84"><text:span text:style-name="T85">主席：</text:span>好，那就兩個禮拜後再麻煩民間這邊，我們要不要點一個人來回覆一下？民間代表的聯繫窗口本來就是蕭新晟嘛！對啊，你召集一下。OK，那這一題就先這樣好了，其他部分雖然金額不大，但是其他部分減掉官方報告的60，再減掉已經討論完另外民間的50，現在只剩下七十多，對不對？其他剩下來的部分，差不多就是今年立法院cover的一些項目，其實就是這樣嘛，對不對？我本來是想問問看立法院內部有沒有辦法再cover下去。這部分我跟洪顧問討論一下，我們問立法院內部有沒辦法按照今年的第三季、第四季的處理方法來繼續cover，因為主要是一些便當跟會議的費用嘛，對不對？如果立法院這邊覺得可以的跟不可以的，我們到時候再來列好了，例如如果哪一些項目覺得不可以，說不定大家自己帶便當來就沒事了，對不對？所以還OK嗎？</text:p>
        <text:p text:style-name="P86"><text:span text:style-name="T87">于顥：</text:span>處長是不是可以先講一下哪些部分是可以cover的？是不是點一下項目？你剛才不是說OK嗎？</text:p>
        <text:p text:style-name="P88"><text:span text:style-name="T89">主席：</text:span>或哪一些是不行的？</text:p>
        <text:p text:style-name="P90"><text:span text:style-name="T91">吳處長慧玲：</text:span>第四季了嘛！應該只要是一般行政的OK啊！剛剛提到便當之外，還有沒有我漏掉的？還有什麼？</text:p>
        <text:p text:style-name="P92"><text:span text:style-name="T93">主席：</text:span>這是明年的喔！</text:p>
        <text:p text:style-name="P94"><text:span text:style-name="T95">吳處長慧玲：</text:span>翻譯，可以啊！如果按照我們的規定，超過11點半是可以吃便當的，應該的啦！</text:p>
        <text:p text:style-name="P96"><text:span text:style-name="T97">吳銘軒：</text:span>我還想問一個事情，如果未來有一些中南部或是其他地方上來開會的人，我們有可能支應他一些車馬費嗎？</text:p>
        <text:p text:style-name="P98"><text:span text:style-name="T99">蕭新晟：</text:span>上次不是說應該由民間湊這個車馬費？</text:p>
        <text:p text:style-name="P100"><text:span text:style-name="T101">主席：</text:span>我記得好像有一次討論是說，如果這些的費用支應都變成是官方支出的話，好像性質上面也會有一些問題，會變得好像是官方邀請民間代表來參加諮詢會議的那一種性質，會越來越像是那樣，所以是不是在兩個禮拜後要回報的事情，除了IRM的分攤以外，包括交通費的部分，民間的代表也討論一下。如果覺得有比較好的方式，下次也一起提出來，我們討論一下。</text:p>
        <text:p text:style-name="P102"><text:span text:style-name="T103">周韻采：</text:span>我記得上次主席結論是說，如果民間可以去募款的話，這個ok，但是提供線上的access是必要的，那他們即使暫時沒有交通費或是沒有辦法來的時候，仍然可以開會。</text:p>
        <text:p text:style-name="P104"><text:span text:style-name="T105">主席：</text:span>我們再把這個決議確認一次，原則上可以線上開會，如果真的遇到必須要實體開會的時候，民間這邊是不是有辦法支應交通的費用，交給各位在接著的兩個禮拜討論一下。我想我們今天會議的第二項結束了，然後再來關於第三個其實是今天比較重要的，我們是不是請每一個負責小組的成員代表報告。第一個是工作歷程前言章節統整，我們一樣請處長說一下。</text:p>
        <text:p text:style-name="P106"><text:span text:style-name="T107">吳處長慧玲：</text:span>請秘書處研考科做簡要的報告。</text:p>
        <text:p text:style-name="P108"><text:span text:style-name="T109">郭專員佳勳：</text:span>針對開放國會行動方案，首先是最前端歷程與前言，就歷程部分我們大概按照時序說明一些重要辦理事項，從6月2日的記者會開始，後續到8月份，共有6場籌備會議，到目前為止是第2場的正式會議，這些我們都按照時序記錄下來，中間還包括我們很重要的活動，像是讀書會、各地區的焦點討論會及網路直播會，這些我們都有把名稱以及辦理的一些重點備註下來。另外針對前言部分，我們有尋找相關的文件，針對像工作機制、辦理記者會、院長新聞稿等，釐清說明為何我們要開放國會以及跟開放政府之間的關連、緣起與過程，簡要地摘錄在前言或是緣起當中。最後章節統整，就要看各段後續做出來之後，再作討論，以上說明。</text:p>
        <text:p text:style-name="P110"><text:span text:style-name="T111">主席：</text:span>現在有檔案可以放在Slack上面讓大家先看一下嗎？</text:p>
        <text:p text:style-name="P112"><text:span text:style-name="T113">郭專員佳勳：</text:span>我這邊只有印紙張。</text:p>
        <text:p text:style-name="P114"><text:span text:style-name="T115">主席：</text:span>好，沒關係。我剛剛聽下來覺得只有一個要補充，就是開放國會的決議案是5月幾號那個時候在立法院通過的。</text:p>
        <text:p text:style-name="P116"><text:span text:style-name="T117">郭專員佳勳：</text:span>我想就是委員提案的嘛，對不對？</text:p>
        <text:p text:style-name="P118"><text:span text:style-name="T119">主席：</text:span>對，不一定要寫我提案，但是我要拉每個黨團下水，所以至少要寫到每個黨團的支持啦。</text:p>
        <text:p text:style-name="P120"><text:span text:style-name="T121">郭專員佳勳：</text:span>那個是5月，因為記者會是6月2日，應該是5月的事情。</text:p>
        <text:p text:style-name="P122"><text:span text:style-name="T123">主席：</text:span>5月底？</text:p>
        <text:p text:style-name="P124"><text:span text:style-name="T125">郭專員佳勳：</text:span>我再去找議事處那邊的資料。</text:p>
        <text:p text:style-name="P126"><text:span text:style-name="T127">主席：</text:span>好，謝謝。再來我們請民主實驗室講一下開放國會之原則價值。</text:p>
        <text:p text:style-name="P128"><text:span text:style-name="T129">吳銘軒：</text:span>先講一下第一組，第一組我們做的跟大家一樣，都是檢視了一下，所有在excel裡面大概130幾個意見，全部都重新再看過，然後順成了今天這份文件，我唸給大家聽，這個是草稿，所以大家可以再改。第一段是前言，大概是這樣子，葛傳宇老師寫的內容是：臺灣面對長年外部嚴重國安威脅，仍堅持民主、人權等多元價值，並且結合公私部門與公民社會，共同推動開放政府，確保政府資訊透明開放，促進民主的深化與實踐，並且強化不分族群取用政府及資訊的公平。國會是監督政府不可或缺的基石，開放國會應以公平近用需求為原則，包括任何族群、語言、性別、教育背景、障礙類別、城鄉與地區等，讓資訊易讀易懂，且降低取得門檻。</text:p>
        <text:p text:style-name="P130">我們就分成三大段：第一段是人民有感的開放國會。立法院作為國家政策公共討論的場域，應有責任促進社會多元光譜與利害關係人的討論，並引入相關的會議技術和文化，不鼓勵非黑即白的二元對抗。二、立法院應提供立委、立委辦公室和立法院工作人員更多針對開放文化的學習資源和交流活動。三、立法院應參考國際標準，主動提出「立法委員與立委助理行為準則與倫理規範」。</text:p>
        <text:p text:style-name="P131">第二大段是人民有感的開放資訊，可能會跟別組有重複，我們到時候再看怎麼統合。所有跟立法院有關資訊，除涉及國安、機密、犯罪偵查或個資等資訊外，一切都應以「即時開放」為原則，不開放之事項應有明確定義，並且建立當人民不能取得合法公開資訊時之申訴管道。二、立法院的資訊應顧及開放的主動性，鼓勵主動揭露、主動通知相關利害關係人，並增加參與管道，定期主動與民間立法監督團體溝通，建立透明易用的資訊取得管道。三、現行陽光法案要求揭露的相關資訊，應該彙整在立法院的網站，建立即時揭露公費助理的資訊公開，尤其如果有親屬關係的話，不過就這部分還沒想到wording要怎麼改。</text:p>
        <text:p text:style-name="P132">第三大段是人民有感的開放參與，就是立法院應該全面、重新檢討遊說法、公聽會和聽證會相關的權責與規定，完善公民參與、多元意見表達與監督的機制。二、透過各級教育，強化民眾對立法程序、公共政策討論的文化素養，增進立法院對公眾的親近感，並且在立法院增加機制和資源，協助將社會意見和各種公眾情緒轉化為有效意見，納入決策過程之中。</text:p>
        <text:p text:style-name="P133">我們認為應該有cover到所有的意見，但是有一些意見，因為後來的討論覺得那完全不是立法院的權責，所以可能之後還是要針對那些沒有拉進來的部分再做一些解釋，針對這部分請大家提問。</text:p>
        <text:p text:style-name="P134"><text:span text:style-name="T135">主席：</text:span>我稍微補充一下，這些現在看起來還不順的地方，其實就是先看大家有沒有覺得需要再加入什麼？或是什麼東西不要？之後應該是在9月底那次，本來會再統整一個真正的初稿，所以大家現在先不要針對不順的部分，想進入文字的修改，只是要看有沒有哪一個概念需要再加進去的？或哪個概念其實不用放在那裡？</text:p>
        <text:p text:style-name="P136"><text:span text:style-name="T137">于顥：</text:span>立法院應參考國際標準，主動提出「立法委員與助理行為準則與倫理規範」，這是不是應該先對照一下「立法委員行為法」的部分？因為「立法委員行為法」已經cover到委員跟助理，只是要看國際規範是什麼，可能需要把它界定清楚一點，或是這部法裡面缺少了什麼東西，我們可能再看如何來調整。</text:p>
        <text:p text:style-name="P138"><text:span text:style-name="T139">吳銘軒：</text:span>我想這個法的部分，應該是最低的標準，這裡提的其實是大家對於更高倫理標準的一個準則，不是強制他沒做到就一定會怎麼樣。不過這個我們可以再做細部的討論，但主要從整理的那些意見裡面，會感覺到很多是針對立法委員或是立委助理雖不觸法、但是遊走在邊緣的行為，就是感到……。對！就是這樣，我不知道要怎麼說，不要考我。</text:p>
        <text:p text:style-name="P140"><text:span text:style-name="T141">主席：</text:span>因為我們的確有看到滿多建議跟討論。另外，我要提一下，就是我們好像在讀書會的時候有提到，應該是英國或哪一個國家的行動報告裡有提到，那時候我們翻譯把它講成是道德，但講倫理會比較好一點，我們畢竟不是在追求道德魔人的那種概念，但我記得應該就是在英國的開放國會行動方案裡面有講到要提升國會議員的倫理準則，這是他需要被期待的，而且他應該也要認知到自己被期待的標準比一般人還高，所以我們有討論到，既然有這麼多這樣的回饋，再加上我們看到其他國家也有寫過類似的東西，所以可以把他們的經驗拿來做參考。做為臺灣的立法委員，至少要有某種準則，它不是法律上面的規定，但是他來擔任立法委員之前至少應該知道自己被賦予了什麼樣子的期待嘛，對不對？</text:p>
        <text:p text:style-name="P142"><text:span text:style-name="T143">吳銘軒：</text:span>我只是把連結貼出來當成參考而已……</text:p>
        <text:p text:style-name="P144"><text:span text:style-name="T145">王向榮：</text:span>貼在哪裡？</text:p>
        <text:p text:style-name="P146"><text:span text:style-name="T147">吳銘軒：</text:span>現在應該不用看。</text:p>
        <text:p text:style-name="P148"><text:span text:style-name="T149">主席：</text:span>所以我們還是回來討論一下剛剛阿端唸的這些第一組整理的東西，大家還有沒有覺得哪個段落其實不用放，或是有沒有你覺得屬於開放國會的原則跟價值、認為要再補充進去的？如果沒有的話，這一組就……</text:p>
        <text:p text:style-name="P150"><text:span text:style-name="T151">簡信昌：</text:span>開放資訊第三點我有點看不懂，就是「現行陽光法案要求揭露」跟「建立即時揭露公費助理……」，這兩個是同一件事情嗎？還是陽光法案是陽光法案的內容，然後公費助理跟第一點比較相關，就是立法院所有相關資訊？</text:p>
        <text:p text:style-name="P152"><text:span text:style-name="T153">吳銘軒：</text:span>對，你講得對，可以把它分開。對，是兩者不相干的事情。也不是不相干啦！就是是兩件……</text:p>
        <text:p text:style-name="P154"><text:span text:style-name="T155">于顥：</text:span>「尤其是親屬關係」指的是公費助理的親屬關係嗎？</text:p>
        <text:p text:style-name="P156"><text:span text:style-name="T157">吳銘軒：</text:span>不是。是如果公費助理跟這個委員本身有親屬關係的話，這件事應該揭露，但如果是他跟別的委員有……</text:p>
        <text:p text:style-name="P158">我不知道！我不曉得啦！對啊！但是總而言之，我應該先說我沒有……</text:p>
        <text:p text:style-name="P159">就是我們是在整理我們蒐集到的意見，我們蒐集到的意見裡面有人很在意如果委員把公費助理的名額用在自己的家人身上。可是我們的討論是覺得，其實用在自己家人身上不是不行，只是它應該要被適度揭露。還有人講得很誇張，就是連助理的財產都要揭露，但我們就沒有寫這些啦！我們只寫你請了誰，還有可能是這個人的簡歷而已。可以把它分開來。</text:p>
        <text:p text:style-name="P160"><text:span text:style-name="T161">主席：</text:span>請口袋國會恭岳發言。</text:p>
        <text:p text:style-name="P162"><text:span text:style-name="T163">趙恭岳：</text:span>我覺得第四點可能要思考一下執行上的可能性，例如說「開放的主動性」這個部分，因為裡面還提到說要「主動通知相關利害關係人」，事實上利害關係人可能非常多元，看你怎麼界定。例如說我常常參加聯合國的相關會議，他們理論上是透過一個資訊公開的平臺，讓你很容易有管道去access，可是它不太容易將相關的關係人分為一層、兩層、三層，然後最後全部主動通知。我覺得這點在執行上可能要界定一下；我覺得公開access相對來講是比較重要的。</text:p>
        <text:p text:style-name="P164">第二是親屬關係，這個也是一樣，就是你不太可能定義到例如說他是堂叔公的二兒子，然後他必須要被揭露。所以我覺得回過頭來講，例如說你比較容易在看的是，假設你真的覺得事實上他還是可以聘任，可是可能是在委員聘任三等親內必須被揭露等等。我覺得這個部分可能要稍微想一下執行的部分，謝謝。</text:p>
        <text:p text:style-name="P165"><text:span text:style-name="T166">耿璐：</text:span>我們在分小組討論的時候其實也有一直在審視，基本上就變成依照我們的理解，現在整理的應該都是民眾的意見，如果進到實質要執行的，其實也是會像趙老師說的，其實應該要確認很多部分，第一個就是跟現行法條的關係；第二個就是到底立法院、現行行政部門或相關的單位，有沒有可以配合的，因為我們不可能寫一個東西，結果就是要立法院自己再去成立一個新的單位來處理；第三個，因為這畢竟是第一輪，而在這四年可不可以完成呢？其實現在我們在講的比較多都是反映民眾的意見，所以對我來說，主要還是看提到的這個方向是否ok，那細則的部分則可能是要進到工作小組裡面之後再決定，而且可能還要邀立法院相關的同仁來討論，才不會寫出一個差距太大的東西。</text:p>
        <text:p text:style-name="P167"><text:span text:style-name="T168">于顥：</text:span>請秘書處說明。</text:p>
        <text:p text:style-name="P169"><text:span text:style-name="T170">吳處長慧玲：</text:span>我想跟大家說明一下，的確剛剛有提到就是讓院內各單位來參與，因為原來按照我們的期程，好像這邊要討論兩次，所以要到下下次才會找各單位來，可是剛剛我看了之前寫的第一個開放國會之原則價值，比較多是屬於概念式的，當然也有一些很具體，就是可以去跟法規做連結，所以我會比較建議下一次會議，我會請我們各單位相關的主管列席，希望他們能夠適時提出一些建議，因為這邊所提所有的建議在未來業務執行面上，其中一個會考量到的就是執行的程序，包括在法規上有沒有一些既定的程序要遵循，或者說經費的編列，或者說有涉及到法規修正，或者說大家很辛苦，把這個民意反映出來並做整理，可是到底應該要跟哪一個規範做連結，或者說我們是不是應該要去新增什麼樣的規定，或者說在行政命令上、一般的行政規範上，是我們就可以馬上來做的等等，我想這樣子可能會讓這個報告更完整，所以我本來想要建議的是，是不是下次我就請相關單位主管列席？</text:p>
        <text:p text:style-name="P171"><text:span text:style-name="T172">主席：</text:span>好，我想就這樣子好了，原則上我們就還是這一個章節，開放國會之原則價值，我們就是繼續把它按照剛剛給的一些回饋來去把它修得比較易讀，但是有一些部分到底會連結到什麼程度，下一次會議的時候，我們再請相關局處來參與。</text:p>
        <text:p text:style-name="P173">請周老師發言。</text:p>
        <text:p text:style-name="P174"><text:span text:style-name="T175">周韻采：</text:span>關於「人民有感的開放資訊」的第四點，其實我覺得助理的這個部分可能要做比較廣泛的揭露，而且不是只有公費助理，因為其實最有趣的是，很多是有相關關係人，他可能就是定期會付助理的薪水，然後掛在委員的辦公室，這個可能比公費助理還要……但是你出去都是拿同樣的名片，所以其實是看不到的，但是我想我們今天最大的這個資訊公開，尤其是立委助理這個部分，應該最重要的是瞭解立委的政商關係，所以如果從這個角度來看的話，包括立委助理的部分，如果像這樣的情形，通常都會成立一些公司，它可能會跟某一些立委的行為去做交易，譬如說在選舉的時候，就會包給這家公司等等，我覺得只是立委助理是親屬，其實大部分的狀況應該現在都很少了，所以像這個部分，我覺得之後可能可以去討論，到底立委助理的資訊是哪些部分要去揭露。從最近這幾次立委的一些新聞，其實都可以很明顯看得出來，後面其實都有相關成立的一些公司，然後可能承包一些特定的產業，譬如說綠能，譬如說之前的人力仲介，所以其實你只要看到一個常常需要政府法案通過的，然後它衍生出來的產業，一定都有很多類似這樣的情況，只是這些過去都是undertable，而且要查證的時候其實花了很多、很多的人力。所以如果是這樣的話，我反而會覺得，依照第4點，如果以後真的要要求助理的資訊公開，我覺得這個部分應該好好討論，就是到底是哪一些屬於助理的資訊應該被公開。</text:p>
        <text:p text:style-name="P176"><text:span text:style-name="T177">主席：</text:span>好，阿Fi。</text:p>
        <text:p text:style-name="P178"><text:span text:style-name="T179">曾柏瑜：</text:span>我是那個……，突然忘記我們組織的名字。我的名字是柏瑜。太多了，我剛才一時想不起來要講哪一個。好，我們其實在做監督議員團體的時候，的確有很多人提到這個部分，就是老師剛剛說的這個部分，可是其實我們也有一個法源上的困難，就是現在之所以我們可以把委員開的公司、他戶頭裡有多少錢、他名下有多少土地都公開出來，雖然在監察院的網站裡，不在立法院的網站裡，可是因為那是我們有一個陽光法案的法源依據，目前的困難是包含犯罪紀錄是屬於敏感性個資、助理的個人個資，我們沒有任何一個法源要求他們揭露，如果是要到這種程度的話，就必須要有一個立法的階段。我們當然可以請他們廣泛……</text:p>
        <text:p text:style-name="P180"><text:span text:style-name="T181">周韻采：</text:span>這是道德，不是法律……</text:p>
        <text:p text:style-name="P182"><text:span text:style-name="T183">曾柏瑜：</text:span>對。</text:p>
        <text:p text:style-name="P184"><text:span text:style-name="T185">周韻采：</text:span>應該是說，未來如果有一個管道，譬如說我們有一個平臺，立委願意去揭露的……</text:p>
        <text:p text:style-name="P186"><text:span text:style-name="T187">曾柏瑜：</text:span>我覺得比較像是我們這邊先寫公費助理，是因為他本來就在立法委員行為法裡面的規範，就是如果不是以立委個人的錢去支付他的薪資，而是由立法院支付這些人的薪資，就一定要他公開。除此之外，我當然也同意以道德的角度鼓勵委員們都來做更廣泛的揭露，可是可能就沒有辦法有任何的要求，尤其是個資、開公司這件事情，我覺得這可能有點困難。</text:p>
        <text:p text:style-name="P188"><text:span text:style-name="T189">周韻采：</text:span>這倒不是個資，因為在經濟部商業司網站其實都有，包括董監事，全部都查得到，只要它有立案，一定查得到。</text:p>
        <text:p text:style-name="P190"><text:span text:style-name="T191">曾柏瑜：</text:span>對，但是只有名字，我沒辦法確定這個「于顥」是不是那個「于顥」。</text:p>
        <text:p text:style-name="P192"><text:span text:style-name="T193">周韻采：</text:span>因為他本來就是立委助理，當然是從立委助理的名字直接下去查詢就OK了，因為這個也不是個資，只要到經濟部商業司的網站一定查得到。</text:p>
        <text:p text:style-name="P194"><text:span text:style-name="T195">主席：</text:span>我覺得我們現在先不要進入太細的討論，但是概念上應該是像周老師說的，我們希望公費助理及立委自費助理的部分能夠廣泛地揭露，其實還有另外一種是剛剛周老師沒有講的，就是免費的。免費的可能最貴，因為免費的掛各種主任等等之名的狀況也很多，不是每個委員都會……。我不知道不分區的部分會不會有，選過區域立委的就會知道，其實選上以後，地方會有一大堆跟利益相關的人跑來自願幫你服務，希望掛你的主任、顧問等等，有一些人當然就會都拒絕，包括我在內；有一些人會不會因為什麼樣的原因不一定拒絕。這個東西要不要揭露？我覺得可能在一個一定的廣泛揭露，甚至於是剛剛提到至少有一個平臺，讓委員自願去揭露自己的團隊有多少公費助理、多少自費助理、多少顧問，這些顧問是「顧」什麼「問」，委員也很願意寫。相對來講，有些委員看起來全部空白，當然會被人覺得他是不寫，還是真的統統都沒有助理。就像現在幾個監督國會的團體也有鼓勵委員自己去揭露一些並不是在法律上面必須要揭露的資訊，但是他因為配合這些監督團體的要求而揭露某一些其他部分，最後還是可以比較出來哪一些委員比較願意、有比較高的自我要求。也就是說，我現在要提的是，是不是在這些原則裡面去提到鼓勵委員廣泛揭露的原則，應該是這樣。至於真正要怎麼去處理的時候，我想在原則及價值的部分也不太適合逐條地去寫應該要怎麼去處理，但是因為我們已經訂下這個原則，未來立法院以這個原則來設想我們如何梳理剛剛處長講的他們局處管理的業務裡面去促進這樣的可能性，應該是這樣。</text:p>
        <text:p text:style-name="P196"><text:span text:style-name="T197">洪國鈞：</text:span>剛剛有提到對於公費助理的定義，其實現在相關的法規裡面像公職人員利益衝突迴避法第三條有做相關的定義，還是可以先用，因為公費助理這個詞其實定義是更窄更narrow，公職人員利益衝突迴避法第三條後面寫說是指各級民意代表的公費助理，還有加入助理工會之助理，還有其他受其指揮監督之助理，是不是可以先用這個名詞，至少這是法律也有定義，就沒有剛剛那個沒有法律定義的問題。</text:p>
        <text:p text:style-name="P198"><text:span text:style-name="T199">主席：</text:span>好，ok，那我們這個第二……</text:p>
        <text:p text:style-name="P200"><text:span text:style-name="T201">侯宜秀：</text:span>我想講的是，就是我們討論程序的問題，從剛剛原則這一塊看起來，我們接下來其實原則現在大家寫的這些google document裡面，應該是蒐集我們現在看到所有的需求跟資訊，但是于顥有另外貼一個表格是實際上我們接下來要再narrow down，就是說應該要再寫得更細，實際上要執行那個方案的內容會在那個表格裡面，我猜並不是所有東西都會放到那個表格裡面，所以有一些如果沒被放進去的，可能我們還是要在另外一個地方把它記下來，就是在現在廣泛蒐集之後有選了一些是有押執行日期的，因為那個表格裡面是有執行日期，所以有執行日期就會時間到了，就要回來檢視執行成效，那有一些可能我們不會押在這一年的執行日期，那可能有另外一個表格我們要留著。那另外就是我覺得大概我們現在這些分類就是要去討論那些表格要怎麼做的細項時，可能每一個分類都需要有一場會議，不是五個分類一場，所以我想我們接下來是不是會有很多分組的會議，就是每一個項目裡面會有不同的……，就是你要去做實際上執行動作的時候討論就會很細，比如說像剛剛的討論可能也會需要邀請立法院實際上執行的人，然後要檢討現在的法制狀況，那所以我在想說後面這個東西就是在討論實際上那個action item的時候所討論的模式是否每一個題目都需要另外再安排會議，或是小組裡面都寫好，然後我們再怎麼進行。于顥貼的那個表格裡面，可能我們需要增加一欄是現在法規的相關規定，大概是這樣。</text:p>
        <text:p text:style-name="P202"><text:span text:style-name="T203">于顥：</text:span>現在要先討論這個嗎？</text:p>
        <text:p text:style-name="P204"><text:span text:style-name="T205">主席：</text:span>我想這樣的話，我們是不是一樣都把它順完，然後那個表格，我們現在就先記下來，那個表格應該要有一個對照到現在法規的欄位，然後以及剛才侯律師說的進入比較細部的討論，以及跟各個局處的對應，這些會發生在10月份嗎？還是會發生在9月底之前？</text:p>
        <text:p text:style-name="P206"><text:span text:style-name="T207">于顥：</text:span>其實剛剛宜秀提出來的東西，其實是針對後續我們時程安排整個架構的調整，所以我可能等一下……</text:p>
        <text:p text:style-name="P208"><text:span text:style-name="T209">主席：</text:span>更務實化……</text:p>
        <text:p text:style-name="P210"><text:span text:style-name="T211">于顥：</text:span>應該說我們把5組的東西都順完之後，因為現在大家應該是依照之前vTaiwan整理出來的東西作一個彙整，我們有一個共識是這樣，那下一個步驟，我們先來討論一下我們的記錄方式，因為接下來我們為了之後可以完整生成一份報告，大家寫東西的方式，還是要有一定的邏輯，這樣我們才有辦法最後生成一份文字化的報告，所以那個表格的部分，我剛剛丟到slack的是接下來大家要怎麼把意見分別丟到那些東西裡面，我們才有辦法之後再一個個把它抽出來，最後順成一份報告。然後還有另外因為我們原本排的是每次大會都是5組來做討論，那要不要改成一次會議討論一個項目？因為這個部分也會影響到時程，所以我覺得等一下我們順完之後整體來做個討論，好不好？把議程作這樣的調整，剛才第一組結束，是不是要請第二組？</text:p>
        <text:p text:style-name="P212"><text:span text:style-name="T213">主席：</text:span>對，我們請口袋國會來報告下一個章節，便於取得利用的國會資訊。</text:p>
        <text:p text:style-name="P214"><text:span text:style-name="T215">高宇成：</text:span>主席、各位伙伴大家好。口袋國會高宇成報告。第一次小組討論後，其實這一組最重要的是，協助國會資料便於公開並取得應用。現在我們主要是依照民眾、從vTaiwan整理民眾的意見，下面整理的是委員提供的意見。第一個意見提到，立法院應該主動公告法案進度，對於主動，民眾會有兩個想像：一個是他要找得到；一個是他坐在家裡就可以知道。第二個想像會比較困難，但在討論時仍會朝此方向來討論一些東西。至於委員的意見，其實現在立法院已經有法案的追蹤平台，因此法案進度的公開資訊這部分已經有在做。不過民眾為何如此無感？對此，在討論過程中一直會出現的一個東西是：即時性。也就是這東西是否夠快？如果要經過幾個月或半年後，或者一個會期結束後才會上立法院網站，這樣對民眾來說太慢！再來是近用性的優化。</text:p>
        <text:p text:style-name="P216">第二，即使已經公告制式法案進度，但這部分仍與識讀教育有關，因為民眾並不知其意義為何，何謂進委員會？何謂一讀、二讀、三讀？何謂逕付二讀？這些可能和另外一組有關，所以我不多談。</text:p>
        <text:p text:style-name="P217">民眾反映說，往往法案已經進入審議議程，甚至已經過了，他才知道原來有這個法案！若公民團體有一些想倡議的東西，那就已經來不及了！因此，有無可能做到在法案審議前期通知？譬如行政院已經在研議什麼法案，是不是應公告出來並在立法院看得到？也就是兩院應如何連結？譬如委員或黨團正在研擬何種提案，有無可能在審議前期就先進行公告？這點還滿重要的。</text:p>
        <text:p text:style-name="P218">我們有看了一下法案追蹤平台，也是主動觸及民眾、即時性等問題，其實最重要的是即時性與前期告知。還有，資料雖有公開，但相對應用性仍然不足，所以建議可以舉辦一些活動，可以提升相關能力。</text:p>
        <text:p text:style-name="P219">下一個民眾的意見是，立委個人資料整合與立委團隊資料整合。我們提出應該把立委相關資料整合在一起，這樣也許一個頁面就可以找到，方便民眾取得委員所有問政表現與紀錄。特別是投票紀錄仍無法完全資訊化，但唯有透過長期的投票紀錄才可以看到這個委員所關注的議題與其問政取向，其所長期關注的議題態度、立場是否一貫？所以還是希望可以把委員相關問政資料都整合在一起。至於應該要公開的資料，譬如助理，我們就不再贅述。</text:p>
        <text:p text:style-name="P220">下一個民眾意見是法案於審議期間要有參與管道，好讓他們於審議期間就能有所瞭解。這就涉及一個東西，也就是民眾一直反映的公聽會問題！現在公聽會往往只見逐字稿會議紀錄，但民眾一直希望的，我們也應該做到的是，可否做到公聽會後續的影響追蹤與成效評估？譬如一場公聽會開完後，也對法案審議發揮功效，但哪些專家學者在公聽會上的意見被採用了？這就是公聽會的影響追蹤與成效評估，而不是只有當天的會議紀錄。否則大家只看到會議當天誰講了什麼話而已，其實並不太能知道公聽會的效果何在！再來，公聽會的辦理有無開放其他機制？現在大概就是委員會舉辦或委員個別舉辦，但這涉及民眾參與，屬於另外一組的東西，我們就不多談，這可能需要整合性地一起談。</text:p>
        <text:p text:style-name="P221">立院公聽會資料應該在公聽會前即對外開放，譬如該次公聽會有哪些已經有的法案版本？或者是專家學者的相關意見有沒有可能提前，或者是委員會對於這個法案的一些分析評估有沒有可能提前公布讓民眾知道，而不是只告訴你有個會議、有誰會來，但是這個會議的相關資訊都完全沒有，其實應該是在會議開會前有一些資訊，而這些資訊是否可以在會議前就公開。還有就是行政院送立法院審議的法案有沒有可能在審議之前就符合開放資料原則？比如說行政院正在審議中的法案有哪些，有沒有一個公告？不然我們都不知道行政院正在研議哪些法案，忽然「怦」就丟到立法院，然後民眾或是公民團體都不曉得。</text:p>
        <text:p text:style-name="P222">民眾還有一個意見是中央法案跟各地方政府執行的落差，這個可能不完全是資料開放的問題，我們委員的討論反而是中央跟地方法案的落實要有一些說明的問題或立法意旨說明的問題，或者是至少應該可以連接相關法律跟地方政府的施行細則。民眾的反映是說，這個法是這樣規定的，但是在臺南、在臺北、在臺中為什麼執行是這樣？比如說美豬，地方是零檢出，但中央已經開放了，這到底是怎麼回事？到底是零檢出還是我可以使用？我可以吃？可能民眾會有這個問題，這個可能一部分牽扯到資料的開放。</text:p>
        <text:p text:style-name="P223">另外很重要的，我們提出的是，立法院預算中心有定期相關的評估報告，這個部分是不是應該也要可以公開？我們建議是要公開，不是是不是也要公開，我們建議要公開，比如說公開研究的時程等等。</text:p>
        <text:p text:style-name="P224">再來是民眾有反映說委員會辦的跟立委自己辦的公聽會資料開放程度不同，有一些委員自辦公聽會也是用立院的資源開的，有些是用委員的身分召開的，但是可能就沒有完整的會議紀錄，或者是有一些相關的資訊就沒有充分揭露，所以應該是要一致的。</text:p>
        <text:p text:style-name="P225">另外，民眾有反映公聽會是不是可以開放民眾報名參與或是開出名額讓NGO自己主動報名？我們的建議是立院應該要有一個完整的議事行事曆，對於這個部分，立法院現在的確會公告下一週的議程，前兩週或前一週會公告下一週的一些主要議程，但是好像沒有一個完整整合性的行事曆，我們建議公聽會至少要在一週前公告，因為有些公聽會召開可能是比較臨時的，但至少能在一週前可以詳實公布議事的行程，讓民眾可以提早得知，至於是不是民眾可以參與則是另外一組，那就大家一起整合來討論。另外，我們也建議公聽會要開放民眾報名、NGO報名，再來是公聽會應該開放直播跟線上參與，這個是資料開放可以做到的。</text:p>
        <text:p text:style-name="P226">再來是民眾有反映資訊釋出的時間跟正確有落差，導致倡議的時候資料是不同的，資料的定義也不明確。這個也跟即時性有關，之前立院可能會公告要開什麼會、有什麼資料，但等到正式開會的時候，網路上的資料跟現場提供的資料又不一樣了，這個就造成一些問題，所以資料即時開放的部分，我們覺得要彌補那個落差，建議要去盤點現在資料更新的時間頻率跟時間落差。立法程序中的各種相關質詢跟政府提供的資料，應該開放民眾能夠近用，因為我們有去查了，其實立法院網站有公布一個很完整的立法程序，但是這個圖畫成這樣，民眾其實也很難看得懂或是不一定看得懂。所以我們的建議是，其實在所有的立法過程中，可以公開的相關資料就應該公開給民眾能夠在方便的管道或者是平臺上都可以取得。</text:p>
        <text:p text:style-name="P227">再來就是預算相關的資料需要公開，這個是現在立法院一直沒有公開的部分，就是預算相關的資料，應該進一步針對不同立法程序中各項法案的相關資料做到開放跟透明。</text:p>
        <text:p text:style-name="P228">接下來是委員提的一些意見，就是立院法制局跟預算中心會提供一些委員修法相關的研析資料，這個應該也要公開，這是立法院提供給委員參考的資料，是不是應該要公開？我們就抓了一、兩個例子，大家可以點進去看一下，這種相關的資料雖然是供委員參考的資料，但既然是立法院的資料，這個部分我們建議就要公開。</text:p>
        <text:p text:style-name="P229">再來就是各黨團其實也是用公共預算來運作的，所以黨團的資料應該要公開，包括黨團的助理，黨團開黨團會議的會議紀錄、會議資訊等等，黨團的經費運用應該也要透明，因為這個其實是立法院編列預算讓黨團去使用的，所以民眾應該也可以順利地取得相關的資料。過去黨團在幹嘛其實民眾不太知道，一個黨團大概聘請多少個助理，我們也不知道；黨團開會形成什麼決議、黨團要提出什麼提案、黨團在立院裡面要推動運作什麼政策，我們也都不知道，所以黨團資訊應該是要公開的。</text:p>
        <text:p text:style-name="P230">再來就是政治獻金、財產申報這部分，目前的職權在監察院，但是馬上修憲委員會就要召開了，還有很多廢考、監的聲浪，所以有委員就提到立院至少要做好準備，是不是將來這個東西會到立法院來，或者監察院還在運作的時候有沒有一些連結，可以串連委員完整的相關的資料。</text:p>
        <text:p text:style-name="P231">再來還有一個就是遊說法應該要落實，到底有多少人來立法院找委員，然後談什麼事情，然後遊說的公開機制應該要建立。雖然有遊說法，但是都沒有落實，因為我們都不知道哪些團體、哪些人來找委員，然後關心什麼樣的法案、推動什麼樣的法案。</text:p>
        <text:p text:style-name="P232">最後一個是行政院的開放資料跟立法院的開放資料有相對的落差，行政院的開放資料以立院的預算為主，立法院以委員相關法案為主，建議只要有相關的，是開放國會行動方案裡面可以要求的，我們希望立法院跟行政院，就是我們的開放國會跟開放政府這邊其實應該要做一個好的協調跟統整。以上是我們這一組提出來的意見，請大家可以提供一些高見來討論。謝謝。</text:p>
        <text:p text:style-name="P233"><text:span text:style-name="T234">主席：</text:span>請大家……還有意見的意思是什麼？因為大家還是要看一下……</text:p>
        <text:p text:style-name="P235"><text:span text:style-name="T236">吳銘軒</text:span>：可以把這個檔案丟到slack嗎？</text:p>
        <text:p text:style-name="P237"><text:span text:style-name="T238">高宇成</text:span>：有。</text:p>
        <text:p text:style-name="P239"><text:span text:style-name="T240">主席：</text:span>我先講一個意見，就是可能要注意一下于顥剛剛給的那個表格喔，最後還是要收斂到一個又更narrow一點的。好，剛剛是不是有誰？好，LuLu。</text:p>
        <text:p text:style-name="P241"><text:span text:style-name="T242">耿璐</text:span>：大家好，我是開放文化基金會的耿璐。其實只是補充一下，我覺得當然民眾想要立法院開放的東西很多元，那我覺得也不是在第一輪就全部都要做到，所以我們在討論裡面有提到，就是立法院不是有議會的階段表嗎？那我們是不是在第一輪先檢視這個過程當中有哪些應該被開放的還沒有開放，不見得是可能會加很多東西，先就現在的議程，這也是其中一個意見，就是先看現在的議事流程表裡面，是不是有哪些東西還沒有開放，也是開放資料我們第一個想到的部分，所以才會在討論裡面補了那張表。</text:p>
        <text:p text:style-name="P243"><text:span text:style-name="T244">主席：</text:span>那個補充的表格在最後一頁，在雲端的最後一頁，那個圖大家可以看一下，就是那個流程圖。因為有一部分可能會是已經有開放，但是其實民眾不容易搜尋、不容易找的；有一部分是還沒有開放，所以可能還是要把它稍微整理成比較短期跟比較長期的，以及只是要優化目前的程序跟被近用的模式的簡易度。大家還有沒有什麼意見？沒有的話，接著可能就要請這個組別的人，要把這些真的是很豐富的意見濃縮到表格裡面。</text:p>
        <text:p text:style-name="P245"><text:span text:style-name="T246">王文岳：</text:span>我只是要補充一個意見，這也是我們另外一組在討論的時候發現的一個問題，就是有關立院的資料，我們有時候不太知道到底什麼樣的資料，它的license狀態是什麼，我覺得這件事情可以讓便於取得利用的國會資訊這一組和數位化國會這一組一起來討論看看，是否在著作權法上面去看看立院到底哪些資料是得為著作標的，以及哪些是不為，不為的範圍在跟民眾宣導的時候是不是要講一下？或者要標示清楚比如這份文件或文獻是屬於不受著作權保護，因為它不是著作權標的，或者是說它有著作權，像是直播的影片，那都是會有著作權的。所以說後續各式各樣的錄影、錄音或是文件等等，有關license的部分可能要注意一下。做以上補充。</text:p>
        <text:p text:style-name="P247"><text:span text:style-name="T248">主席：</text:span>這要在哪裡注意？</text:p>
        <text:p text:style-name="P249"><text:span text:style-name="T250">王文岳：</text:span>第一個我們要先去盤點，到底不受著作權標的文件有哪些，再來就是對於有著作權的東西，在這些檔案或資料釋出的時候，就要在它的metadata上明確的輸入，比如立院願意怎麼樣開放它，是CC嗎？還是別的license？是政府開放資料授權一版嗎？諸如這些等等的。我覺得實際上怎麼做是可以討論的，不過到時候我們在做資料釋出時……，因為目前我看立院的網站，那些有所謂的開放資料，其實在license上面好像都沒有很清楚標示，頂多就是講通通都用政府開放資料授權一版，但事實上有些是不得為著作標的。我目前觀察到的狀況是這樣。</text:p>
        <text:p text:style-name="P251"><text:span text:style-name="T252">主席：</text:span>所以在便於取得利用的國會資訊以及數位化的國會可能都要去討論出來，之後在立法院資料開放的時候，應該要做這樣的標示。</text:p>
        <text:p text:style-name="P253"><text:span text:style-name="T254">王文岳：</text:span>對，可能兩邊，甚至是多邊，可能包含連國會識讀的部分，在推廣時可能都要做這樣的推廣。</text:p>
        <text:p text:style-name="P255"><text:span text:style-name="T256">主席：</text:span>三個小組的組長都先記起來。</text:p>
        <text:p text:style-name="P257"><text:span text:style-name="T258">于顥：</text:span>對，有關的建議應該是有關的小組自己要把它叼走。繼續我提一下，公聽會是不是可以開放民眾報名參與這個部分應該不屬於這個項目，這應該是第三組的。</text:p>
        <text:p text:style-name="P259"><text:span text:style-name="T260">主席：</text:span>應該是……</text:p>
        <text:p text:style-name="P261"><text:span text:style-name="T262">于顥：</text:span>就是公聽會報名參與的部分應該是……</text:p>
        <text:p text:style-name="P263"><text:span text:style-name="T264">主席：</text:span>便於人民參與的國會……</text:p>
        <text:p text:style-name="P265"><text:span text:style-name="T266">于顥：</text:span>我先大概順一下這幾個意見。立院應主動公告法案進度，這個我覺得原則上還屬於這一組，但細部的部分，可能到時候再跟行政單位討論。有關立委個人資料整合、立委團隊資料整合，看起來也是屬於這組沒有錯，這也是到時候再跟資訊處那邊做討論。</text:p>
        <text:p text:style-name="P267"><text:span text:style-name="T268">主席：</text:span>那公聽會的部分歸入便於人民參與的國會，應該是比較對。</text:p>
        <text:p text:style-name="P269"><text:span text:style-name="T270">于顥：</text:span>有關行政院的部分，我想要討論一下，這要不要算在我們的行動方案裡面，因為行政單位應該自己也要出一份行動方案，我覺得不能因為他們沒出，我們就幫他們出，我自己覺得啦！這是我自己的想法。</text:p>
        <text:p text:style-name="P271"><text:span text:style-name="T272">高宇成：</text:span>主席，我補充一下。有關公聽會的部分，的確會有兩個部分，一個是民眾便於參與，一個是資訊公開，有關便於參與的部分，我們就不多討論，但是資訊公開的部分，其實現在立院的公聽會應該都是只給會議紀錄文字檔，就是詳細會議紀錄文字檔，可是也不完整。比如你現在隨便去看立院第9屆公聽會的會議紀錄，可能只有第1會期、第5會期、第7會期，不是所有會期都有，所以也不完整，所以第一個就是資訊公開。第二個部分，我們剛剛提到怎麼樣更提早進行法案前期相關資料的通知，或是公聽會前期相關資料的通知，我覺得這個比較困難，但是不是有可能朝這個方向努力？行政院的部分我也再說明一下，我剛剛報告時也有提到，其實開放國會行動方案跟開放政府行動方案在某些部分可能要有一個統整與配合，謝謝。</text:p>
        <text:p text:style-name="P273"><text:span text:style-name="T274">周韻采：</text:span>我們整理了一些意見，其實發現有一些小組可能比較需要一些groundwork，就是比較地毯式的苦力，也就是需要一些智慧功能的處理，因為有一些是已經開放了，可是可能不完善，譬如立法院的議事紀錄本來就有，但是你要是每一個字都去唸，找到每個委員的講法或當時的情況，其實是很耗工的，但是目前立法院沒有做tag的動作，以至於你真的要了解他們當時開會的情形，就變成每一個字全部逐字唸完以後，才有辦法找到委員講了什麼。</text:p>
        <text:p text:style-name="P275">其實就變成哪一些部分是我們未來可能需要做一些改善，不只是增加新的資料，而是在現有的資料上面可不可以把它變得更容易懂、更快擷取某些資訊。可能之後就變成我們這組需要比較密切的跟立法院資訊處來做，針對某一些他們已經有的，我們可能要進去看以後，大家去討論看看有沒有更好的一個開放形式出來。</text:p>
        <text:p text:style-name="P276"><text:span text:style-name="T277">主席：</text:span>于顥先說。</text:p>
        <text:p text:style-name="P278"><text:span text:style-name="T279">于顥：</text:span>我只是單純提個建議，我覺得這些意見maybe可以大概融進幾個大項裡面，譬如資訊公開的即時性，包含第一項提到的，還有後面資訊釋出的時間和正確性的部分，其他的部分想到再講，因為我剛剛只想到一半而已，不好意思。</text:p>
        <text:p text:style-name="P280"><text:span text:style-name="T281">主席：</text:span>但是剛才講有關公聽會的部分，我覺得有分成幾個層次啦！一個是資料的即時開放，即時開放和整合的部分可能就是在這一組─便於取得利用的國會資訊；但是如果都是在公聽會的層次，哪一些應該要歸於便於人民參與的國會？我覺得乾脆現在口袋國會代表的這一組直接把屬於便於人民參與的國會部分切給他們，不要把整個公聽會弄在一起，我們先切開，到時候在寫報告、行動方案的時候，再決定有沒有調整的必要，但是就把它切開。</text:p>
        <text:p text:style-name="P282">另外，我認為有一些網站上面，畢竟我們並不是在幫立法院做網站的優化，讓人民更容易的看到、看懂，有更好的表現方式，這當然是我們追求的一個目標；但是理論上我們如果能夠讓所有的資訊都即時開放，包括文字檔、影片的開放程度都是做到最大化，以及機器可判讀的話，其實每一個厲害的人認為怎麼做會是人民更容易看得懂的模式，就會自然展現在不管是監督團體，或是對立法院有興趣的人，他就會做出那樣的東西，他認為他最想要被看到的是什麼東西，他就會做出來，只要我們的資料真的能夠即時且更廣泛的開放。</text:p>
        <text:p text:style-name="P283">所以我個人認為，這部分大家在濃縮的過程裡面，儘量不要一直掉到怎麼樣讓立法院網站更優化的狀態，因為我相信高手跟在外面的人會覺得，你只要東西開給我，就可以弄得比你還要更容易看得懂之類的。</text:p>
        <text:p text:style-name="P284">ok，我們這一組差不多是到這邊，下一組是便於人民參與的國會，我們請賴香伶委員辦公室代表，謝謝。</text:p>
        <text:p text:style-name="P285"><text:span text:style-name="T286">呂儀恬：</text:span>可以幫我切個畫面嗎，謝謝。</text:p>
        <text:p text:style-name="P287">我們是第三組，主要是講便於人民參與的部分，我們統整了一下，在那個表格裡面，大概有48則都是關於便於人民參與的國會。這邊我們是以四個項目為主，一個是人民的參與門檻，人民主要是針對資訊的部分，還滿多是針對資訊無法取得，或者是他們不曉得從哪邊取得。像是一些議題的部分，他們比較難以理解。假設是法案的話，他們怎麼進入這個脈絡，是有十分地困難。假設美豬、美牛這個案子好了，在現在的立法院網站上面可能沒辦法瞭解，在幾年前某個政黨曾經反對過，目前執政黨他們是通過的，就是希望往這個方向推動，這個歷程怎麼變化，人民沒辦法去理解這件事情。另外，剛剛提到公聽會的部分，是在人民如何參與開放國會這件事情，有一個實體跟網路。實體的話，因為立法院都在北部，除了NGO在北部有辦公室之外的，可能中南部或者是東部的NGO他們要參與會比較困難，尤其是收到通知的時候可能已經是前幾天了，他們可能就沒辦法有即時性的。除了時間上的限制之外，可能也有預算上的困難，這是比較多在提供意見上面提到的，大概有10個以上是關於公聽會立法院地點不變的事情。</text:p>
        <text:p text:style-name="P288">網路參與的部分，主要是在立法倡議平臺。民眾希望能像行政院公共政策網路參與平臺，人民會提供一些提案在上面，但是立法院可能就沒有這樣，讓大家發表意見的地方，所以希望可以建立一個立法倡議平臺。除了這個之外，還有一些是關於IVOD系統的強化，像是逐字稿、提供意見留言，在網路上面他們可以及時地參與，就像一些youtube大家可以在上面即時留言，但是在立法院IVOD上面是沒辦法的，主要是類似這樣子。</text:p>
        <text:p text:style-name="P289">其他的話，有幾個是我們認為沒辦法接納這個意見的，其中一個是開放政府，他們希望可以作為一個衝突教練，提供服務給立委，讓立委團隊有能力面對衝突。這部分我們是不予採納，因為基於行政立法的分立，我們沒有把這個意見列入在裡面。還有另外一個，是希望議事暨公報管理系統可以整理每個委員的量表，就是可能像一些雷達圖、甘特圖等等。這部分因為立法院上面的議題其實還滿多元的，所以這部分沒有辦法窮盡，我們也沒有納入在裡面。除此之外，還有一個就是遊說登記的部分，遊說登記的話，都是希望除了有登記遊說法的團體之外，希望委員都可以正式的回覆他們，不管是拒絕還是給予拜訪時間等等，而不是……因為目前很多可能提供了遊說登記，希望可以拜會委員，可是還滿多可能都是不了了之等等。所以在這部分一些民間團體希望的是，除了落實遊說登記之外，也希望可以增加，因為它都是紙本，希望增加線上登記的機制，主要是這些。謝謝。</text:p>
        <text:p text:style-name="P290"><text:span text:style-name="T291">主席：</text:span>大家有什麼意見？</text:p>
        <text:p text:style-name="P292"><text:span text:style-name="T293">吳銘軒：</text:span>補充一下，剛剛說的那個就是衝突教練，因為那時候有被assign到我們第一組，我們也看了那個，所以我們後來把它轉化成提供一些學習資源跟交流的機會，針對不管是……我們就把它寫成開放文化，就是那個是補充一下。</text:p>
        <text:p text:style-name="P294"><text:span text:style-name="T295">主席：</text:span>好，還有沒有其他人？好，還有沒有其他的意見？對啊！如果這樣子的話，一樣也請接著這一組可以進入濃縮那個文字，然後還對照表格化。</text:p>
        <text:p text:style-name="P296">好，再來我們請下一組─數位化的國會，王向榮。</text:p>
        <text:p text:style-name="P297"><text:span text:style-name="T298">王向榮：</text:span>大家好，我是王向榮，我們這一組是數位化的國會。另外，我剛剛順便也把我們五組的討論都補在我們原來的表中，所以之後大家要找這五組的討論會比較好找。我們這一組討論的作法是，我們並沒有針對此次標記成我們這一組的那些項目，我們是把所有的項目都看了一遍，然後我們速速看一遍其他組的，如果覺得跟我們也有關係的，我們就把它納進來；如果我們自己組的，我們覺得好像有點模糊……因為我們在討論過程有發現到，其實有一些項目組別有一點難界定，有一點跨組別，我們怕說會不會其實兩組都以為是別組的，就沒有被納進來，所以我們自己也有講我們這一組，我們覺得其實不是我們這一組的東西，可能他貼錯地方，我們有在表格的備註後面補上它是哪一組。</text:p>
        <text:p text:style-name="P299">所以根據我們瀏覽過一遍之後，我們把我們這一組的東西主要就是收斂成五個大項目。五個大項目分別是第一個，線上系統整合的部分，主要是因為有看到有非常非常多的民眾提的需求─他希望有個什麼樣的功能。我們在討論過程中就有發現到，其實這些功能好像都已經有網站，很多民眾也都有，但是民眾自己不知道這些網站在哪裡，所以一個很重要的需要做的項目，就是可能立法院必須要做好網站的整合、優化。剛好我們在討論過程中有發現到，資訊處最近有一個標案是做資訊處議事網站整合改版的規劃案，所以或許也需要跟這個整合，瞭解一下他們的規劃案的進度到哪裡、是否規劃案能跟到我們這部分，把我們這邊的一些想法、收集到的意見採納進去。</text:p>
        <text:p text:style-name="P300">再來一個是討論到更容易搜尋到的系統。其實目前立法……像前面其實其他組別也有提到，法案的搜尋有時候你必須要很精準的搜尋，像是勞基法，你不能用「勞基法」三個字，要用「勞動基準法」，或工輔法，你要用工廠輔導法。如果你沒有想到那個完整的名字的時候，很多相關的討論你不一定找得到，所以這部分可能是要做的一個改進方向。</text:p>
        <text:p text:style-name="P301">第二部分是開源，開源就是說，目前立法院的資訊系統是否能開源？我們在討論過程也有想到，如果全數做開源或許會有技術上的困難，或許能做的方向是說，未來新開的標案以開源為原則，舊的話就是在再看怎麼……再來，開源還有另一個部分是直播影片的開放授權，就是能夠讓每個民間或是其他單位可以做更多的應用。</text:p>
        <text:p text:style-name="P302">第三個大類是百年不變的網址，就是永久網址，我們弄一個比較炫一點的title，然後這邊主要……對，想一個比較炫、百年不變的網址。主要這部分就是因為其實很多的民間意見有提到，就是網址很容易失效，或者是說立法院網站有時候網址可能十分鐘後就失效，因為立法院有幾個網站，不知道為什麼設計成過一會玩那個東西就不能看了，那所以就彙整到的意見包含一是議案、委員、法案或各種屬於獨立個體的東西，它應該有一個自己的代碼跟一個永久的網址，這個網址就是一來可以方便分享，二來是方便區別，然後而且也希望能做到就算網站改版了，這些網址的規則也要延續下去，這樣就不會因為網站改版後，很多的外部連結、分享因此失效。再來也有意見提到希望下載的檔名能夠更容易辨識，譬如它是什麼樣的法案、它是哪個黨團提出來的，就是說方便下載之後可以整理這樣檔案，所以後面也有提到網址的部分可以參考DOI的機制。</text:p>
        <text:p text:style-name="P303">第四個分類是立法院對外網站功能許願，因為在這個分類中有很多民眾提到很希望有什麼樣的功能，所以我們統整了立法院網站的法案查詢要有機器可讀的API可以使用，以及有民眾希望有網路數位看板，可以知道各法案現在進度走到哪裡，或是各委員目前提案的情況，提案能夠走進一讀、二讀、三讀的比例有多高。</text:p>
        <text:p text:style-name="P304">第五個部分是國會討論流程的數位化，其中就有人提到，因為國會討論過程現在雖然有影像直播，但是影像直播並不完全等於數位化，很多事情其實距離數位化還有落差，例如現在是由司儀唸出最後版本，但是如果能夠在螢幕上顯示出文字，甚至這些文字是能夠被大家複製、貼上帶走的，那就是更好的數位化方法。我們在討論過程中知道教育及文化委員會已經有做到這件事情，那我們是否能夠把教育及文化委員會的作法擴大到整個立法院？以上就是我們這個小組針對這些項目整理出來的大概內容。</text:p>
        <text:p text:style-name="P305"><text:span text:style-name="T306">主席：</text:span>請大家補充一下。</text:p>
        <text:p text:style-name="P307"><text:span text:style-name="T308">洪國鈞：</text:span>其實就針對他們有一個模糊搜尋，基本上國會圖書館的法案搜尋系統其實已經有做模糊搜尋了，譬如剛剛說的勞動基準法，其實搜尋勞基法就可以找到相關的法案；甚至比如搜尋同婚，沒有一個法案裡面寫同婚法、什麼公投法、什麼七四八施行細則，但他可以把那一串全部搜尋出來，所以國會圖書館有做。我覺得這個地方的難度在於大家甚至說不出同婚，一般人啦，他可能找的是什麼更奇怪的、你沒有辦法想像的詞去搜尋，他可能甚至想不到，譬如你這邊舉例工輔法，其實一般人也不知道什麼工輔法，他可能搜尋農地工廠，類似這種東西，但是這個又更遠，那我剛剛有試過，搜尋農地工廠確實搜尋不到，或者可能就是另外的問題，他們現在有做模糊搜尋。</text:p>
        <text:p text:style-name="P309"><text:span text:style-name="T310">主席：</text:span>那可能就寫加強特模糊搜尋，所以這個部分大家沒有意見的話，我們再……</text:p>
        <text:p text:style-name="P311"><text:span text:style-name="T312">于顥：</text:span>我們那個關鍵字的部分，好像有跟剛剛那個第二組的部分有重複，是不是派出我們的組長去協調，謝謝。</text:p>
        <text:p text:style-name="P313"><text:span text:style-name="T314">主席：</text:span>好，是否請Ronny去跟第二組再協調一下那個關鍵字的部分？</text:p>
        <text:p text:style-name="P315"><text:span text:style-name="T316">于顥：</text:span>就你們再討論一下，那剛剛那個雨蒼先，然後再文岳。</text:p>
        <text:p text:style-name="P317"><text:span text:style-name="T318">林哲瑋：</text:span>我想要確認一下那個第四組之後會跟資訊處還有議事處來討論這件事情嗎？</text:p>
        <text:p text:style-name="P319"><text:span text:style-name="T320">于顥：</text:span>我們計畫是有要約。</text:p>
        <text:p text:style-name="P321"><text:span text:style-name="T322">王文岳：</text:span>關於關鍵字的部分，我其實還有一個想法是，因為這個關鍵字某種程度上對於民眾，它是針對民眾，因為民眾會用這些詞，我們才需要去設計這些事情嘛，所以我覺得這個到最後可能也會到國會識讀那一組，就在終端教育的時候，因為他們可能會站在比較第一線的地方，就是說會真的有碰到民眾的話，那這部分可能也需要多方來討論看看，如果我們到之後，我們第二組跟第四組討論出來的關鍵字，某些可能也不是民眾真的會去用的關鍵字，好像也沒有真的幫助到這一塊，我的想像是這樣子。</text:p>
        <text:p text:style-name="P323"><text:span text:style-name="T324">主席：</text:span>但到底關鍵字是什麼，也不會是我們討論啦！所以我們應該原則性地寫是特模糊或者超模糊。我補充一下，我們這組在討論這一題時的確有講到說會不會有涉及歧視的，因為民眾想到的特模糊或者超模糊的字，例如同婚法案，大家都知道，關於同婚，反同那邊會有比較多歧視性的文字，所以下意識就是搜尋「歧視性」，那我們要把這種歧視性的文字放到標籤嗎？這一定是不行嘛！所以我是說有必要在這個原則性裡面去強調要避開這一種的，還是說這就是未來自然就應該會避開的詞？</text:p>
        <text:p text:style-name="P325"><text:span text:style-name="T326">曾柏瑜：</text:span>一般關鍵字的產生應該不會依據民眾的搜尋，關鍵字的產生應該是依據比如報紙，就是新聞怎麼報導這個法案，它就使用這個關鍵字，我覺得這樣比較合理。</text:p>
        <text:p text:style-name="P327"><text:span text:style-name="T328">主席：</text:span>沒關係，我想這個我們還是會原則性地寫，真的遇到類似剛剛的狀態的時候，再來比較細部的處理。這一題這樣子的話，大家還有什麼意見嗎？沒有的話，也是一樣，那就請「便於人民參與的國會」這一組的人，接著就是進入濃縮的文字還有表格化吧！好。</text:p>
        <text:p text:style-name="P329">再來是「國會識讀教育」，請開放文化基金會耿璐說明。</text:p>
        <text:p text:style-name="P330"><text:span text:style-name="T331">耿璐：</text:span>大家好，我們是最後一組、關於識讀教育，檔案連結有給，大家應該可以看到，我們綜合民眾跟委員的意見，然後歸納了四個主題。第一個是關於國會運作科普說明方案，基本上民眾的第一層意見都在於他們不理解現在法案是怎麼進行的。關於法案的過程這部分，比如立法院已經有那個圖了，剛才不論是「便於人民參與的國會」、開放資料或者「數位化的國會」分組，其實都一直提到要讓國會現在的公告資訊更加優化等等。我們這邊想的是，除了硬的資料公開之外，不知道國會這邊會不會有一個比較科普說明的方案，這個科普說明的方案基本上可能就包括法案流程、立委職責和委員會、預算怎麼看、立法院內部行政部門運作機制，比如就這四個部分會不會出一套比較完整的科普說明？科普說明之後，它的說明跟素材CC釋出，讓民間自己去做，之前大家提到是不是做成桌遊、手遊、線上遊戲，民眾會更為瞭解，可是我覺得這部分，如果我們把素材開放授權釋出的話，就是讓民間自己發揮吧！所以頂多第一步看看，除了已經放到官網上的一個簡單的圖，是不是針對比如剛才那四項各有一份科普的說明，然後就授權釋出？</text:p>
        <text:p text:style-name="P332">第二個是現有頻道優化跟推廣，優化的話其實比較像是其他組別的，推廣則比較像是，如果其他組別決定要優化，那我們應該要怎麼樣宣傳優化後的系統，或者是現在國會圖書館及現有頻道已經有不錯的材料，而我們要怎麼宣傳？所以這一組比較注重的應該是怎麼樣宣傳推廣。民眾的意見有很多，比如我們就是先列民眾意見的話，他是說臺南市議會當地的電視台都會有跑馬燈顯示現在議會正在進行哪個法案，但我不太確定有需要放在第一屆這一輪嗎？不過這一項就比較像是主動告知更多國會所正在進行的，不是在國會現有的頻道，而是跟比如公共電視、新聞台有合作，然後直接在跑馬燈裡面顯示現在立法院做到什麼程度了，像這樣之類的。所以主要就是現有資訊怎麼樣推廣的部分，我們這邊想到的是其實有很多可以做，包括現在國會有app，只是不知道用的程度或大家知不知道這個app，所以我們想到的應該是跟秘書處的公共關係事務室討論有沒有比較好推廣現有國會資源的方式，當然這個推廣可能變成要等第二輪，等於剛才前幾組提到的建置優化或是資料統整完之後，可能才會進到推廣這一步，比如如果有系統介面要改，我們也不會現在就開始，所以第二個比較是接續之前的做完之後，我們怎麼樣統整成一個整體國會宣傳的推廣方案。</text:p>
        <text:p text:style-name="P333">第三個是多元溝通管道建立，其實也是會跟便於人民參與的國會這一組有相關，主要是因為有很多民眾意見提到成人教育、學生教育、青年教育，其實我們一開始也想說比如科普說明的方案，會不會一開始就要針對不同年齡層的族群，還有包括其他需求的人特製，但是我覺得這是需要再討論的，有可能不是這4年就可以完成這麼多版本，但是我們應該在做任何管道溝通、任何方案的時候，都應該想到會有不同需求的人。下面的委員意見就提得比較清楚，我們有想到不同需求的人，其中一個比較特別的是公務體系的人員，其實很多公務體系的人員也對立法程序不熟悉，所以他們是不是需要另外一套版本的科普說明方案，讓整個臺灣不論是公務體系或是各個不同部門方向的人，都可以比較知道他們做的事情到底跟法案立法這些有什麼關聯，因為最終可能真的都會連繫到法案，所以就是統整一些比如語言的不同族群，或是聾人或其他需求版本，然後不同年齡層、不同性別、族群，最後則是特別提到公務體系的人員。</text:p>
        <text:p text:style-name="P334">最後一個其實是關於公民教育系統，因為我們現在做的很多都是對大眾或是公開擺在那，但是其實如果要講到教育的話，照理來說就是學校教育的公民教育體系是不是就應該要融入科普的素材部分。這部分其實也有分很多階段，比如教育部其實每年都有比較專題的學程，那會不會在有開放國會計畫之後，跟教育部合作開放國會專題學程，不論是在通識課、實習或其他的參訪上面，都會比較系統化。</text:p>
        <text:p text:style-name="P335">另外要提到的是，現在國會也有開放旁聽、旁觀，基本上有些公民老師可能就會申請帶學生來，可是這都很零星，那是不是能讓教育體制內的師生有系統地參與旁聽國會議程這件事情比較有系統化，甚至考量到不是臺北市學校的狀況，或者甚至是開線上的……，比如在第一次的開放國會計畫裡面，如果線上頻道優化做得好，甚至之前還有提到是不是在youtube上面有國會達人頻道，就是它可以比較簡單的講解，像這些優化後的頻道，是不是就可以正式納入高中、大學甚至是國中，是不是他們在公民課上就可以藉由看這些頻道來實際感受到議會的狀況，而不是必須要申請來到現場才能感受到，這部分也有提在裡面。</text:p>
        <text:p text:style-name="P336">另外一個委員的意見我覺得其實也是滿有趣的，基本上有很多公民組織在登記成為法人的時候，都有主管機關，那是不是有一套必讀清單或是什麼樣的教學內容可以在法人組織登記成法人的時候，可以提供給他，讓公民團體也可以知道他要怎麼樣加入國會，而不是說他關心這個議題，但覺得怎麼立法院離他很遠，不知道該怎麼進行。其實現在可能已經有很多管道和資料，只是一般公民團體甚至不知道說他要跟委員反映這件事，或是去找委員的時候他要登記遊說法，他要怎樣怎樣的時候，他應該有請願的流程。所以是不是有一套教材或guideline是法人登記為法人的時候，就可以發給NGO的。好，那就統整到這裡。</text:p>
        <text:p text:style-name="P337"><text:span text:style-name="T338">主席：</text:span>好，大家有任何意見，請發言。</text:p>
        <text:p text:style-name="P339"><text:span text:style-name="T340">耿璐：</text:span>我補充一下。就是可能不見得這一輪開放國會計畫都會寫進去，因為其實包含滿多，有可能會先盤點現在的資源，然後跟秘書處公共關係事務室討論完後，才知道有哪幾點是現階段可以做的。</text:p>
        <text:p text:style-name="P341"><text:span text:style-name="T342">主席：</text:span>對，因為東西看起來還滿多的，但是我想等到把它跟相關的局處以及對應到表格化、濃縮以後，它會出現在的時間以及先後，應該都會有一些變化。每一個小組應該是這樣啦！都是這樣。</text:p>
        <text:p text:style-name="P343"><text:span text:style-name="T344">耿璐：</text:span>然後就是不論哪一點，尤其是像第二點或是第三點，甚至第四點，也都是要等別組的優化方案出來之後，可能才知道怎麼樣去幫他們推。</text:p>
        <text:p text:style-name="P345"><text:span text:style-name="T346">主席：</text:span>好，ok。請恭岳發言。</text:p>
        <text:p text:style-name="P347"><text:span text:style-name="T348">趙恭岳：</text:span>我想那天在討論的時候，其實大家對於國會頻道的期待很深，可是我們想像如果是一般人，你看到其他公部門的頻道，例如不管是客語、原住民或什麼，其實他們都有非常好的節目，但是國會頻道基本上只有會議室轉播，所以對一般人來講，它在增加知識能量的這種可行性相對不高，所以我們其實在這裡頭怎麼樣讓國會頻道優化，甚至國會頻道如果有可能去製作一些節目，當然我想細節上可以再進行討論，但是譬如未來它可能有一些方式能夠讓開放國會委員會這些不同的同仁，以這樣的方式能夠去強化做一些節目，也許像Discovery或者是歷史頻道那種方式，然後去讓一般的人透過這種比較好的節目來做吸收，我想這個方式可能讓民眾對於知識上面的增加會更有可行性，謝謝。</text:p>
        <text:p text:style-name="P349"><text:span text:style-name="T350">主席：</text:span>大家還有沒有什麼意見要補充？</text:p>
        <text:p text:style-name="P351"><text:span text:style-name="T352">耿璐：</text:span>基本上我覺得這樣聽完5題之後，應該是說一開始國會頻道優化是一個很大的題目，當然有可能是因為它牽涉到5組還是幾組，所以反而沒有1組是特別提到國會頻道優化這個工作，所以不知道這種要怎麼加進去。因為可能國會頻道優化要想好多方面，不見得是哪一組可以全包，以至於我覺得剛剛聽完5組，好像沒有關於這個部分，當然對於國會頻道，大家之前是滿有共識，無論是要加不同語言字幕，或是是不是應該要標註現在它在議事的哪一個階段，就是大家都不斷有提到，所以它應該是有一張表格必須被寫進去國會頻道要做什麼事，但是只是沒有分在哪個組別。</text:p>
        <text:p text:style-name="P353"><text:span text:style-name="T354">吳處長慧玲：</text:span>對不起，我不知道我講的會不會提供大家答案，不過我稍微提一下，就是國會頻道現在的確有在做國會頻道2.0，大家知道國會頻道有兩個數位電視臺21、22，加上有線的123、124，的確他們現在有就國會頻道的內涵，就是剛剛講的要怎麼樣去強化，他們有提出短中長期的計畫，所以我想也許下週公報處長在的話，會講得更清楚，有助於這邊看是要放在什麼地方，那一塊他們現在已經有一些計畫在做了。</text:p>
        <text:p text:style-name="P355"><text:span text:style-name="T356">主席：</text:span>剛才像我們前面提到，哪一題是要放在便於取得利用的國會資訊以及數位化國會，還有國會識讀都要註記的是是關於那個版權的嘛，對不對？我們現在關於這個包括國會頻道以及國會網站的優化，我們是不是把它註記？至少我們要知道有這件事，然後我們再來……還是我們現在就要直接分，看是哪一組。</text:p>
        <text:p text:style-name="P357"><text:span text:style-name="T358">吳銘軒：</text:span>我的想法是，從剛剛的五組聽下來，其實有滿多是重複的或者是概念很像的，再加上剛剛有說，如果每件事都要另外開個會的話，好像就不能照原本的分組，所以我另外的建議是，不去管現在的分組，而是把這些事合併，合併以後再重分。這是提議，也不一定要這樣，但是我覺得裡面好像有很多概念是很相近的。</text:p>
        <text:p text:style-name="P359"><text:span text:style-name="T360">主席：</text:span>剛剛還有誰舉手？</text:p>
        <text:p text:style-name="P361"><text:span text:style-name="T362">簡信昌：</text:span>我現在的問題是，至少我們「便於取得利用的國會資訊」這一組當初討論時是根據vTaiwan提供的那些問卷結果，而我剛才聽到「數位化國會」這一組也是比較會採問卷結果，也就是民眾的許願。可是有些東西可能比較像是原則性的，比如說開放的資訊其實就會像是第一組在討論的，理論上原則應該是所有都開放，除了某些限制之外，所以我們接下來的討論是要根據這次的結果嗎？還是接下來要怎麼做？比如說，如果數位化國會在網站優化這件事情上是根據之前vTaiwan所提供的民眾許願，那我覺得接下來失敗的可能性就還是滿大的，至少我們自己做網站的時候其實還是需要一些por typing，讓一般人決定這個東西到底是好或是不好，而不是把大家的許願都丟進來成為一整個雜燴，所以我比較想要知道的是，接下來的action item應該要怎麼定義。</text:p>
        <text:p text:style-name="P363"><text:span text:style-name="T364">吳銘軒：</text:span>我補充一下，我的想像應該是要等到我們確定了行動方案之後，進入執行的時候要從這個地方開始對不對？至於有沒有確定要做這件事、這件事應該要涵蓋哪些範圍，則是這個階段的行動方案要決定的事情，是吧？</text:p>
        <text:p text:style-name="P365">比方說行動方案決定我們要改善剛剛說的國會頻道，在我們蒐集到的意見原則中，有哪些事情需要被解決？為什麼要做這件事？這個是行動方案，可是等到行動方案通過以後開始要執行的時候，亦即在這兩年或三年之間，就要去研究怎麼把這件事情做好、要有哪些步驟。所以我們的確也不是直接把最後要做成什麼樣子，或者是這個網站最後應該要設計成什麼樣子，在這個階段做完，對吧？</text:p>
        <text:p text:style-name="P366"><text:span text:style-name="T367">簡信昌：</text:span>就剛剛討論的內容來看，比如我們這一組在討論的，像是有些陽光法案內容要加進來，這個是民眾許的願，但他們可能不知道這些東西到底是在監察院還是在立法院，這是比較原則性的東西，至少以我自己來講，我比較同意剛剛Freddy講的，「便於取得利用的國會資訊」這組應該要討論的就是剛剛LuLu講的，在這個流程裡面有哪些東西應該要被開放，而不是我們要做一個mugshot的網站，讓大家來填國會助理的基本資料，或把他開了什麼公司都納進來，所以我們在這裡應該要討論須開放哪些資料出去。</text:p>
        <text:p text:style-name="P368"><text:span text:style-name="T369">主席：</text:span>如果把國際事務小組和秘書處做的「工作歷程、前言、章程統整」加進來，其實總共就有六組，我想剛剛講的前言這一塊就沒有統整的必要，但其他的部分有沒有統整合併的需求？</text:p>
        <text:p text:style-name="P370"><text:span text:style-name="T371">王向榮：</text:span>有關剛剛的關鍵字和我手寫的部分，經過第二組和第四組的討論後，應該就是轉由第四組來做後續，也就是要寫成一個方案。</text:p>
        <text:p text:style-name="P372"><text:span text:style-name="T373">主席：</text:span>如果要合併的話，大家有什麼合併的想法嗎？或是說，另外一個方式當然就是把雷同的組別約在同樣的時間開會，這當然又是另外一個部分，這是在工作上的合併而不是直接在小組上的合併。</text:p>
        <text:p text:style-name="P374"><text:span text:style-name="T375">曾柏瑜：</text:span>就是我覺得因為現在這些包括寫的方式還沒有一個固定的格式，所以我覺得雖然有很多雷同的地方，但是因為還沒有放進action item裡面，我覺得要直接把組融合或重分或依照題目做分組可能以現階段來講還有一點抽象，我建議是不是我們現在先把譬如剛剛講的國會頻道分到某個小組裡面，現在這個小組會議先把action item分出來，接下來每一個組交上來的格式都長的一模一樣之後，我們再依據每個action item重新做分組、做跨組別的討論，這樣是不是會更聚焦一點？</text:p>
        <text:p text:style-name="P376"><text:span text:style-name="T377">耿璐：</text:span>有同意阿Fi講的，因為剛剛又想像譬如寫在那個表格裡面就很像是大家寫的東西再N次貼，再做grouping note，就會比較清楚。</text:p>
        <text:p text:style-name="P378"><text:span text:style-name="T379">于顥：</text:span>不好意思！我後續補充一下，剛剛阿Fi提到的那個部分是表格的部分，我建議我們等一下就立刻確認一下那個表格是不是長這樣。另外，我建議國會頻道2.0的部分直接分給第三組，就是參與的部分，因為那可能會包含多語言的部分，後續如果有跟行政單位接觸，……</text:p>
        <text:p text:style-name="P380"><text:span text:style-name="T381">主席：</text:span>這一組其實是便於人民參與的國會。</text:p>
        <text:p text:style-name="P382"><text:span text:style-name="T383">于顥：</text:span>對，就是包含多語言的部分，我自己的建議是給第三組啦！現在我們是不是就來討論一下那個表格？是不是接下來大家的意見都可以直接先收攏進去？畫面可以開一下那個紀錄表嗎？</text:p>
        <text:p text:style-name="P384">我在那個紀錄表最下面有放它的原型，它的原型是出自於OGP行動方案承諾使用的範本，對於欄位，我大致上都沒有做變動，我只是把它改成是我們分組討論的彙整表，就是各組討論出來的一些項目。現在我們先依照這個順序說明，「現況與挑戰」的部分也就是目前有哪裡是不足的，還有民眾在使用這些系統或是在參與國會時覺得哪些部分窒礙難行；在「主要目標」的部分，我想就是我們要列一下個別小組要達到哪些目標，譬如資訊更好蒐集，譬如資訊的系統平台可以整合，譬如資訊可以更即時被開放，我想這些期待和目標就是放在「主要目標」；在「風險評估」的部分，我想就是依據我們自己提出來的這些方案做風險評估，我覺得這也算是對我們提出的方案自我檢討，就是包含開放到什麼樣的程度有可能會有滲透的風險，我們把類似這樣的東西放進來，或是助理的資料公布會不會涉及到違反個資法的規定；我覺得我們有這三個項目在裡面應該就有滿完整的小組的section可以出現了。</text:p>
        <text:p text:style-name="P385">至於OGP原則的部分，包含取得資訊、課責、公民參與、技術創新部分，我是依照那個原型表格放的，如果我們不放那個，我也覺得OK，因為我不太確定放那個的功能是什麼，但是開放大家討論。現在是不是先確定一下我們是不是接下來要用這個表格去記錄？</text:p>
        <text:p text:style-name="P386"><text:span text:style-name="T387">周韻采：</text:span>這個表格其實要經過很多的淬鍊，譬如風險評估，有些是要有法律背景或是有某一些背景才能做出來，我覺得這樣等於大家都還沒有廣泛討論，就是由幾個工作人員直接這樣做，其實裡面的東西像「現況與挑戰」都還滿複雜的，我們剛剛看到各組討論都是一些比較行為式的作法，我會建議是不是我們先不要用這個，先用excel表把各組委員討論或是民眾的反映，就是可以變成一個具體行為的部分先臚列出來，然後就是大家剛剛討論的，整理出來以後會再有一個excel表，去看看各組有沒有錯字或者是重複的部分，大家再來看有沒有需要調整或重新分工的部分。因為這個很像是你最後要寫IRM的時候才需要用到的，已經做到這麼細的工，我覺得其實對於哪些item，甚至excel表出來以後，才能去看說，當我們跟立法院的同仁在溝通的時候，哪些item是可以先做，哪些item是要放中間，哪些item可能不用做了。對，這個部分好像已經變成有點是在寫整體的評估報告，我們不是要委外給民間人士寫嗎？就算不是IRM，但是真的已經有點像是一個很長的報告。</text:p>
        <text:p text:style-name="P388"><text:span text:style-name="T389">曾柏瑜：</text:span>IRM是要評估我們整個程序做得怎麼樣，那這份報告，就是周老師剛剛所說的這份很長的報告就是要從MSF出來，我們並不是只做一個原則性的列點，然後交由別人去寫，這整篇報告就是要從這個MSF裡面產生。</text:p>
        <text:p text:style-name="P390"><text:span text:style-name="T391">周韻采：</text:span>下禮拜要繳交，這個也許是再後來、再後來、再後來，不是我們一下要跳好幾個步驟去做這個事情。</text:p>
        <text:p text:style-name="P392"><text:span text:style-name="T393">曾柏瑜：</text:span>我們當然可以先討論這個表格要長得怎麼樣。</text:p>
        <text:p text:style-name="P394"><text:span text:style-name="T395">吳銘軒：</text:span>這個表格應該是針對一件事情對不對？所以這個上面好像沒有標題，這是第一個，就是你可能針對一個行動方案是要填一個表格。對啊！所以我們最後發布那個行動方案，就是12月底的那個，就是以這個方式呈現，就是第一個你要做的事情是什麼，然後是你會承諾的這個事項、主責單位、啟動時間、完成時間這些。所以它實際應該要完成的時間點上次是說12月是不是？</text:p>
        <text:p text:style-name="P396"><text:span text:style-name="T397">于顥：</text:span>11月9日。</text:p>
        <text:p text:style-name="P398"><text:span text:style-name="T399">吳銘軒：</text:span>11月9日，然後中間還包含要公開，然後再徵詢其他意見，對不對？所以這個主要其實不是要寫成一份報告，而是這個表格你就把它想成是一個A4的表格，就是在這一頁A4裡面要儘量把它簡化，然後完成。比方說我們剛剛談國會頻道，那就是在這裡，第一頁。</text:p>
        <text:p text:style-name="P400"><text:span text:style-name="T401">周韻采：</text:span>我的意思是這不是下禮拜……</text:p>
        <text:p text:style-name="P402"><text:span text:style-name="T403">吳銘軒：</text:span>不，但它不會變成一個報告，它就是一件事情一頁。</text:p>
        <text:p text:style-name="P404"><text:span text:style-name="T405">周韻采：</text:span>剛剛于顥的意思是說要用這個當作我們再converge、再重新grouping的基礎，我是說這樣子真的太複雜了，等於你一開始就要去做完所有的風險評估等等實質的東西，還有「現況與挑戰」，這其實都需要一些更深入的瞭解才有辦法寫出來。</text:p>
        <text:p text:style-name="P406"><text:span text:style-name="T407">主席：</text:span>我想「現況與挑戰」大概是跟現在的局處要一起開會才會有的一個描述，「風險評估」也是類似，大概就是我們剛剛講的幾個項目，如果跟個資有關的或是什麼，應該不用特別很細緻的去講它可能跟那些法律有什麼樣的問題，但是要稍微提到。</text:p>
        <text:p text:style-name="P408">我剛剛跟于顥確認了一下我們的進度，原則上我們9月底應該就要有一個可以上網給民眾再回饋一些意見的版本，對不對？我們那個9月底上網的版本會是怎麼樣？</text:p>
        <text:p text:style-name="P409"><text:span text:style-name="T410">于顥：</text:span>我想要先回應剛剛周老師提出的問題，有關於「現況與挑戰」的部分，其實並不是要說哪些我們寫出來的東西會沒有辦法執行，應該是說現在民眾在使用我們的國會頻道，或者是在參與國會的時候，他們覺得哪個部分很困難，那個現況講的是這個，就是目前國會哪裡做得還不夠，所以它其實是一個problem，然後「主要目標」應該是比較接近一個solution，是這樣子分類的邏輯啦！所以其實依照大家現在已經整理出來的民眾意見，跟有些組已經有列出他們覺得哪些東西可以往哪個方向來改善，這其實應該是已經可以填進去這個表格的狀態。另外，因為大家列資訊和列他們所寫東西的方式跟邏輯都不一樣，所以現在我們才更急切地需要有個統一的格式，讓大家可以依照這個一貫的邏輯去把各組的東西都填進去，這樣我們後續在做收攏跟彙整的時候，才有辦法做到，不然這個東西如果到後面才做的話，我們就來不及了。</text:p>
        <text:p text:style-name="P411"><text:span text:style-name="T412">周韻采：</text:span>我主要concern的是，這樣的作法其實會先耗一些工，因為每一個item，我們break down之後，可能到最後其實有些item還是要drop掉的，那就變成現在在這個paperwork上反而是耗了一些工，我只是覺得這是不夠efficient的作法，但是如果大家堅持或是主席也裁示的話，我們就follow，反正耗工是大家一起耗。</text:p>
        <text:p text:style-name="P413"><text:span text:style-name="T414">耿璐：</text:span>我補充一下，我覺得這個表格只是提供大家整理資料的方式，以我來說，我可能就不會花很多時間把它填到很完美，我不知道的部分我不填就好了。其實最主要就是把我們現在討論的東西，比如說「主要目標」就是把我們要做什麼事填進去，如果有好幾張表格都填了優化國會，我們就知道這三張表格要合在一起。至於有些我暫時沒有辦法回答的，我並不會在這個階段花太多工，所以我可能只會針對我現在有寫的內容把它填進去，就是先把它當成一個N次貼，只是不要再用各種不同的模式去整理資料，這是我看到這張表格時沒有覺得它很難的原因，因為我覺得就是把現有的東西填進去而已。</text:p>
        <text:p text:style-name="P415"><text:span text:style-name="T416">主席：</text:span>我還是要再確定一下9月底我們要公布上網的東西會是怎麼樣，按照之前開會的內容，我記得並不是要鉅細靡遺的東西嘛，對不對？如果我們要公布的東西就是類似這樣子彙整出來的東西的話，那好像的確現在就要開始彙整了。</text:p>
        <text:p text:style-name="P417"><text:span text:style-name="T418">吳銘軒：</text:span>我的期待是9月底啦，就是把我們這段時間所有蒐集來的意見，包括我們是怎麼把它分組、怎麼把它收攏的那個結論公布出去，以及哪些意見在這個過程當中並沒有被……就是我們會整理另外一個，像我們上次說的，有一些其實完全不是立法院能做的事情，這些我們會把它列出來。</text:p>
        <text:p text:style-name="P419"><text:span text:style-name="T420">主席：</text:span>你說9月底會公布的應該是我們過去做到現在的一個歷程，以及現在產出的內容，而產出的內容可能就是類似這個表格的比較完整版以及沒有放進去的原因，對不對？</text:p>
        <text:p text:style-name="P421"><text:span text:style-name="T422">吳銘軒：</text:span>對，所以現在的問題是，我們現在是各組彙整了嘛，今天大家報告是各組彙整的，接下來我們是要把這些再用一個比較統一的wording的方式，不管是要用這個表格還是什麼樣，總而言之就是要用比較統一的方式再merge一次，然後最後出來的是一個階段性的草稿吧。</text:p>
        <text:p text:style-name="P423"><text:span text:style-name="T424">主席：</text:span>剛剛有一個東西我們好像沒有確定，對不起，我們稍微往前倒帶一下，就是剛才簡信昌提到關於國會網站優化應該不用特別放在哪一組，剛剛是不是有提到這件事？我們在講頻道跟網站的優化有沒有要特別放在哪一組，因為現在無論放在哪一組，好像他永遠也不會做出人民許願最希望的樣子嘛。</text:p>
        <text:p text:style-name="P425"><text:span text:style-name="T426">簡信昌：</text:span>應該是說，網站優化這件事情是一個大原則，這是需要做的，但不用很detail地說這個網站優化到底要有多細節的內容。</text:p>
        <text:p text:style-name="P427"><text:span text:style-name="T428">侯宜秀：</text:span>我覺得你如果只有講網站優化，他什麼都不會做，就是一定要detail到某一些具體的功能提出來，要不然只是講優化的話，等於什麼都沒有講。</text:p>
        <text:p text:style-name="P429"><text:span text:style-name="T430">主席：</text:span>對不起，我現在倒帶了以後，變成又要進入細節。我只想確定一件事，就是有兩個方法，一個是像國會頻道一樣很具體地在電視上播，它的功能的確是比較受限的，所以如果大家對「便於人民參與的國會」的部分沒有意見的話，我們剛剛是說要直接把它放到這一組，因為其實包括多語言的這一個需求，可能也是要放在這一組裡面，因為有滿多人的建議，關於多語言的這個建議要放在哪一組，我想放在這邊由國會頻道2.0優化來做應該可以，但是我覺得因為網站它的功能是會在這幾個不一樣的小組裡面都牽涉到，所以我個人並不太贊成說就直接由某一個小組寫說國會網站的優化，那其實它可能會分布在三、四、五、六組，說不定好幾組都有可能會牽涉到網站，所以這個裡面的原則，它最後落實在網站裡面是怎麼樣去處理，我覺得是後來的事了，就不要有一個小組專門寫網站優化一案。</text:p>
        <text:p text:style-name="P431"><text:span text:style-name="T432">簡信昌：</text:span>但你剛剛的意見應該是下禮拜每組把不管是這個表格，就是在action item出來之後，應該是會重新做grouping，所以……</text:p>
        <text:p text:style-name="P433"><text:span text:style-name="T434">主席：</text:span>好，說不定最後會整合成一個網站要怎麼樣，對！但那是之後的事了，所以我們今天只要assign國會頻道優化放到便於人民參與的國會頻道，但是國會網站這件事，等到我們整理了目前的分組之後，再來決定有沒有新的grouping。好，所以回到我們本來在討論，就是我想因為9月底要產出的，就要有一個制式的，大家同樣的一種wording的一個範本，所以這是一個版本，剛剛周老師也有提出就是這個版本它本身它可能會比較費工的一些因素，那有沒有其他人覺得說還是可以用其他的表格，或是這個文書的呈現方式？如果沒有的話，可能就要拜託「便於取得利用的國會資訊」的組員們跟其他小組也確定一下，他們現在怎麼放，那就大家都可以一起用類似的方式放，這樣可以嗎？</text:p>
        <text:p text:style-name="P435"><text:span text:style-name="T436">于顥：</text:span>我覺得組長應該要發揮功能，我講老實話，然後我覺得因為時間超過有點多，所以我建議我們要趕快來討論一下後續的時程，這個時程的部分，之前籌備會討論的結果，我已經有放在Slack上面，就有一個重要時程規劃，現在我們已經走到第一輪第一次分組後回報是9月14日，我們後面其實還有原本我們定的，如果是隔週開會的話，只剩下3次會議，對！那剛剛因為宜秀已經有提到說，後面我們是不是要針對每一組我們都開一次會，我先提我的建議是我覺得不用統統拉到大會來討論，但是各組如果有需求，尤其是要跟行政單位這邊有溝通跟討論的時候，可不可以請組長都主動跟工作小組來提需求，你們不用細節到提說你們要找哪一個局處，因為maybe不是大家都那麼清楚，但是可以提說或甚至是兩組一起，比如說第二組跟第四組，他們認為說兩邊的東西很重複，想要一起來針對兩個東西做討論，邀約行政單位的話，是不是可以請大家主動跟工作小組提出，然後我們來協調時間來安排。對！這個洪顧問他自己是有承諾說可以來做這件事情，所以我先跟大家講一下，那我是建議不要再調整大會的時間。</text:p>
        <text:p text:style-name="P437"><text:span text:style-name="T438">主席：</text:span>就是說我們現在直接約下一次大會，那這一次中間每個小組自己要約時間，也要請相關局處來的話，就在工作小組裡面提出，以及也讓其他可能有相關的小組知道你們開會時間，那要一起討論的，大家就一起約嘛！是這樣？</text:p>
        <text:p text:style-name="P439"><text:span text:style-name="T440">于顥：</text:span>就是組長之間，如果有認為彼此的項目有重複，或是想要討論的話，其實組跟組之間，其實應該是可以彈性來約，我覺得不一定要拉到大會來做這樣的討論。</text:p>
        <text:p text:style-name="P441"><text:span text:style-name="T442">侯宜秀：</text:span>我同意剛剛于顥說的接下來分組討論的過程，那我想提的是，接下來一次的大會，我會建議比較用uncomp的方式排，就是可能有五、六個角落，然後就是每個主題一個角落，那我們就比較容易去做grouping的動作，因為我覺得我們這樣坐著，要一個一個討論，其實我覺得還滿複雜，應該大家可以起來走走，所以是不是討論一下下次大會的形式，有可能不是這個形式，而比較是比較合宜的分組方式去做。</text:p>
        <text:p text:style-name="P443"><text:span text:style-name="T444">主席：</text:span>紀錄怎麼寫？</text:p>
        <text:p text:style-name="P445"><text:span text:style-name="T446">侯宜秀：</text:span>最後還是有結論，就是每一主題都有負責的人，不過大家有點跑圈，比如我們有一張一張的題目，到時候每一組已經有5或6個action item，大家可以各自去看，看完之後有意見就直接寫上去，並彙整起來再做結論。</text:p>
        <text:p text:style-name="P447"><text:span text:style-name="T448">于顥：</text:span>我覺得這不適合大會，如果有兩三個小組自己約這樣做是OK的。由於大會上的各組之間還要確認，比如分類方式有沒有問題，我們也要針對整個開放國會行動方案的架構去做討論。</text:p>
        <text:p text:style-name="P449"><text:span text:style-name="T450">主席：</text:span>現在我們應該是希望來到這邊的就是接近大家可以討論及確認的事了。</text:p>
        <text:p text:style-name="P451"><text:span text:style-name="T452">侯宜秀：</text:span>如果要重新分類的話，那grouping的事要在什麼時間點呢？</text:p>
        <text:p text:style-name="P453"><text:span text:style-name="T454">主席：</text:span>可能會是相類似小組提出要討論grouping的問題，屆時大會再來討論，但是應該在前面由第二跟第四，也就是比較接近的小組，組長在事前就有先討論，如我們幾個討論的會議有沒有要一起開，或是認為我們這幾個與你們是同一件事。</text:p>
        <text:p text:style-name="P455"><text:span text:style-name="T456">曾柏瑜：</text:span>剛才我的提議只是想將action item列出來，之後可以針對每個action item，就不用再分第一、二、三、四組了。大家針對每個action item去做分組及重新group，這是我的提議。當然這也會有組長等，大家再針對這些去重新討論。原本我想像的grouping是會在大會上發生，我覺得讓現在有的小組譬如說讓第二、四組或第一、三組自己去協調，還是會有一點難去討論整個架構。</text:p>
        <text:p text:style-name="P457"><text:span text:style-name="T458">吳銘軒：</text:span>對不起，如果讓各組去協調的話，這很難耶！因為自己的一組要約起來都很難了，還要這一組去跟另一組協調是不是要合併！我建議是不是有一個人願意承擔，他自己去將五組先做完一輪，看那些是相近的先group出來就好了，不要讓grouping或merge的事情要組跟組之間去討論，因為組長最後會說他不能決定這一組的人是不是都覺得要group。</text:p>
        <text:p text:style-name="P459"><text:span text:style-name="T460">主席：</text:span>現在有幾個層次的問題接著要處理，我們先約下一次的時間，將大家的時間約出來，等一下再來分在下一次開會之前會發生哪些事，原本是說哪一天？</text:p>
        <text:p text:style-name="P461"><text:span text:style-name="T462">王向榮：</text:span>28日。</text:p>
        <text:p text:style-name="P463"><text:span text:style-name="T464">主席：</text:span>那就定在28日好不好？我們應該開議了，不過通常我在10點就已經質詢完了。那我們就一樣定在9月28日的10點。</text:p>
        <text:p text:style-name="P465"><text:span text:style-name="T466">于顥：</text:span>佩蔚是不是不行？</text:p>
        <text:p text:style-name="P467"><text:span text:style-name="T468">主席：</text:span>他每個禮拜的這個時間都不行嗎？那改為週二好不好？</text:p>
        <text:p text:style-name="P469"><text:span text:style-name="T470">吳處長慧玲：</text:span>如果是星期二的話，議事處、公報處因院會就比較沒有辦法，星期三呢？</text:p>
        <text:p text:style-name="P471"><text:span text:style-name="T472">主席：</text:span>好，那就9月30日的10點。</text:p>
        <text:p text:style-name="P473"><text:span text:style-name="T474">吳銘軒：</text:span>就是在那一天公布嗎？</text:p>
        <text:p text:style-name="P475"><text:span text:style-name="T476">主席：</text:span>是那一天要公布？</text:p>
        <text:p text:style-name="P477"><text:span text:style-name="T478">吳銘軒：</text:span>對。</text:p>
        <text:p text:style-name="P479"><text:span text:style-name="T480">主席：</text:span>我們的時間是這樣寫的。</text:p>
        <text:p text:style-name="P481"><text:span text:style-name="T482">吳銘軒：</text:span>那就是在那一天要做完。</text:p>
        <text:p text:style-name="P483"><text:span text:style-name="T484">主席：</text:span>好，就把它做完公布。</text:p>
        <text:p text:style-name="P485"><text:span text:style-name="T486">于顥：</text:span>我覺得這太不實際了，怎麼可能呢？</text:p>
        <text:p text:style-name="P487"><text:span text:style-name="T488">主席：</text:span>如果週二下午兩點呢？我們這裡是禮拜二整天都不行，對不對？</text:p>
        <text:p text:style-name="P489"><text:span text:style-name="T490">吳處長慧玲：</text:span>開院會的時候，議事處長和公報處長都不能親自來參加。</text:p>
        <text:p text:style-name="P491"><text:span text:style-name="T492">主席：</text:span>如果週一下午，佩蔚可以嗎？他是週一上午都……</text:p>
        <text:p text:style-name="P493"><text:span text:style-name="T494">于顥：</text:span>我覺得就是一個誠意啦！我們討論一下，但還是以大家都可以的時間……</text:p>
        <text:p text:style-name="P495"><text:span text:style-name="T496">主席：</text:span>他在高雄，我們可以開那個……</text:p>
        <text:p text:style-name="P497"><text:span text:style-name="T498">于顥</text:span>：但還是儘量以越多人可以為主。</text:p>
        <text:p text:style-name="P499"><text:span text:style-name="T500">主席：</text:span>對啊！就一樣禮拜一10點，然後我們就開線上給他，ok？那就這樣子。</text:p>
        <text:p text:style-name="P501">然後我們在這兩個禮拜要做的第一件事情是原本的組別照剛才那個表格把它都謄上去，這是第一件事對不對？第二件事就是因為我們9月30日就要公布，但是剛剛阿端在說的9月30日要出現的應該是包括從前面到發生這一個action plan有哪一些、我們做了多少事？這個部分其實我們議事處的同仁、秘書處的同仁都已經有整理了，理論上那一份東西應該就會是我們做了多少努力，以及哪些東西我們為什麼沒有放進去的原因，那這個是不是其實應該在28日到30日這幾天就可以寫對不對？所以這個都不是在這兩個禮拜要發生的。我們這兩個禮拜要發生的就是只有針對action plan，如果是這樣的話，就是我們現在只要決定那個grouping的事情是要發生在這兩個禮拜呢？還是要在28日那天的大會？剛才阿Fi跟阿端還有侯律師宜秀說的就是希望我們在當天再grouping，也就是說所有的action plan每一個item都是在這兩個禮拜出來，但是就沒有再分組了，到28日那天拿出來，我們重新去瀏覽它可能是長怎麼樣的組、重新整理，是不是這樣？</text:p>
        <text:p text:style-name="P502"><text:span text:style-name="T503">吳銘軒</text:span>：我是覺得根本事前就grouping完了。</text:p>
        <text:p text:style-name="P504"><text:span text:style-name="T505">主席：</text:span>對對對，宜秀跟阿Fi是這樣子的概念，阿端的意思是，這中間發生兩件事，第一個就是原本的小組把自己的各個項目都照剛才那個表格謄好了以後，有一個工作小組花時間把這些全部瀏覽一次，它可能會長怎樣的grouping，然後到28日那天再來確定，這是阿端的版本。</text:p>
        <text:p text:style-name="P506"><text:span text:style-name="T507">耿璐：</text:span>因為grouping比較花時間，我是在想說因為28日是正式的大會，還是如果趕一點就是比如說下禮拜一有一個會前會，然後現場grouping，然後確定比較完整的action item，然後在大會的時候確認這些action item是不是還有要變更，然後根據這些action item再去分組，寫比較完整的細項這樣子。就是比如下禮拜一大家就在現場，如果下禮拜一有一個會前會，或許就可以照侯律師這邊講的，就是一個比較彈性的方式，就是比較像工作坊，就是我們這禮拜先把它謄進那個表格，然後下禮拜會前會就可以把它grouping完。</text:p>
        <text:p text:style-name="P508"><text:span text:style-name="T509">主席：</text:span>但是如果說我們都已經分好了，就是事前我們已經做了一些作業，然後下個禮拜就已經確定這些item都是可以用的，我其實對於grouping會不會有這麼複雜的過程，因為我覺得分類大概就是幾種嘛！就是它會不會有一個這麼複雜的過程需要分組來處理。</text:p>
        <text:p text:style-name="P510"><text:span text:style-name="T511">曾柏瑜：</text:span>我覺得grouping最大的原因其實是因為剛剛你講到很多，比如像關鍵字、國會頻道，而這些東西都很難被歸類到組裡面，所以原本我想像grouping的概念是我們把這些東西做出來之後，然後大家可以重新分組討論，所以這樣就不會侷限在我是第幾組，我就不會侷限在我是第幾組，我就會針對國會頻道，那我覺得這很重要，所以我就去這一組。</text:p>
        <text:p text:style-name="P512">吳銘軒：就是說如果要分回這五組的框架的話，才會有說我不知道這個到底算是哪一個，因為它好像又橫跨教育又橫跨資訊又橫跨參與，那所以我才會說我們就不管這五組，我就先來group現在有的東西是長怎樣，然後最後變成一件事、一件事、一件事，我們28日就是可能有八、九件事，然後我們再看這八、九件事有哪些是ready open這樣子。</text:p>
        <text:p text:style-name="P513"><text:span text:style-name="T514">侯宜秀：</text:span>所以你的意思是不要原來這個架構了嗎？</text:p>
        <text:p text:style-name="P515"><text:span text:style-name="T516">于顥：</text:span>現在已經進行到架構的部分了，我們要拋棄原本的行動方案架構嗎？</text:p>
        <text:p text:style-name="P517"><text:span text:style-name="T518">吳銘軒</text:span>：但是問題……</text:p>
        <text:p text:style-name="P519"><text:span text:style-name="T520">侯宜秀</text:span>：如果哪一組都可以，其實你就每一組都寫，也不會怎樣。</text:p>
        <text:p text:style-name="P521"><text:span text:style-name="T522">吳銘軒</text:span>：或者說這個表格的組別不是組別，對，你有五個，然後這五個組別中，你這件事情是涉及哪幾個，就把它勾起來就好，我們就可以解決這件我們這個到底要放到哪裡去的問題。</text:p>
        <text:p text:style-name="P523"><text:span text:style-name="T524">侯宜秀</text:span>：我覺得這個分組其實不是真的切分組，而比較是關鍵字的概念，就是跟參與然後跟開放資料或數位化有關。</text:p>
        <text:p text:style-name="P525"><text:span text:style-name="T526">主席：</text:span>沒關係，因為我們現在已經超過滿多的時間，我覺得比較簡單的方式應該是，因為我們接著還有14天，就是兩個禮拜，每一組完成的時間，我們就抓個10天，然後讓工作小組再用3天的時間梳理一下，然後在開會當天去確認它應該要長什麼樣，那個grouping應該要長什麼樣，好不好？那我們在開會當天的時候，反正就匡一段時間是grouping，但是在這個時間裡面，反正我們就在Slack上面討論一下看看那一天要怎麼作業會是比較方便的就好，反正這邊也是很好處理。所以我們就抓一個時間，定在23日好不好？在9月23日之前，每個現在的小組都以現在這個表格把它謄好，然後在本來的工作小組裡面就把它梳理一下，在26日（禮拜六）以前把它丟出來。</text:p>
        <text:p text:style-name="P527"><text:span text:style-name="T528">吳銘軒</text:span>：再補充一件事，周老師剛才先離開了，但周老師有提到，或者像Lulu也有提到，他覺得這裡面有很多事情可能不會做嘛，對不對？或者是覺得可能做起來實在太困難了，所以，我想要稍微提醒一下，就是針對某些事情有這樣意見者，現在就應該要開始去想，你覺得哪些不會做了，然後下一次我們全部再聚在一起的時候，這些意見就應該要直接被提出來說我覺得這一個action item可能是在短期內做不到的</text:p>
        <text:p text:style-name="P529"><text:span text:style-name="T530">主席：</text:span>就直接……</text:p>
        <text:p text:style-name="P531"><text:span text:style-name="T532">吳銘軒</text:span>：因為我們不可能9月30日公布了一些，然後在9月30日之後就說這些我們做不到、我們要拿掉之類的，我們到時候公布的應該就是因為我們第一輪已經覺得ok，這些可能是比較可行的。</text:p>
        <text:p text:style-name="P533"><text:span text:style-name="T534">主席：</text:span>是，就是每一個小組要約各個局處的話，應該是要在這兩個禮拜以內……</text:p>
        <text:p text:style-name="P535"><text:span text:style-name="T536">侯宜秀</text:span>：我覺得開會前大家就要先把草稿提出來，可以comment的就儘量直接先comment。</text:p>
        <text:p text:style-name="P537"><text:span text:style-name="T538">主席：</text:span>對，OK，那就這樣子，謝謝大家。</text:p>
        <text:p text:style-name="P539"><text:span text:style-name="T540">王向榮</text:span>：表格部分，剛才阿端有提到要增加標題的部分，需不需要？另外要不要增加一個來源的部分，即到底是誰的意見，是來自於民間還是來自哪裡？</text:p>
        <text:p text:style-name="P541"><text:span text:style-name="T542">主席：</text:span>好。</text:p>
        <text:p text:style-name="內文"><text:span text:style-name="T543">散會</text:span>（12時35分）</text:p>
        <text:p text:style-name="圖片內文"/>
        <text:p text:style-name="P54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23號</meta:initial-creator>
    <dc:creator>Windows 使用者</dc:creator>
    <meta:creation-date>2022-03-25T09:00:00Z</meta:creation-date>
    <dc:date>2022-03-25T09:00:00Z</dc:date>
    <meta:print-date>1601-01-01T00:00:00Z</meta:print-date>
    <meta:template xlink:href="LCEWB01" xlink:type="simple"/>
    <meta:editing-cycles>2</meta:editing-cycles>
    <meta:editing-duration>PT0S</meta:editing-duration>
    <meta:document-statistic meta:page-count="2" meta:paragraph-count="74" meta:word-count="5591" meta:character-count="37389" meta:row-count="265" meta:non-whitespace-character-count="31872"/>
  </office:meta>
</office:document-meta>
</file>